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9493in"/>
    </style:style>
    <style:style style:name="Table1.B" style:family="table-column">
      <style:table-column-properties style:column-width="1.5896in"/>
    </style:style>
    <style:style style:name="Table1.C" style:family="table-column">
      <style:table-column-properties style:column-width="1.4799in"/>
    </style:style>
    <style:style style:name="Table1.D" style:family="table-column">
      <style:table-column-properties style:column-width="1.4806in"/>
    </style:style>
    <style:style style:name="Table1.1" style:family="table-row">
      <style:table-row-properties style:min-row-height="0.5556in" fo:keep-together="auto"/>
    </style:style>
    <style:style style:name="Table1.A1" style:family="table-cell">
      <style:table-cell-properties style:vertical-align="" fo:padding="0.0694in" fo:border="none"/>
    </style:style>
    <style:style style:name="Table1.2" style:family="table-row">
      <style:table-row-properties style:min-row-height="0.3889in" fo:keep-together="auto"/>
    </style:style>
    <style:style style:name="Table1.7" style:family="table-row">
      <style:table-row-properties style:min-row-height="0.5868in"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1.6299in"/>
    </style:style>
    <style:style style:name="Table2.B" style:family="table-column">
      <style:table-column-properties style:column-width="1.1729in"/>
    </style:style>
    <style:style style:name="Table2.C" style:family="table-column">
      <style:table-column-properties style:column-width="0.9181in"/>
    </style:style>
    <style:style style:name="Table2.D" style:family="table-column">
      <style:table-column-properties style:column-width="2.7785in"/>
    </style:style>
    <style:style style:name="Table2.1" style:family="table-row">
      <style:table-row-properties style:min-row-height="0.3576in" fo:keep-together="auto"/>
    </style:style>
    <style:style style:name="Table2.A1" style:family="table-cell">
      <style:table-cell-properties style:vertical-align="" fo:padding="0.0694in" fo:border="none"/>
    </style:style>
    <style:style style:name="Table3" style:family="table">
      <style:table-properties style:width="4.4097in" fo:margin-left="0in" fo:margin-top="0in" fo:margin-bottom="0in" table:align="left"/>
    </style:style>
    <style:style style:name="Table3.A" style:family="table-column">
      <style:table-column-properties style:column-width="0.8889in"/>
    </style:style>
    <style:style style:name="Table3.B" style:family="table-column">
      <style:table-column-properties style:column-width="1.1597in"/>
    </style:style>
    <style:style style:name="Table3.C" style:family="table-column">
      <style:table-column-properties style:column-width="0.8681in"/>
    </style:style>
    <style:style style:name="Table3.D" style:family="table-column">
      <style:table-column-properties style:column-width="1.4924in"/>
    </style:style>
    <style:style style:name="Table3.1" style:family="table-row">
      <style:table-row-properties style:min-row-height="0.3576in" fo:keep-together="auto"/>
    </style:style>
    <style:style style:name="Table3.A1" style:family="table-cell">
      <style:table-cell-properties style:vertical-align="" fo:padding="0.0694in" fo:border="none"/>
    </style:style>
    <style:style style:name="Table4" style:family="table">
      <style:table-properties style:width="4.9167in" fo:margin-left="0in" fo:margin-top="0in" fo:margin-bottom="0in" table:align="left"/>
    </style:style>
    <style:style style:name="Table4.A" style:family="table-column">
      <style:table-column-properties style:column-width="2.4715in"/>
    </style:style>
    <style:style style:name="Table4.B" style:family="table-column">
      <style:table-column-properties style:column-width="1.4201in"/>
    </style:style>
    <style:style style:name="Table4.C" style:family="table-column">
      <style:table-column-properties style:column-width="1.025in"/>
    </style:style>
    <style:style style:name="Table4.1" style:family="table-row">
      <style:table-row-properties style:min-row-height="0.3576in" fo:keep-together="auto"/>
    </style:style>
    <style:style style:name="Table4.A1" style:family="table-cell">
      <style:table-cell-properties style:vertical-align="" fo:padding="0.0694in" fo:border="none"/>
    </style:style>
    <style:style style:name="Table5" style:family="table">
      <style:table-properties style:width="6.5in" fo:margin-left="0in" fo:margin-top="0in" fo:margin-bottom="0in" table:align="left"/>
    </style:style>
    <style:style style:name="Table5.A" style:family="table-column">
      <style:table-column-properties style:column-width="1.3701in"/>
    </style:style>
    <style:style style:name="Table5.B" style:family="table-column">
      <style:table-column-properties style:column-width="1.7549in"/>
    </style:style>
    <style:style style:name="Table5.C" style:family="table-column">
      <style:table-column-properties style:column-width="3.375in"/>
    </style:style>
    <style:style style:name="Table5.1" style:family="table-row">
      <style:table-row-properties style:min-row-height="0.3576in" fo:keep-together="auto"/>
    </style:style>
    <style:style style:name="Table5.A1" style:family="table-cell">
      <style:table-cell-properties style:vertical-align="" fo:padding="0.0694in" fo:border="none"/>
    </style:style>
    <style:style style:name="Table5.3" style:family="table-row">
      <style:table-row-properties style:min-row-height="0.5556in" fo:keep-together="auto"/>
    </style:style>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fo:text-align="center" style:justify-single-word="false"/>
    </style:style>
    <style:style style:name="P3" style:family="paragraph" style:parent-style-name="Standard">
      <style:paragraph-properties fo:margin-top="0.1665in" fo:margin-bottom="0.1665in" loext:contextual-spacing="false" fo:line-height="100%"/>
      <style:text-properties fo:font-weight="bold" style:font-weight-asian="bold" style:font-weight-complex="bold"/>
    </style:style>
    <style:style style:name="P4" style:family="paragraph" style:parent-style-name="Standard" style:master-page-name="Standard">
      <style:paragraph-properties fo:margin-top="0.1665in" fo:margin-bottom="0.1665in" loext:contextual-spacing="false" fo:line-height="100%" style:page-number="1"/>
    </style:style>
    <style:style style:name="P5" style:family="paragraph" style:parent-style-name="Standard" style:list-style-name="WWNum114">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34">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91">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18">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84">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36">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33">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79">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06">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66">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62">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55">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94">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78">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59">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107">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08">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93">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110">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54">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60">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143">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74">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124">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137">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88">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48">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45">
      <style:paragraph-properties fo:margin-left="0.5in" fo:margin-right="0in" fo:margin-top="0.1665in" fo:margin-bottom="0in" loext:contextual-spacing="false" fo:line-height="100%" fo:text-indent="-0.25in" style:auto-text-indent="false"/>
    </style:style>
    <style:style style:name="P43" style:family="paragraph" style:parent-style-name="Standard" style:list-style-name="WWNum58">
      <style:paragraph-properties fo:margin-left="0.5in" fo:margin-right="0in" fo:margin-top="0.1665in" fo:margin-bottom="0in" loext:contextual-spacing="false" fo:line-height="100%" fo:text-indent="-0.25in" style:auto-text-indent="false"/>
    </style:style>
    <style:style style:name="P44" style:family="paragraph" style:parent-style-name="Standard" style:list-style-name="WWNum87">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76">
      <style:paragraph-properties fo:margin-left="0.5in" fo:margin-right="0in" fo:margin-top="0.1665in" fo:margin-bottom="0in" loext:contextual-spacing="false" fo:line-height="100%" fo:text-indent="-0.25in" style:auto-text-indent="false"/>
    </style:style>
    <style:style style:name="P46"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47" style:family="paragraph" style:parent-style-name="Standard" style:list-style-name="WWNum140">
      <style:paragraph-properties fo:margin-left="0.5in" fo:margin-right="0in" fo:margin-top="0.1665in" fo:margin-bottom="0in" loext:contextual-spacing="false" fo:line-height="100%" fo:text-indent="-0.25in" style:auto-text-indent="false"/>
    </style:style>
    <style:style style:name="P48" style:family="paragraph" style:parent-style-name="Standard" style:list-style-name="WWNum65">
      <style:paragraph-properties fo:margin-left="0.5in" fo:margin-right="0in" fo:margin-top="0.1665in" fo:margin-bottom="0in" loext:contextual-spacing="false" fo:line-height="100%" fo:text-indent="-0.25in" style:auto-text-indent="false"/>
    </style:style>
    <style:style style:name="P49" style:family="paragraph" style:parent-style-name="Standard" style:list-style-name="WWNum90">
      <style:paragraph-properties fo:margin-left="0.5in" fo:margin-right="0in" fo:margin-top="0.1665in" fo:margin-bottom="0in" loext:contextual-spacing="false" fo:line-height="100%" fo:text-indent="-0.25in" style:auto-text-indent="false"/>
    </style:style>
    <style:style style:name="P50"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51" style:family="paragraph" style:parent-style-name="Standard" style:list-style-name="WWNum56">
      <style:paragraph-properties fo:margin-left="0.5in" fo:margin-right="0in" fo:margin-top="0.1665in" fo:margin-bottom="0in" loext:contextual-spacing="false" fo:line-height="100%" fo:text-indent="-0.25in" style:auto-text-indent="false"/>
    </style:style>
    <style:style style:name="P52" style:family="paragraph" style:parent-style-name="Standard" style:list-style-name="WWNum130">
      <style:paragraph-properties fo:margin-left="0.5in" fo:margin-right="0in" fo:margin-top="0.1665in" fo:margin-bottom="0in" loext:contextual-spacing="false" fo:line-height="100%" fo:text-indent="-0.25in" style:auto-text-indent="false"/>
    </style:style>
    <style:style style:name="P53" style:family="paragraph" style:parent-style-name="Standard" style:list-style-name="WWNum61">
      <style:paragraph-properties fo:margin-left="0.5in" fo:margin-right="0in" fo:margin-top="0.1665in" fo:margin-bottom="0in" loext:contextual-spacing="false" fo:line-height="100%" fo:text-indent="-0.25in" style:auto-text-indent="false"/>
    </style:style>
    <style:style style:name="P54" style:family="paragraph" style:parent-style-name="Standard" style:list-style-name="WWNum112">
      <style:paragraph-properties fo:margin-left="0.5in" fo:margin-right="0in" fo:margin-top="0.1665in" fo:margin-bottom="0in" loext:contextual-spacing="false" fo:line-height="100%" fo:text-indent="-0.25in" style:auto-text-indent="false"/>
    </style:style>
    <style:style style:name="P55"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56" style:family="paragraph" style:parent-style-name="Standard" style:list-style-name="WWNum44">
      <style:paragraph-properties fo:margin-left="0.5in" fo:margin-right="0in" fo:margin-top="0.1665in" fo:margin-bottom="0in" loext:contextual-spacing="false" fo:line-height="100%" fo:text-indent="-0.25in" style:auto-text-indent="false"/>
    </style:style>
    <style:style style:name="P57" style:family="paragraph" style:parent-style-name="Standard" style:list-style-name="WWNum109">
      <style:paragraph-properties fo:margin-left="0.5in" fo:margin-right="0in" fo:margin-top="0.1665in" fo:margin-bottom="0in" loext:contextual-spacing="false" fo:line-height="100%" fo:text-indent="-0.25in" style:auto-text-indent="false"/>
    </style:style>
    <style:style style:name="P58" style:family="paragraph" style:parent-style-name="Standard" style:list-style-name="WWNum70">
      <style:paragraph-properties fo:margin-left="0.5in" fo:margin-right="0in" fo:margin-top="0.1665in" fo:margin-bottom="0in" loext:contextual-spacing="false" fo:line-height="100%" fo:text-indent="-0.25in" style:auto-text-indent="false"/>
    </style:style>
    <style:style style:name="P59"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60" style:family="paragraph" style:parent-style-name="Standard" style:list-style-name="WWNum120">
      <style:paragraph-properties fo:margin-left="0.5in" fo:margin-right="0in" fo:margin-top="0.1665in" fo:margin-bottom="0in" loext:contextual-spacing="false" fo:line-height="100%" fo:text-indent="-0.25in" style:auto-text-indent="false"/>
    </style:style>
    <style:style style:name="P61" style:family="paragraph" style:parent-style-name="Standard" style:list-style-name="WWNum96">
      <style:paragraph-properties fo:margin-left="0.5in" fo:margin-right="0in" fo:margin-top="0.1665in" fo:margin-bottom="0in" loext:contextual-spacing="false" fo:line-height="100%" fo:text-indent="-0.25in" style:auto-text-indent="false"/>
    </style:style>
    <style:style style:name="P62" style:family="paragraph" style:parent-style-name="Standard" style:list-style-name="WWNum100">
      <style:paragraph-properties fo:margin-left="0.5in" fo:margin-right="0in" fo:margin-top="0.1665in" fo:margin-bottom="0in" loext:contextual-spacing="false" fo:line-height="100%" fo:text-indent="-0.25in" style:auto-text-indent="false"/>
    </style:style>
    <style:style style:name="P63" style:family="paragraph" style:parent-style-name="Standard" style:list-style-name="WWNum101">
      <style:paragraph-properties fo:margin-left="0.5in" fo:margin-right="0in" fo:margin-top="0.1665in" fo:margin-bottom="0in" loext:contextual-spacing="false" fo:line-height="100%" fo:text-indent="-0.25in" style:auto-text-indent="false"/>
    </style:style>
    <style:style style:name="P64" style:family="paragraph" style:parent-style-name="Standard" style:list-style-name="WWNum111">
      <style:paragraph-properties fo:margin-left="0.5in" fo:margin-right="0in" fo:margin-top="0.1665in" fo:margin-bottom="0in" loext:contextual-spacing="false" fo:line-height="100%" fo:text-indent="-0.25in" style:auto-text-indent="false"/>
    </style:style>
    <style:style style:name="P65" style:family="paragraph" style:parent-style-name="Standard" style:list-style-name="WWNum50">
      <style:paragraph-properties fo:margin-left="0.5in" fo:margin-right="0in" fo:margin-top="0.1665in" fo:margin-bottom="0in" loext:contextual-spacing="false" fo:line-height="100%" fo:text-indent="-0.25in" style:auto-text-indent="false"/>
    </style:style>
    <style:style style:name="P66" style:family="paragraph" style:parent-style-name="Standard" style:list-style-name="WWNum57">
      <style:paragraph-properties fo:margin-left="0.5in" fo:margin-right="0in" fo:margin-top="0.1665in" fo:margin-bottom="0in" loext:contextual-spacing="false" fo:line-height="100%" fo:text-indent="-0.25in" style:auto-text-indent="false"/>
    </style:style>
    <style:style style:name="P67" style:family="paragraph" style:parent-style-name="Standard" style:list-style-name="WWNum141">
      <style:paragraph-properties fo:margin-left="0.5in" fo:margin-right="0in" fo:margin-top="0.1665in" fo:margin-bottom="0in" loext:contextual-spacing="false" fo:line-height="100%" fo:text-indent="-0.25in" style:auto-text-indent="false"/>
    </style:style>
    <style:style style:name="P68" style:family="paragraph" style:parent-style-name="Standard" style:list-style-name="WWNum115">
      <style:paragraph-properties fo:margin-left="0.5in" fo:margin-right="0in" fo:margin-top="0.1665in" fo:margin-bottom="0in" loext:contextual-spacing="false" fo:line-height="100%" fo:text-indent="-0.25in" style:auto-text-indent="false"/>
    </style:style>
    <style:style style:name="P69"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70" style:family="paragraph" style:parent-style-name="Standard" style:list-style-name="WWNum72">
      <style:paragraph-properties fo:margin-left="0.5in" fo:margin-right="0in" fo:margin-top="0.1665in" fo:margin-bottom="0in" loext:contextual-spacing="false" fo:line-height="100%" fo:text-indent="-0.25in" style:auto-text-indent="false"/>
    </style:style>
    <style:style style:name="P71" style:family="paragraph" style:parent-style-name="Standard" style:list-style-name="WWNum103">
      <style:paragraph-properties fo:margin-left="0.5in" fo:margin-right="0in" fo:margin-top="0.1665in" fo:margin-bottom="0in" loext:contextual-spacing="false" fo:line-height="100%" fo:text-indent="-0.25in" style:auto-text-indent="false"/>
    </style:style>
    <style:style style:name="P72"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73" style:family="paragraph" style:parent-style-name="Standard" style:list-style-name="WWNum105">
      <style:paragraph-properties fo:margin-left="0.5in" fo:margin-right="0in" fo:margin-top="0.1665in" fo:margin-bottom="0in" loext:contextual-spacing="false" fo:line-height="100%" fo:text-indent="-0.25in" style:auto-text-indent="false"/>
    </style:style>
    <style:style style:name="P74" style:family="paragraph" style:parent-style-name="Standard" style:list-style-name="WWNum132">
      <style:paragraph-properties fo:margin-left="0.5in" fo:margin-right="0in" fo:margin-top="0.1665in" fo:margin-bottom="0in" loext:contextual-spacing="false" fo:line-height="100%" fo:text-indent="-0.25in" style:auto-text-indent="false"/>
    </style:style>
    <style:style style:name="P75"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76" style:family="paragraph" style:parent-style-name="Standard" style:list-style-name="WWNum86">
      <style:paragraph-properties fo:margin-left="0.5in" fo:margin-right="0in" fo:margin-top="0.1665in" fo:margin-bottom="0in" loext:contextual-spacing="false" fo:line-height="100%" fo:text-indent="-0.25in" style:auto-text-indent="false"/>
    </style:style>
    <style:style style:name="P77" style:family="paragraph" style:parent-style-name="Standard" style:list-style-name="WWNum53">
      <style:paragraph-properties fo:margin-left="0.5in" fo:margin-right="0in" fo:margin-top="0.1665in" fo:margin-bottom="0in" loext:contextual-spacing="false" fo:line-height="100%" fo:text-indent="-0.25in" style:auto-text-indent="false"/>
    </style:style>
    <style:style style:name="P78" style:family="paragraph" style:parent-style-name="Standard" style:list-style-name="WWNum89">
      <style:paragraph-properties fo:margin-left="0.5in" fo:margin-right="0in" fo:margin-top="0.1665in" fo:margin-bottom="0in" loext:contextual-spacing="false" fo:line-height="100%" fo:text-indent="-0.25in" style:auto-text-indent="false"/>
    </style:style>
    <style:style style:name="P79" style:family="paragraph" style:parent-style-name="Standard" style:list-style-name="WWNum138">
      <style:paragraph-properties fo:margin-left="0.5in" fo:margin-right="0in" fo:margin-top="0.1665in" fo:margin-bottom="0in" loext:contextual-spacing="false" fo:line-height="100%" fo:text-indent="-0.25in" style:auto-text-indent="false"/>
    </style:style>
    <style:style style:name="P80"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81" style:family="paragraph" style:parent-style-name="Standard" style:list-style-name="WWNum102">
      <style:paragraph-properties fo:margin-left="0.5in" fo:margin-right="0in" fo:margin-top="0.1665in" fo:margin-bottom="0in" loext:contextual-spacing="false" fo:line-height="100%" fo:text-indent="-0.25in" style:auto-text-indent="false"/>
    </style:style>
    <style:style style:name="P82" style:family="paragraph" style:parent-style-name="Standard" style:list-style-name="WWNum46">
      <style:paragraph-properties fo:margin-left="0.5in" fo:margin-right="0in" fo:margin-top="0.1665in" fo:margin-bottom="0in" loext:contextual-spacing="false" fo:line-height="100%" fo:text-indent="-0.25in" style:auto-text-indent="false"/>
    </style:style>
    <style:style style:name="P83" style:family="paragraph" style:parent-style-name="Standard" style:list-style-name="WWNum135">
      <style:paragraph-properties fo:margin-left="0.5in" fo:margin-right="0in" fo:margin-top="0.1665in" fo:margin-bottom="0in" loext:contextual-spacing="false" fo:line-height="100%" fo:text-indent="-0.25in" style:auto-text-indent="false"/>
    </style:style>
    <style:style style:name="P84" style:family="paragraph" style:parent-style-name="Standard" style:list-style-name="WWNum126">
      <style:paragraph-properties fo:margin-left="0.5in" fo:margin-right="0in" fo:margin-top="0.1665in" fo:margin-bottom="0in" loext:contextual-spacing="false" fo:line-height="100%" fo:text-indent="-0.25in" style:auto-text-indent="false"/>
    </style:style>
    <style:style style:name="P85" style:family="paragraph" style:parent-style-name="Standard" style:list-style-name="WWNum113">
      <style:paragraph-properties fo:margin-left="0.5in" fo:margin-right="0in" fo:margin-top="0.1665in" fo:margin-bottom="0in" loext:contextual-spacing="false" fo:line-height="100%" fo:text-indent="-0.25in" style:auto-text-indent="false"/>
    </style:style>
    <style:style style:name="P86" style:family="paragraph" style:parent-style-name="Standard" style:list-style-name="WWNum119">
      <style:paragraph-properties fo:margin-left="0.5in" fo:margin-right="0in" fo:margin-top="0.1665in" fo:margin-bottom="0in" loext:contextual-spacing="false" fo:line-height="100%" fo:text-indent="-0.25in" style:auto-text-indent="false"/>
    </style:style>
    <style:style style:name="P87"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88" style:family="paragraph" style:parent-style-name="Standard" style:list-style-name="WWNum39">
      <style:paragraph-properties fo:margin-left="0.5in" fo:margin-right="0in" fo:margin-top="0.1665in" fo:margin-bottom="0in" loext:contextual-spacing="false" fo:line-height="100%" fo:text-indent="-0.25in" style:auto-text-indent="false"/>
    </style:style>
    <style:style style:name="P89" style:family="paragraph" style:parent-style-name="Standard" style:list-style-name="WWNum30">
      <style:paragraph-properties fo:margin-left="0.5in" fo:margin-right="0in" fo:margin-top="0.1665in" fo:margin-bottom="0in" loext:contextual-spacing="false" fo:line-height="100%" fo:text-indent="-0.25in" style:auto-text-indent="false"/>
    </style:style>
    <style:style style:name="P90" style:family="paragraph" style:parent-style-name="Standard" style:list-style-name="WWNum81">
      <style:paragraph-properties fo:margin-left="0.5in" fo:margin-right="0in" fo:margin-top="0.1665in" fo:margin-bottom="0in" loext:contextual-spacing="false" fo:line-height="100%" fo:text-indent="-0.25in" style:auto-text-indent="false"/>
    </style:style>
    <style:style style:name="P91" style:family="paragraph" style:parent-style-name="Standard" style:list-style-name="WWNum122">
      <style:paragraph-properties fo:margin-left="0.5in" fo:margin-right="0in" fo:margin-top="0.1665in" fo:margin-bottom="0in" loext:contextual-spacing="false" fo:line-height="100%" fo:text-indent="-0.25in" style:auto-text-indent="false"/>
    </style:style>
    <style:style style:name="P92"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93" style:family="paragraph" style:parent-style-name="Standard" style:list-style-name="WWNum97">
      <style:paragraph-properties fo:margin-left="0.5in" fo:margin-right="0in" fo:margin-top="0.1665in" fo:margin-bottom="0in" loext:contextual-spacing="false" fo:line-height="100%" fo:text-indent="-0.25in" style:auto-text-indent="false"/>
    </style:style>
    <style:style style:name="P94"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95"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96"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97"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98" style:family="paragraph" style:parent-style-name="Standard" style:list-style-name="WWNum67">
      <style:paragraph-properties fo:margin-left="0.5in" fo:margin-right="0in" fo:margin-top="0.1665in" fo:margin-bottom="0in" loext:contextual-spacing="false" fo:line-height="100%" fo:text-indent="-0.25in" style:auto-text-indent="false"/>
    </style:style>
    <style:style style:name="P99" style:family="paragraph" style:parent-style-name="Standard" style:list-style-name="WWNum75">
      <style:paragraph-properties fo:margin-left="0.5in" fo:margin-right="0in" fo:margin-top="0.1665in" fo:margin-bottom="0in" loext:contextual-spacing="false" fo:line-height="100%" fo:text-indent="-0.25in" style:auto-text-indent="false"/>
    </style:style>
    <style:style style:name="P100" style:family="paragraph" style:parent-style-name="Standard" style:list-style-name="WWNum116">
      <style:paragraph-properties fo:margin-left="0.5in" fo:margin-right="0in" fo:margin-top="0.1665in" fo:margin-bottom="0in" loext:contextual-spacing="false" fo:line-height="100%" fo:text-indent="-0.25in" style:auto-text-indent="false"/>
    </style:style>
    <style:style style:name="P101" style:family="paragraph" style:parent-style-name="Standard" style:list-style-name="WWNum133">
      <style:paragraph-properties fo:margin-left="0.5in" fo:margin-right="0in" fo:margin-top="0.1665in" fo:margin-bottom="0in" loext:contextual-spacing="false" fo:line-height="100%" fo:text-indent="-0.25in" style:auto-text-indent="false"/>
    </style:style>
    <style:style style:name="P102" style:family="paragraph" style:parent-style-name="Standard" style:list-style-name="WWNum40">
      <style:paragraph-properties fo:margin-left="0.5in" fo:margin-right="0in" fo:margin-top="0.1665in" fo:margin-bottom="0in" loext:contextual-spacing="false" fo:line-height="100%" fo:text-indent="-0.25in" style:auto-text-indent="false"/>
    </style:style>
    <style:style style:name="P103" style:family="paragraph" style:parent-style-name="Standard" style:list-style-name="WWNum95">
      <style:paragraph-properties fo:margin-left="0.5in" fo:margin-right="0in" fo:margin-top="0.1665in" fo:margin-bottom="0in" loext:contextual-spacing="false" fo:line-height="100%" fo:text-indent="-0.25in" style:auto-text-indent="false"/>
    </style:style>
    <style:style style:name="P104"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05"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06" style:family="paragraph" style:parent-style-name="Standard" style:list-style-name="WWNum37">
      <style:paragraph-properties fo:margin-left="0.5in" fo:margin-right="0in" fo:margin-top="0.1665in" fo:margin-bottom="0in" loext:contextual-spacing="false" fo:line-height="100%" fo:text-indent="-0.25in" style:auto-text-indent="false"/>
    </style:style>
    <style:style style:name="P107"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108" style:family="paragraph" style:parent-style-name="Standard" style:list-style-name="WWNum80">
      <style:paragraph-properties fo:margin-left="0.5in" fo:margin-right="0in" fo:margin-top="0.1665in" fo:margin-bottom="0in" loext:contextual-spacing="false" fo:line-height="100%" fo:text-indent="-0.25in" style:auto-text-indent="false"/>
    </style:style>
    <style:style style:name="P109" style:family="paragraph" style:parent-style-name="Standard" style:list-style-name="WWNum127">
      <style:paragraph-properties fo:margin-left="0.5in" fo:margin-right="0in" fo:margin-top="0.1665in" fo:margin-bottom="0in" loext:contextual-spacing="false" fo:line-height="100%" fo:text-indent="-0.25in" style:auto-text-indent="false"/>
    </style:style>
    <style:style style:name="P110" style:family="paragraph" style:parent-style-name="Standard" style:list-style-name="WWNum92">
      <style:paragraph-properties fo:margin-left="0.5in" fo:margin-right="0in" fo:margin-top="0.1665in" fo:margin-bottom="0in" loext:contextual-spacing="false" fo:line-height="100%" fo:text-indent="-0.25in" style:auto-text-indent="false"/>
    </style:style>
    <style:style style:name="P111" style:family="paragraph" style:parent-style-name="Standard" style:list-style-name="WWNum63">
      <style:paragraph-properties fo:margin-left="0.5in" fo:margin-right="0in" fo:margin-top="0.1665in" fo:margin-bottom="0in" loext:contextual-spacing="false" fo:line-height="100%" fo:text-indent="-0.25in" style:auto-text-indent="false"/>
    </style:style>
    <style:style style:name="P112" style:family="paragraph" style:parent-style-name="Standard" style:list-style-name="WWNum73">
      <style:paragraph-properties fo:margin-left="0.5in" fo:margin-right="0in" fo:margin-top="0.1665in" fo:margin-bottom="0in" loext:contextual-spacing="false" fo:line-height="100%" fo:text-indent="-0.25in" style:auto-text-indent="false"/>
    </style:style>
    <style:style style:name="P113" style:family="paragraph" style:parent-style-name="Standard" style:list-style-name="WWNum139">
      <style:paragraph-properties fo:margin-left="0.5in" fo:margin-right="0in" fo:margin-top="0.1665in" fo:margin-bottom="0in" loext:contextual-spacing="false" fo:line-height="100%" fo:text-indent="-0.25in" style:auto-text-indent="false"/>
    </style:style>
    <style:style style:name="P114" style:family="paragraph" style:parent-style-name="Standard" style:list-style-name="WWNum142">
      <style:paragraph-properties fo:margin-left="0.5in" fo:margin-right="0in" fo:margin-top="0.1665in" fo:margin-bottom="0in" loext:contextual-spacing="false" fo:line-height="100%" fo:text-indent="-0.25in" style:auto-text-indent="false"/>
    </style:style>
    <style:style style:name="P115" style:family="paragraph" style:parent-style-name="Standard" style:list-style-name="WWNum85">
      <style:paragraph-properties fo:margin-left="0.5in" fo:margin-right="0in" fo:margin-top="0.1665in" fo:margin-bottom="0in" loext:contextual-spacing="false" fo:line-height="100%" fo:text-indent="-0.25in" style:auto-text-indent="false"/>
    </style:style>
    <style:style style:name="P116" style:family="paragraph" style:parent-style-name="Standard" style:list-style-name="WWNum128">
      <style:paragraph-properties fo:margin-left="0.5in" fo:margin-right="0in" fo:margin-top="0.1665in" fo:margin-bottom="0in" loext:contextual-spacing="false" fo:line-height="100%" fo:text-indent="-0.25in" style:auto-text-indent="false"/>
    </style:style>
    <style:style style:name="P117" style:family="paragraph" style:parent-style-name="Standard" style:list-style-name="WWNum31">
      <style:paragraph-properties fo:margin-left="0.5in" fo:margin-right="0in" fo:margin-top="0.1665in" fo:margin-bottom="0in" loext:contextual-spacing="false" fo:line-height="100%" fo:text-indent="-0.25in" style:auto-text-indent="false"/>
    </style:style>
    <style:style style:name="P118" style:family="paragraph" style:parent-style-name="Standard" style:list-style-name="WWNum117">
      <style:paragraph-properties fo:margin-left="0.5in" fo:margin-right="0in" fo:margin-top="0.1665in" fo:margin-bottom="0in" loext:contextual-spacing="false" fo:line-height="100%" fo:text-indent="-0.25in" style:auto-text-indent="false"/>
    </style:style>
    <style:style style:name="P119"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120" style:family="paragraph" style:parent-style-name="Standard" style:list-style-name="WWNum77">
      <style:paragraph-properties fo:margin-left="0.5in" fo:margin-right="0in" fo:margin-top="0.1665in" fo:margin-bottom="0in" loext:contextual-spacing="false" fo:line-height="100%" fo:text-indent="-0.25in" style:auto-text-indent="false"/>
    </style:style>
    <style:style style:name="P121" style:family="paragraph" style:parent-style-name="Standard" style:list-style-name="WWNum68">
      <style:paragraph-properties fo:margin-left="0.5in" fo:margin-right="0in" fo:margin-top="0.1665in" fo:margin-bottom="0in" loext:contextual-spacing="false" fo:line-height="100%" fo:text-indent="-0.25in" style:auto-text-indent="false"/>
    </style:style>
    <style:style style:name="P122" style:family="paragraph" style:parent-style-name="Standard" style:list-style-name="WWNum34">
      <style:paragraph-properties fo:margin-left="0.5in" fo:margin-right="0in" fo:margin-top="0.1665in" fo:margin-bottom="0in" loext:contextual-spacing="false" fo:line-height="100%" fo:text-indent="-0.25in" style:auto-text-indent="false"/>
    </style:style>
    <style:style style:name="P123" style:family="paragraph" style:parent-style-name="Standard" style:list-style-name="WWNum131">
      <style:paragraph-properties fo:margin-left="0.5in" fo:margin-right="0in" fo:margin-top="0.1665in" fo:margin-bottom="0in" loext:contextual-spacing="false" fo:line-height="100%" fo:text-indent="-0.25in" style:auto-text-indent="false"/>
    </style:style>
    <style:style style:name="P124" style:family="paragraph" style:parent-style-name="Standard" style:list-style-name="WWNum69">
      <style:paragraph-properties fo:margin-left="0.5in" fo:margin-right="0in" fo:margin-top="0.1665in" fo:margin-bottom="0in" loext:contextual-spacing="false" fo:line-height="100%" fo:text-indent="-0.25in" style:auto-text-indent="false"/>
    </style:style>
    <style:style style:name="P125" style:family="paragraph" style:parent-style-name="Standard" style:list-style-name="WWNum82">
      <style:paragraph-properties fo:margin-left="0.5in" fo:margin-right="0in" fo:margin-top="0.1665in" fo:margin-bottom="0in" loext:contextual-spacing="false" fo:line-height="100%" fo:text-indent="-0.25in" style:auto-text-indent="false"/>
    </style:style>
    <style:style style:name="P126" style:family="paragraph" style:parent-style-name="Standard" style:list-style-name="WWNum64">
      <style:paragraph-properties fo:margin-left="0.5in" fo:margin-right="0in" fo:margin-top="0.1665in" fo:margin-bottom="0in" loext:contextual-spacing="false" fo:line-height="100%" fo:text-indent="-0.25in" style:auto-text-indent="false"/>
    </style:style>
    <style:style style:name="P127" style:family="paragraph" style:parent-style-name="Standard" style:list-style-name="WWNum71">
      <style:paragraph-properties fo:margin-left="0.5in" fo:margin-right="0in" fo:margin-top="0.1665in" fo:margin-bottom="0in" loext:contextual-spacing="false" fo:line-height="100%" fo:text-indent="-0.25in" style:auto-text-indent="false"/>
    </style:style>
    <style:style style:name="P128" style:family="paragraph" style:parent-style-name="Standard" style:list-style-name="WWNum49">
      <style:paragraph-properties fo:margin-left="0.5in" fo:margin-right="0in" fo:margin-top="0.1665in" fo:margin-bottom="0in" loext:contextual-spacing="false" fo:line-height="100%" fo:text-indent="-0.25in" style:auto-text-indent="false"/>
    </style:style>
    <style:style style:name="P129" style:family="paragraph" style:parent-style-name="Standard" style:list-style-name="WWNum123">
      <style:paragraph-properties fo:margin-left="0.5in" fo:margin-right="0in" fo:margin-top="0.1665in" fo:margin-bottom="0in" loext:contextual-spacing="false" fo:line-height="100%" fo:text-indent="-0.25in" style:auto-text-indent="false"/>
    </style:style>
    <style:style style:name="P130" style:family="paragraph" style:parent-style-name="Standard" style:list-style-name="WWNum129">
      <style:paragraph-properties fo:margin-left="0.5in" fo:margin-right="0in" fo:margin-top="0.1665in" fo:margin-bottom="0in" loext:contextual-spacing="false" fo:line-height="100%" fo:text-indent="-0.25in" style:auto-text-indent="false"/>
    </style:style>
    <style:style style:name="P131" style:family="paragraph" style:parent-style-name="Standard" style:list-style-name="WWNum121">
      <style:paragraph-properties fo:margin-left="0.5in" fo:margin-right="0in" fo:margin-top="0.1665in" fo:margin-bottom="0in" loext:contextual-spacing="false" fo:line-height="100%" fo:text-indent="-0.25in" style:auto-text-indent="false"/>
    </style:style>
    <style:style style:name="P132" style:family="paragraph" style:parent-style-name="Standard" style:list-style-name="WWNum52">
      <style:paragraph-properties fo:margin-left="0.5in" fo:margin-right="0in" fo:margin-top="0.1665in" fo:margin-bottom="0in" loext:contextual-spacing="false" fo:line-height="100%" fo:text-indent="-0.25in" style:auto-text-indent="false"/>
    </style:style>
    <style:style style:name="P133" style:family="paragraph" style:parent-style-name="Standard" style:list-style-name="WWNum104">
      <style:paragraph-properties fo:margin-left="0.5in" fo:margin-right="0in" fo:margin-top="0.1665in" fo:margin-bottom="0in" loext:contextual-spacing="false" fo:line-height="100%" fo:text-indent="-0.25in" style:auto-text-indent="false"/>
    </style:style>
    <style:style style:name="P134" style:family="paragraph" style:parent-style-name="Standard" style:list-style-name="WWNum125">
      <style:paragraph-properties fo:margin-left="0.5in" fo:margin-right="0in" fo:margin-top="0.1665in" fo:margin-bottom="0in" loext:contextual-spacing="false" fo:line-height="100%" fo:text-indent="-0.25in" style:auto-text-indent="false"/>
    </style:style>
    <style:style style:name="P135" style:family="paragraph" style:parent-style-name="Standard" style:list-style-name="WWNum35">
      <style:paragraph-properties fo:margin-left="0.5in" fo:margin-right="0in" fo:margin-top="0.1665in" fo:margin-bottom="0in" loext:contextual-spacing="false" fo:line-height="100%" fo:text-indent="-0.25in" style:auto-text-indent="false"/>
    </style:style>
    <style:style style:name="P136" style:family="paragraph" style:parent-style-name="Standard" style:list-style-name="WWNum41">
      <style:paragraph-properties fo:margin-left="0.5in" fo:margin-right="0in" fo:margin-top="0.1665in" fo:margin-bottom="0in" loext:contextual-spacing="false" fo:line-height="100%" fo:text-indent="-0.25in" style:auto-text-indent="false"/>
    </style:style>
    <style:style style:name="P137"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138"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139" style:family="paragraph" style:parent-style-name="Standard" style:list-style-name="WWNum32">
      <style:paragraph-properties fo:margin-left="0.5in" fo:margin-right="0in" fo:margin-top="0.1665in" fo:margin-bottom="0in" loext:contextual-spacing="false" fo:line-height="100%" fo:text-indent="-0.25in" style:auto-text-indent="false"/>
    </style:style>
    <style:style style:name="P140"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141" style:family="paragraph" style:parent-style-name="Standard" style:list-style-name="WWNum136">
      <style:paragraph-properties fo:margin-left="0.5in" fo:margin-right="0in" fo:margin-top="0.1665in" fo:margin-bottom="0in" loext:contextual-spacing="false" fo:line-height="100%" fo:text-indent="-0.25in" style:auto-text-indent="false"/>
    </style:style>
    <style:style style:name="P142" style:family="paragraph" style:parent-style-name="Standard" style:list-style-name="WWNum83">
      <style:paragraph-properties fo:margin-left="0.5in" fo:margin-right="0in" fo:margin-top="0.1665in" fo:margin-bottom="0in" loext:contextual-spacing="false" fo:line-height="100%" fo:text-indent="-0.25in" style:auto-text-indent="false"/>
    </style:style>
    <style:style style:name="P143" style:family="paragraph" style:parent-style-name="Standard" style:list-style-name="WWNum99">
      <style:paragraph-properties fo:margin-left="0.5in" fo:margin-right="0in" fo:margin-top="0.1665in" fo:margin-bottom="0in" loext:contextual-spacing="false" fo:line-height="100%" fo:text-indent="-0.25in" style:auto-text-indent="false"/>
    </style:style>
    <style:style style:name="P144" style:family="paragraph" style:parent-style-name="Standard" style:list-style-name="WWNum51">
      <style:paragraph-properties fo:margin-left="0.5in" fo:margin-right="0in" fo:margin-top="0.1665in" fo:margin-bottom="0in" loext:contextual-spacing="false" fo:line-height="100%" fo:text-indent="-0.25in" style:auto-text-indent="false"/>
    </style:style>
    <style:style style:name="P145" style:family="paragraph" style:parent-style-name="Standard" style:list-style-name="WWNum98">
      <style:paragraph-properties fo:margin-left="0.5in" fo:margin-right="0in" fo:margin-top="0.1665in" fo:margin-bottom="0in" loext:contextual-spacing="false" fo:line-height="100%" fo:text-indent="-0.25in" style:auto-text-indent="false"/>
    </style:style>
    <style:style style:name="P146"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147"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48" style:family="paragraph" style:parent-style-name="Standard" style:list-style-name="WWNum114">
      <style:paragraph-properties fo:margin-left="0.5in" fo:margin-right="0in" fo:margin-top="0in" fo:margin-bottom="0in" loext:contextual-spacing="false" fo:line-height="100%" fo:text-indent="-0.25in" style:auto-text-indent="false"/>
    </style:style>
    <style:style style:name="P149" style:family="paragraph" style:parent-style-name="Standard" style:list-style-name="WWNum134">
      <style:paragraph-properties fo:margin-left="0.5in" fo:margin-right="0in" fo:margin-top="0in" fo:margin-bottom="0in" loext:contextual-spacing="false" fo:line-height="100%" fo:text-indent="-0.25in" style:auto-text-indent="false"/>
    </style:style>
    <style:style style:name="P150"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151" style:family="paragraph" style:parent-style-name="Standard" style:list-style-name="WWNum91">
      <style:paragraph-properties fo:margin-left="0.5in" fo:margin-right="0in" fo:margin-top="0in" fo:margin-bottom="0in" loext:contextual-spacing="false" fo:line-height="100%" fo:text-indent="-0.25in" style:auto-text-indent="false"/>
    </style:style>
    <style:style style:name="P152" style:family="paragraph" style:parent-style-name="Standard" style:list-style-name="WWNum118">
      <style:paragraph-properties fo:margin-left="0.5in" fo:margin-right="0in" fo:margin-top="0in" fo:margin-bottom="0in" loext:contextual-spacing="false" fo:line-height="100%" fo:text-indent="-0.25in" style:auto-text-indent="false"/>
    </style:style>
    <style:style style:name="P153"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154" style:family="paragraph" style:parent-style-name="Standard" style:list-style-name="WWNum84">
      <style:paragraph-properties fo:margin-left="0.5in" fo:margin-right="0in" fo:margin-top="0in" fo:margin-bottom="0in" loext:contextual-spacing="false" fo:line-height="100%" fo:text-indent="-0.25in" style:auto-text-indent="false"/>
    </style:style>
    <style:style style:name="P155"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156" style:family="paragraph" style:parent-style-name="Standard" style:list-style-name="WWNum33">
      <style:paragraph-properties fo:margin-left="0.5in" fo:margin-right="0in" fo:margin-top="0in" fo:margin-bottom="0in" loext:contextual-spacing="false" fo:line-height="100%" fo:text-indent="-0.25in" style:auto-text-indent="false"/>
    </style:style>
    <style:style style:name="P157" style:family="paragraph" style:parent-style-name="Standard" style:list-style-name="WWNum79">
      <style:paragraph-properties fo:margin-left="0.5in" fo:margin-right="0in" fo:margin-top="0in" fo:margin-bottom="0in" loext:contextual-spacing="false" fo:line-height="100%" fo:text-indent="-0.25in" style:auto-text-indent="false"/>
    </style:style>
    <style:style style:name="P158"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59" style:family="paragraph" style:parent-style-name="Standard" style:list-style-name="WWNum106">
      <style:paragraph-properties fo:margin-left="0.5in" fo:margin-right="0in" fo:margin-top="0in" fo:margin-bottom="0in" loext:contextual-spacing="false" fo:line-height="100%" fo:text-indent="-0.25in" style:auto-text-indent="false"/>
    </style:style>
    <style:style style:name="P160" style:family="paragraph" style:parent-style-name="Standard" style:list-style-name="WWNum66">
      <style:paragraph-properties fo:margin-left="0.5in" fo:margin-right="0in" fo:margin-top="0in" fo:margin-bottom="0in" loext:contextual-spacing="false" fo:line-height="100%" fo:text-indent="-0.25in" style:auto-text-indent="false"/>
    </style:style>
    <style:style style:name="P161" style:family="paragraph" style:parent-style-name="Standard" style:list-style-name="WWNum62">
      <style:paragraph-properties fo:margin-left="0.5in" fo:margin-right="0in" fo:margin-top="0in" fo:margin-bottom="0in" loext:contextual-spacing="false" fo:line-height="100%" fo:text-indent="-0.25in" style:auto-text-indent="false"/>
    </style:style>
    <style:style style:name="P16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6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64" style:family="paragraph" style:parent-style-name="Standard" style:list-style-name="WWNum55">
      <style:paragraph-properties fo:margin-left="0.5in" fo:margin-right="0in" fo:margin-top="0in" fo:margin-bottom="0in" loext:contextual-spacing="false" fo:line-height="100%" fo:text-indent="-0.25in" style:auto-text-indent="false"/>
    </style:style>
    <style:style style:name="P165" style:family="paragraph" style:parent-style-name="Standard" style:list-style-name="WWNum94">
      <style:paragraph-properties fo:margin-left="0.5in" fo:margin-right="0in" fo:margin-top="0in" fo:margin-bottom="0in" loext:contextual-spacing="false" fo:line-height="100%" fo:text-indent="-0.25in" style:auto-text-indent="false"/>
    </style:style>
    <style:style style:name="P166"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167" style:family="paragraph" style:parent-style-name="Standard" style:list-style-name="WWNum78">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59">
      <style:paragraph-properties fo:margin-left="0.5in" fo:margin-right="0in" fo:margin-top="0in" fo:margin-bottom="0in" loext:contextual-spacing="false" fo:line-height="100%" fo:text-indent="-0.25in" style:auto-text-indent="false"/>
    </style:style>
    <style:style style:name="P169" style:family="paragraph" style:parent-style-name="Standard" style:list-style-name="WWNum107">
      <style:paragraph-properties fo:margin-left="0.5in" fo:margin-right="0in" fo:margin-top="0in" fo:margin-bottom="0in" loext:contextual-spacing="false" fo:line-height="100%" fo:text-indent="-0.25in" style:auto-text-indent="false"/>
    </style:style>
    <style:style style:name="P170" style:family="paragraph" style:parent-style-name="Standard" style:list-style-name="WWNum108">
      <style:paragraph-properties fo:margin-left="0.5in" fo:margin-right="0in" fo:margin-top="0in" fo:margin-bottom="0in" loext:contextual-spacing="false" fo:line-height="100%" fo:text-indent="-0.25in" style:auto-text-indent="false"/>
    </style:style>
    <style:style style:name="P17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72"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173" style:family="paragraph" style:parent-style-name="Standard" style:list-style-name="WWNum93">
      <style:paragraph-properties fo:margin-left="0.5in" fo:margin-right="0in" fo:margin-top="0in" fo:margin-bottom="0in" loext:contextual-spacing="false" fo:line-height="100%" fo:text-indent="-0.25in" style:auto-text-indent="false"/>
    </style:style>
    <style:style style:name="P174"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175"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176" style:family="paragraph" style:parent-style-name="Standard" style:list-style-name="WWNum110">
      <style:paragraph-properties fo:margin-left="0.5in" fo:margin-right="0in" fo:margin-top="0in" fo:margin-bottom="0in" loext:contextual-spacing="false" fo:line-height="100%" fo:text-indent="-0.25in" style:auto-text-indent="false"/>
    </style:style>
    <style:style style:name="P177" style:family="paragraph" style:parent-style-name="Standard" style:list-style-name="WWNum54">
      <style:paragraph-properties fo:margin-left="0.5in" fo:margin-right="0in" fo:margin-top="0in" fo:margin-bottom="0in" loext:contextual-spacing="false" fo:line-height="100%" fo:text-indent="-0.25in" style:auto-text-indent="false"/>
    </style:style>
    <style:style style:name="P178" style:family="paragraph" style:parent-style-name="Standard" style:list-style-name="WWNum60">
      <style:paragraph-properties fo:margin-left="0.5in" fo:margin-right="0in" fo:margin-top="0in" fo:margin-bottom="0in" loext:contextual-spacing="false" fo:line-height="100%" fo:text-indent="-0.25in" style:auto-text-indent="false"/>
    </style:style>
    <style:style style:name="P179" style:family="paragraph" style:parent-style-name="Standard" style:list-style-name="WWNum143">
      <style:paragraph-properties fo:margin-left="0.5in" fo:margin-right="0in" fo:margin-top="0in" fo:margin-bottom="0in" loext:contextual-spacing="false" fo:line-height="100%" fo:text-indent="-0.25in" style:auto-text-indent="false"/>
    </style:style>
    <style:style style:name="P180" style:family="paragraph" style:parent-style-name="Standard" style:list-style-name="WWNum74">
      <style:paragraph-properties fo:margin-left="0.5in" fo:margin-right="0in" fo:margin-top="0in" fo:margin-bottom="0in" loext:contextual-spacing="false" fo:line-height="100%" fo:text-indent="-0.25in" style:auto-text-indent="false"/>
    </style:style>
    <style:style style:name="P181" style:family="paragraph" style:parent-style-name="Standard" style:list-style-name="WWNum137">
      <style:paragraph-properties fo:margin-left="0.5in" fo:margin-right="0in" fo:margin-top="0in" fo:margin-bottom="0in" loext:contextual-spacing="false" fo:line-height="100%" fo:text-indent="-0.25in" style:auto-text-indent="false"/>
    </style:style>
    <style:style style:name="P182" style:family="paragraph" style:parent-style-name="Standard" style:list-style-name="WWNum88">
      <style:paragraph-properties fo:margin-left="0.5in" fo:margin-right="0in" fo:margin-top="0in" fo:margin-bottom="0in" loext:contextual-spacing="false" fo:line-height="100%" fo:text-indent="-0.25in" style:auto-text-indent="false"/>
    </style:style>
    <style:style style:name="P183"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184" style:family="paragraph" style:parent-style-name="Standard" style:list-style-name="WWNum45">
      <style:paragraph-properties fo:margin-left="0.5in" fo:margin-right="0in" fo:margin-top="0in" fo:margin-bottom="0in" loext:contextual-spacing="false" fo:line-height="100%" fo:text-indent="-0.25in" style:auto-text-indent="false"/>
    </style:style>
    <style:style style:name="P185"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186" style:family="paragraph" style:parent-style-name="Standard" style:list-style-name="WWNum87">
      <style:paragraph-properties fo:margin-left="0.5in" fo:margin-right="0in" fo:margin-top="0in" fo:margin-bottom="0in" loext:contextual-spacing="false" fo:line-height="100%" fo:text-indent="-0.25in" style:auto-text-indent="false"/>
    </style:style>
    <style:style style:name="P187" style:family="paragraph" style:parent-style-name="Standard" style:list-style-name="WWNum76">
      <style:paragraph-properties fo:margin-left="0.5in" fo:margin-right="0in" fo:margin-top="0in" fo:margin-bottom="0in" loext:contextual-spacing="false" fo:line-height="100%" fo:text-indent="-0.25in" style:auto-text-indent="false"/>
    </style:style>
    <style:style style:name="P188"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89" style:family="paragraph" style:parent-style-name="Standard" style:list-style-name="WWNum140">
      <style:paragraph-properties fo:margin-left="0.5in" fo:margin-right="0in" fo:margin-top="0in" fo:margin-bottom="0in" loext:contextual-spacing="false" fo:line-height="100%" fo:text-indent="-0.25in" style:auto-text-indent="false"/>
    </style:style>
    <style:style style:name="P190" style:family="paragraph" style:parent-style-name="Standard" style:list-style-name="WWNum65">
      <style:paragraph-properties fo:margin-left="0.5in" fo:margin-right="0in" fo:margin-top="0in" fo:margin-bottom="0in" loext:contextual-spacing="false" fo:line-height="100%" fo:text-indent="-0.25in" style:auto-text-indent="false"/>
    </style:style>
    <style:style style:name="P191" style:family="paragraph" style:parent-style-name="Standard" style:list-style-name="WWNum90">
      <style:paragraph-properties fo:margin-left="0.5in" fo:margin-right="0in" fo:margin-top="0in" fo:margin-bottom="0in" loext:contextual-spacing="false" fo:line-height="100%" fo:text-indent="-0.25in" style:auto-text-indent="false"/>
    </style:style>
    <style:style style:name="P192"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93" style:family="paragraph" style:parent-style-name="Standard" style:list-style-name="WWNum56">
      <style:paragraph-properties fo:margin-left="0.5in" fo:margin-right="0in" fo:margin-top="0in" fo:margin-bottom="0in" loext:contextual-spacing="false" fo:line-height="100%" fo:text-indent="-0.25in" style:auto-text-indent="false"/>
    </style:style>
    <style:style style:name="P194" style:family="paragraph" style:parent-style-name="Standard" style:list-style-name="WWNum130">
      <style:paragraph-properties fo:margin-left="0.5in" fo:margin-right="0in" fo:margin-top="0in" fo:margin-bottom="0in" loext:contextual-spacing="false" fo:line-height="100%" fo:text-indent="-0.25in" style:auto-text-indent="false"/>
    </style:style>
    <style:style style:name="P195" style:family="paragraph" style:parent-style-name="Standard" style:list-style-name="WWNum61">
      <style:paragraph-properties fo:margin-left="0.5in" fo:margin-right="0in" fo:margin-top="0in" fo:margin-bottom="0in" loext:contextual-spacing="false" fo:line-height="100%" fo:text-indent="-0.25in" style:auto-text-indent="false"/>
    </style:style>
    <style:style style:name="P196" style:family="paragraph" style:parent-style-name="Standard" style:list-style-name="WWNum112">
      <style:paragraph-properties fo:margin-left="0.5in" fo:margin-right="0in" fo:margin-top="0in" fo:margin-bottom="0in" loext:contextual-spacing="false" fo:line-height="100%" fo:text-indent="-0.25in" style:auto-text-indent="false"/>
    </style:style>
    <style:style style:name="P197"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98" style:family="paragraph" style:parent-style-name="Standard" style:list-style-name="WWNum44">
      <style:paragraph-properties fo:margin-left="0.5in" fo:margin-right="0in" fo:margin-top="0in" fo:margin-bottom="0in" loext:contextual-spacing="false" fo:line-height="100%" fo:text-indent="-0.25in" style:auto-text-indent="false"/>
    </style:style>
    <style:style style:name="P199" style:family="paragraph" style:parent-style-name="Standard" style:list-style-name="WWNum109">
      <style:paragraph-properties fo:margin-left="0.5in" fo:margin-right="0in" fo:margin-top="0in" fo:margin-bottom="0in" loext:contextual-spacing="false" fo:line-height="100%" fo:text-indent="-0.25in" style:auto-text-indent="false"/>
    </style:style>
    <style:style style:name="P200" style:family="paragraph" style:parent-style-name="Standard" style:list-style-name="WWNum70">
      <style:paragraph-properties fo:margin-left="0.5in" fo:margin-right="0in" fo:margin-top="0in" fo:margin-bottom="0in" loext:contextual-spacing="false" fo:line-height="100%" fo:text-indent="-0.25in" style:auto-text-indent="false"/>
    </style:style>
    <style:style style:name="P201"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202" style:family="paragraph" style:parent-style-name="Standard" style:list-style-name="WWNum120">
      <style:paragraph-properties fo:margin-left="0.5in" fo:margin-right="0in" fo:margin-top="0in" fo:margin-bottom="0in" loext:contextual-spacing="false" fo:line-height="100%" fo:text-indent="-0.25in" style:auto-text-indent="false"/>
    </style:style>
    <style:style style:name="P203" style:family="paragraph" style:parent-style-name="Standard" style:list-style-name="WWNum96">
      <style:paragraph-properties fo:margin-left="0.5in" fo:margin-right="0in" fo:margin-top="0in" fo:margin-bottom="0in" loext:contextual-spacing="false" fo:line-height="100%" fo:text-indent="-0.25in" style:auto-text-indent="false"/>
    </style:style>
    <style:style style:name="P204" style:family="paragraph" style:parent-style-name="Standard" style:list-style-name="WWNum100">
      <style:paragraph-properties fo:margin-left="0.5in" fo:margin-right="0in" fo:margin-top="0in" fo:margin-bottom="0in" loext:contextual-spacing="false" fo:line-height="100%" fo:text-indent="-0.25in" style:auto-text-indent="false"/>
    </style:style>
    <style:style style:name="P205" style:family="paragraph" style:parent-style-name="Standard" style:list-style-name="WWNum101">
      <style:paragraph-properties fo:margin-left="0.5in" fo:margin-right="0in" fo:margin-top="0in" fo:margin-bottom="0in" loext:contextual-spacing="false" fo:line-height="100%" fo:text-indent="-0.25in" style:auto-text-indent="false"/>
    </style:style>
    <style:style style:name="P206" style:family="paragraph" style:parent-style-name="Standard" style:list-style-name="WWNum111">
      <style:paragraph-properties fo:margin-left="0.5in" fo:margin-right="0in" fo:margin-top="0in" fo:margin-bottom="0in" loext:contextual-spacing="false" fo:line-height="100%" fo:text-indent="-0.25in" style:auto-text-indent="false"/>
    </style:style>
    <style:style style:name="P207" style:family="paragraph" style:parent-style-name="Standard" style:list-style-name="WWNum50">
      <style:paragraph-properties fo:margin-left="0.5in" fo:margin-right="0in" fo:margin-top="0in" fo:margin-bottom="0in" loext:contextual-spacing="false" fo:line-height="100%" fo:text-indent="-0.25in" style:auto-text-indent="false"/>
    </style:style>
    <style:style style:name="P208" style:family="paragraph" style:parent-style-name="Standard" style:list-style-name="WWNum57">
      <style:paragraph-properties fo:margin-left="0.5in" fo:margin-right="0in" fo:margin-top="0in" fo:margin-bottom="0in" loext:contextual-spacing="false" fo:line-height="100%" fo:text-indent="-0.25in" style:auto-text-indent="false"/>
    </style:style>
    <style:style style:name="P209" style:family="paragraph" style:parent-style-name="Standard" style:list-style-name="WWNum141">
      <style:paragraph-properties fo:margin-left="0.5in" fo:margin-right="0in" fo:margin-top="0in" fo:margin-bottom="0in" loext:contextual-spacing="false" fo:line-height="100%" fo:text-indent="-0.25in" style:auto-text-indent="false"/>
    </style:style>
    <style:style style:name="P210" style:family="paragraph" style:parent-style-name="Standard" style:list-style-name="WWNum115">
      <style:paragraph-properties fo:margin-left="0.5in" fo:margin-right="0in" fo:margin-top="0in" fo:margin-bottom="0in" loext:contextual-spacing="false" fo:line-height="100%" fo:text-indent="-0.25in" style:auto-text-indent="false"/>
    </style:style>
    <style:style style:name="P211"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212" style:family="paragraph" style:parent-style-name="Standard" style:list-style-name="WWNum72">
      <style:paragraph-properties fo:margin-left="0.5in" fo:margin-right="0in" fo:margin-top="0in" fo:margin-bottom="0in" loext:contextual-spacing="false" fo:line-height="100%" fo:text-indent="-0.25in" style:auto-text-indent="false"/>
    </style:style>
    <style:style style:name="P213" style:family="paragraph" style:parent-style-name="Standard" style:list-style-name="WWNum103">
      <style:paragraph-properties fo:margin-left="0.5in" fo:margin-right="0in" fo:margin-top="0in" fo:margin-bottom="0in" loext:contextual-spacing="false" fo:line-height="100%" fo:text-indent="-0.25in" style:auto-text-indent="false"/>
    </style:style>
    <style:style style:name="P214"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215" style:family="paragraph" style:parent-style-name="Standard" style:list-style-name="WWNum105">
      <style:paragraph-properties fo:margin-left="0.5in" fo:margin-right="0in" fo:margin-top="0in" fo:margin-bottom="0in" loext:contextual-spacing="false" fo:line-height="100%" fo:text-indent="-0.25in" style:auto-text-indent="false"/>
    </style:style>
    <style:style style:name="P216" style:family="paragraph" style:parent-style-name="Standard" style:list-style-name="WWNum132">
      <style:paragraph-properties fo:margin-left="0.5in" fo:margin-right="0in" fo:margin-top="0in" fo:margin-bottom="0in" loext:contextual-spacing="false" fo:line-height="100%" fo:text-indent="-0.25in" style:auto-text-indent="false"/>
    </style:style>
    <style:style style:name="P217"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18" style:family="paragraph" style:parent-style-name="Standard" style:list-style-name="WWNum86">
      <style:paragraph-properties fo:margin-left="0.5in" fo:margin-right="0in" fo:margin-top="0in" fo:margin-bottom="0in" loext:contextual-spacing="false" fo:line-height="100%" fo:text-indent="-0.25in" style:auto-text-indent="false"/>
    </style:style>
    <style:style style:name="P219" style:family="paragraph" style:parent-style-name="Standard" style:list-style-name="WWNum53">
      <style:paragraph-properties fo:margin-left="0.5in" fo:margin-right="0in" fo:margin-top="0in" fo:margin-bottom="0in" loext:contextual-spacing="false" fo:line-height="100%" fo:text-indent="-0.25in" style:auto-text-indent="false"/>
    </style:style>
    <style:style style:name="P220" style:family="paragraph" style:parent-style-name="Standard" style:list-style-name="WWNum89">
      <style:paragraph-properties fo:margin-left="0.5in" fo:margin-right="0in" fo:margin-top="0in" fo:margin-bottom="0in" loext:contextual-spacing="false" fo:line-height="100%" fo:text-indent="-0.25in" style:auto-text-indent="false"/>
    </style:style>
    <style:style style:name="P221" style:family="paragraph" style:parent-style-name="Standard" style:list-style-name="WWNum138">
      <style:paragraph-properties fo:margin-left="0.5in" fo:margin-right="0in" fo:margin-top="0in" fo:margin-bottom="0in" loext:contextual-spacing="false" fo:line-height="100%" fo:text-indent="-0.25in" style:auto-text-indent="false"/>
    </style:style>
    <style:style style:name="P222"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223" style:family="paragraph" style:parent-style-name="Standard" style:list-style-name="WWNum102">
      <style:paragraph-properties fo:margin-left="0.5in" fo:margin-right="0in" fo:margin-top="0in" fo:margin-bottom="0in" loext:contextual-spacing="false" fo:line-height="100%" fo:text-indent="-0.25in" style:auto-text-indent="false"/>
    </style:style>
    <style:style style:name="P224" style:family="paragraph" style:parent-style-name="Standard" style:list-style-name="WWNum46">
      <style:paragraph-properties fo:margin-left="0.5in" fo:margin-right="0in" fo:margin-top="0in" fo:margin-bottom="0in" loext:contextual-spacing="false" fo:line-height="100%" fo:text-indent="-0.25in" style:auto-text-indent="false"/>
    </style:style>
    <style:style style:name="P225" style:family="paragraph" style:parent-style-name="Standard" style:list-style-name="WWNum135">
      <style:paragraph-properties fo:margin-left="0.5in" fo:margin-right="0in" fo:margin-top="0in" fo:margin-bottom="0in" loext:contextual-spacing="false" fo:line-height="100%" fo:text-indent="-0.25in" style:auto-text-indent="false"/>
    </style:style>
    <style:style style:name="P226" style:family="paragraph" style:parent-style-name="Standard" style:list-style-name="WWNum126">
      <style:paragraph-properties fo:margin-left="0.5in" fo:margin-right="0in" fo:margin-top="0in" fo:margin-bottom="0in" loext:contextual-spacing="false" fo:line-height="100%" fo:text-indent="-0.25in" style:auto-text-indent="false"/>
    </style:style>
    <style:style style:name="P227" style:family="paragraph" style:parent-style-name="Standard" style:list-style-name="WWNum113">
      <style:paragraph-properties fo:margin-left="0.5in" fo:margin-right="0in" fo:margin-top="0in" fo:margin-bottom="0in" loext:contextual-spacing="false" fo:line-height="100%" fo:text-indent="-0.25in" style:auto-text-indent="false"/>
    </style:style>
    <style:style style:name="P228" style:family="paragraph" style:parent-style-name="Standard" style:list-style-name="WWNum119">
      <style:paragraph-properties fo:margin-left="0.5in" fo:margin-right="0in" fo:margin-top="0in" fo:margin-bottom="0in" loext:contextual-spacing="false" fo:line-height="100%" fo:text-indent="-0.25in" style:auto-text-indent="false"/>
    </style:style>
    <style:style style:name="P22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30" style:family="paragraph" style:parent-style-name="Standard" style:list-style-name="WWNum39">
      <style:paragraph-properties fo:margin-left="0.5in" fo:margin-right="0in" fo:margin-top="0in" fo:margin-bottom="0in" loext:contextual-spacing="false" fo:line-height="100%" fo:text-indent="-0.25in" style:auto-text-indent="false"/>
    </style:style>
    <style:style style:name="P231"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232" style:family="paragraph" style:parent-style-name="Standard" style:list-style-name="WWNum81">
      <style:paragraph-properties fo:margin-left="0.5in" fo:margin-right="0in" fo:margin-top="0in" fo:margin-bottom="0in" loext:contextual-spacing="false" fo:line-height="100%" fo:text-indent="-0.25in" style:auto-text-indent="false"/>
    </style:style>
    <style:style style:name="P233" style:family="paragraph" style:parent-style-name="Standard" style:list-style-name="WWNum122">
      <style:paragraph-properties fo:margin-left="0.5in" fo:margin-right="0in" fo:margin-top="0in" fo:margin-bottom="0in" loext:contextual-spacing="false" fo:line-height="100%" fo:text-indent="-0.25in" style:auto-text-indent="false"/>
    </style:style>
    <style:style style:name="P234"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35" style:family="paragraph" style:parent-style-name="Standard" style:list-style-name="WWNum97">
      <style:paragraph-properties fo:margin-left="0.5in" fo:margin-right="0in" fo:margin-top="0in" fo:margin-bottom="0in" loext:contextual-spacing="false" fo:line-height="100%" fo:text-indent="-0.25in" style:auto-text-indent="false"/>
    </style:style>
    <style:style style:name="P236"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237"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238"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23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40" style:family="paragraph" style:parent-style-name="Standard" style:list-style-name="WWNum67">
      <style:paragraph-properties fo:margin-left="0.5in" fo:margin-right="0in" fo:margin-top="0in" fo:margin-bottom="0in" loext:contextual-spacing="false" fo:line-height="100%" fo:text-indent="-0.25in" style:auto-text-indent="false"/>
    </style:style>
    <style:style style:name="P241" style:family="paragraph" style:parent-style-name="Standard" style:list-style-name="WWNum75">
      <style:paragraph-properties fo:margin-left="0.5in" fo:margin-right="0in" fo:margin-top="0in" fo:margin-bottom="0in" loext:contextual-spacing="false" fo:line-height="100%" fo:text-indent="-0.25in" style:auto-text-indent="false"/>
    </style:style>
    <style:style style:name="P242" style:family="paragraph" style:parent-style-name="Standard" style:list-style-name="WWNum116">
      <style:paragraph-properties fo:margin-left="0.5in" fo:margin-right="0in" fo:margin-top="0in" fo:margin-bottom="0in" loext:contextual-spacing="false" fo:line-height="100%" fo:text-indent="-0.25in" style:auto-text-indent="false"/>
    </style:style>
    <style:style style:name="P243" style:family="paragraph" style:parent-style-name="Standard" style:list-style-name="WWNum133">
      <style:paragraph-properties fo:margin-left="0.5in" fo:margin-right="0in" fo:margin-top="0in" fo:margin-bottom="0in" loext:contextual-spacing="false" fo:line-height="100%" fo:text-indent="-0.25in" style:auto-text-indent="false"/>
    </style:style>
    <style:style style:name="P244" style:family="paragraph" style:parent-style-name="Standard" style:list-style-name="WWNum40">
      <style:paragraph-properties fo:margin-left="0.5in" fo:margin-right="0in" fo:margin-top="0in" fo:margin-bottom="0in" loext:contextual-spacing="false" fo:line-height="100%" fo:text-indent="-0.25in" style:auto-text-indent="false"/>
    </style:style>
    <style:style style:name="P245" style:family="paragraph" style:parent-style-name="Standard" style:list-style-name="WWNum95">
      <style:paragraph-properties fo:margin-left="0.5in" fo:margin-right="0in" fo:margin-top="0in" fo:margin-bottom="0in" loext:contextual-spacing="false" fo:line-height="100%" fo:text-indent="-0.25in" style:auto-text-indent="false"/>
    </style:style>
    <style:style style:name="P246"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47"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248" style:family="paragraph" style:parent-style-name="Standard" style:list-style-name="WWNum37">
      <style:paragraph-properties fo:margin-left="0.5in" fo:margin-right="0in" fo:margin-top="0in" fo:margin-bottom="0in" loext:contextual-spacing="false" fo:line-height="100%" fo:text-indent="-0.25in" style:auto-text-indent="false"/>
    </style:style>
    <style:style style:name="P249"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250" style:family="paragraph" style:parent-style-name="Standard" style:list-style-name="WWNum80">
      <style:paragraph-properties fo:margin-left="0.5in" fo:margin-right="0in" fo:margin-top="0in" fo:margin-bottom="0in" loext:contextual-spacing="false" fo:line-height="100%" fo:text-indent="-0.25in" style:auto-text-indent="false"/>
    </style:style>
    <style:style style:name="P251" style:family="paragraph" style:parent-style-name="Standard" style:list-style-name="WWNum127">
      <style:paragraph-properties fo:margin-left="0.5in" fo:margin-right="0in" fo:margin-top="0in" fo:margin-bottom="0in" loext:contextual-spacing="false" fo:line-height="100%" fo:text-indent="-0.25in" style:auto-text-indent="false"/>
    </style:style>
    <style:style style:name="P252" style:family="paragraph" style:parent-style-name="Standard" style:list-style-name="WWNum92">
      <style:paragraph-properties fo:margin-left="0.5in" fo:margin-right="0in" fo:margin-top="0in" fo:margin-bottom="0in" loext:contextual-spacing="false" fo:line-height="100%" fo:text-indent="-0.25in" style:auto-text-indent="false"/>
    </style:style>
    <style:style style:name="P253" style:family="paragraph" style:parent-style-name="Standard" style:list-style-name="WWNum63">
      <style:paragraph-properties fo:margin-left="0.5in" fo:margin-right="0in" fo:margin-top="0in" fo:margin-bottom="0in" loext:contextual-spacing="false" fo:line-height="100%" fo:text-indent="-0.25in" style:auto-text-indent="false"/>
    </style:style>
    <style:style style:name="P254" style:family="paragraph" style:parent-style-name="Standard" style:list-style-name="WWNum73">
      <style:paragraph-properties fo:margin-left="0.5in" fo:margin-right="0in" fo:margin-top="0in" fo:margin-bottom="0in" loext:contextual-spacing="false" fo:line-height="100%" fo:text-indent="-0.25in" style:auto-text-indent="false"/>
    </style:style>
    <style:style style:name="P255" style:family="paragraph" style:parent-style-name="Standard" style:list-style-name="WWNum139">
      <style:paragraph-properties fo:margin-left="0.5in" fo:margin-right="0in" fo:margin-top="0in" fo:margin-bottom="0in" loext:contextual-spacing="false" fo:line-height="100%" fo:text-indent="-0.25in" style:auto-text-indent="false"/>
    </style:style>
    <style:style style:name="P256" style:family="paragraph" style:parent-style-name="Standard" style:list-style-name="WWNum142">
      <style:paragraph-properties fo:margin-left="0.5in" fo:margin-right="0in" fo:margin-top="0in" fo:margin-bottom="0in" loext:contextual-spacing="false" fo:line-height="100%" fo:text-indent="-0.25in" style:auto-text-indent="false"/>
    </style:style>
    <style:style style:name="P257" style:family="paragraph" style:parent-style-name="Standard" style:list-style-name="WWNum85">
      <style:paragraph-properties fo:margin-left="0.5in" fo:margin-right="0in" fo:margin-top="0in" fo:margin-bottom="0in" loext:contextual-spacing="false" fo:line-height="100%" fo:text-indent="-0.25in" style:auto-text-indent="false"/>
    </style:style>
    <style:style style:name="P258" style:family="paragraph" style:parent-style-name="Standard" style:list-style-name="WWNum128">
      <style:paragraph-properties fo:margin-left="0.5in" fo:margin-right="0in" fo:margin-top="0in" fo:margin-bottom="0in" loext:contextual-spacing="false" fo:line-height="100%" fo:text-indent="-0.25in" style:auto-text-indent="false"/>
    </style:style>
    <style:style style:name="P259"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260" style:family="paragraph" style:parent-style-name="Standard" style:list-style-name="WWNum117">
      <style:paragraph-properties fo:margin-left="0.5in" fo:margin-right="0in" fo:margin-top="0in" fo:margin-bottom="0in" loext:contextual-spacing="false" fo:line-height="100%" fo:text-indent="-0.25in" style:auto-text-indent="false"/>
    </style:style>
    <style:style style:name="P261" style:family="paragraph" style:parent-style-name="Standard" style:list-style-name="WWNum38">
      <style:paragraph-properties fo:margin-left="0.5in" fo:margin-right="0in" fo:margin-top="0in" fo:margin-bottom="0in" loext:contextual-spacing="false" fo:line-height="100%" fo:text-indent="-0.25in" style:auto-text-indent="false"/>
    </style:style>
    <style:style style:name="P262" style:family="paragraph" style:parent-style-name="Standard" style:list-style-name="WWNum77">
      <style:paragraph-properties fo:margin-left="0.5in" fo:margin-right="0in" fo:margin-top="0in" fo:margin-bottom="0in" loext:contextual-spacing="false" fo:line-height="100%" fo:text-indent="-0.25in" style:auto-text-indent="false"/>
    </style:style>
    <style:style style:name="P263" style:family="paragraph" style:parent-style-name="Standard" style:list-style-name="WWNum68">
      <style:paragraph-properties fo:margin-left="0.5in" fo:margin-right="0in" fo:margin-top="0in" fo:margin-bottom="0in" loext:contextual-spacing="false" fo:line-height="100%" fo:text-indent="-0.25in" style:auto-text-indent="false"/>
    </style:style>
    <style:style style:name="P264" style:family="paragraph" style:parent-style-name="Standard" style:list-style-name="WWNum34">
      <style:paragraph-properties fo:margin-left="0.5in" fo:margin-right="0in" fo:margin-top="0in" fo:margin-bottom="0in" loext:contextual-spacing="false" fo:line-height="100%" fo:text-indent="-0.25in" style:auto-text-indent="false"/>
    </style:style>
    <style:style style:name="P265" style:family="paragraph" style:parent-style-name="Standard" style:list-style-name="WWNum131">
      <style:paragraph-properties fo:margin-left="0.5in" fo:margin-right="0in" fo:margin-top="0in" fo:margin-bottom="0in" loext:contextual-spacing="false" fo:line-height="100%" fo:text-indent="-0.25in" style:auto-text-indent="false"/>
    </style:style>
    <style:style style:name="P266" style:family="paragraph" style:parent-style-name="Standard" style:list-style-name="WWNum69">
      <style:paragraph-properties fo:margin-left="0.5in" fo:margin-right="0in" fo:margin-top="0in" fo:margin-bottom="0in" loext:contextual-spacing="false" fo:line-height="100%" fo:text-indent="-0.25in" style:auto-text-indent="false"/>
    </style:style>
    <style:style style:name="P267" style:family="paragraph" style:parent-style-name="Standard" style:list-style-name="WWNum82">
      <style:paragraph-properties fo:margin-left="0.5in" fo:margin-right="0in" fo:margin-top="0in" fo:margin-bottom="0in" loext:contextual-spacing="false" fo:line-height="100%" fo:text-indent="-0.25in" style:auto-text-indent="false"/>
    </style:style>
    <style:style style:name="P268" style:family="paragraph" style:parent-style-name="Standard" style:list-style-name="WWNum64">
      <style:paragraph-properties fo:margin-left="0.5in" fo:margin-right="0in" fo:margin-top="0in" fo:margin-bottom="0in" loext:contextual-spacing="false" fo:line-height="100%" fo:text-indent="-0.25in" style:auto-text-indent="false"/>
    </style:style>
    <style:style style:name="P269" style:family="paragraph" style:parent-style-name="Standard" style:list-style-name="WWNum71">
      <style:paragraph-properties fo:margin-left="0.5in" fo:margin-right="0in" fo:margin-top="0in" fo:margin-bottom="0in" loext:contextual-spacing="false" fo:line-height="100%" fo:text-indent="-0.25in" style:auto-text-indent="false"/>
    </style:style>
    <style:style style:name="P270" style:family="paragraph" style:parent-style-name="Standard" style:list-style-name="WWNum49">
      <style:paragraph-properties fo:margin-left="0.5in" fo:margin-right="0in" fo:margin-top="0in" fo:margin-bottom="0in" loext:contextual-spacing="false" fo:line-height="100%" fo:text-indent="-0.25in" style:auto-text-indent="false"/>
    </style:style>
    <style:style style:name="P271" style:family="paragraph" style:parent-style-name="Standard" style:list-style-name="WWNum123">
      <style:paragraph-properties fo:margin-left="0.5in" fo:margin-right="0in" fo:margin-top="0in" fo:margin-bottom="0in" loext:contextual-spacing="false" fo:line-height="100%" fo:text-indent="-0.25in" style:auto-text-indent="false"/>
    </style:style>
    <style:style style:name="P272" style:family="paragraph" style:parent-style-name="Standard" style:list-style-name="WWNum129">
      <style:paragraph-properties fo:margin-left="0.5in" fo:margin-right="0in" fo:margin-top="0in" fo:margin-bottom="0in" loext:contextual-spacing="false" fo:line-height="100%" fo:text-indent="-0.25in" style:auto-text-indent="false"/>
    </style:style>
    <style:style style:name="P273" style:family="paragraph" style:parent-style-name="Standard" style:list-style-name="WWNum121">
      <style:paragraph-properties fo:margin-left="0.5in" fo:margin-right="0in" fo:margin-top="0in" fo:margin-bottom="0in" loext:contextual-spacing="false" fo:line-height="100%" fo:text-indent="-0.25in" style:auto-text-indent="false"/>
    </style:style>
    <style:style style:name="P274" style:family="paragraph" style:parent-style-name="Standard" style:list-style-name="WWNum52">
      <style:paragraph-properties fo:margin-left="0.5in" fo:margin-right="0in" fo:margin-top="0in" fo:margin-bottom="0in" loext:contextual-spacing="false" fo:line-height="100%" fo:text-indent="-0.25in" style:auto-text-indent="false"/>
    </style:style>
    <style:style style:name="P275" style:family="paragraph" style:parent-style-name="Standard" style:list-style-name="WWNum104">
      <style:paragraph-properties fo:margin-left="0.5in" fo:margin-right="0in" fo:margin-top="0in" fo:margin-bottom="0in" loext:contextual-spacing="false" fo:line-height="100%" fo:text-indent="-0.25in" style:auto-text-indent="false"/>
    </style:style>
    <style:style style:name="P276" style:family="paragraph" style:parent-style-name="Standard" style:list-style-name="WWNum125">
      <style:paragraph-properties fo:margin-left="0.5in" fo:margin-right="0in" fo:margin-top="0in" fo:margin-bottom="0in" loext:contextual-spacing="false" fo:line-height="100%" fo:text-indent="-0.25in" style:auto-text-indent="false"/>
    </style:style>
    <style:style style:name="P277"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278" style:family="paragraph" style:parent-style-name="Standard" style:list-style-name="WWNum41">
      <style:paragraph-properties fo:margin-left="0.5in" fo:margin-right="0in" fo:margin-top="0in" fo:margin-bottom="0in" loext:contextual-spacing="false" fo:line-height="100%" fo:text-indent="-0.25in" style:auto-text-indent="false"/>
    </style:style>
    <style:style style:name="P279"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280"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81" style:family="paragraph" style:parent-style-name="Standard" style:list-style-name="WWNum32">
      <style:paragraph-properties fo:margin-left="0.5in" fo:margin-right="0in" fo:margin-top="0in" fo:margin-bottom="0in" loext:contextual-spacing="false" fo:line-height="100%" fo:text-indent="-0.25in" style:auto-text-indent="false"/>
    </style:style>
    <style:style style:name="P282"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283" style:family="paragraph" style:parent-style-name="Standard" style:list-style-name="WWNum136">
      <style:paragraph-properties fo:margin-left="0.5in" fo:margin-right="0in" fo:margin-top="0in" fo:margin-bottom="0in" loext:contextual-spacing="false" fo:line-height="100%" fo:text-indent="-0.25in" style:auto-text-indent="false"/>
    </style:style>
    <style:style style:name="P284" style:family="paragraph" style:parent-style-name="Standard" style:list-style-name="WWNum83">
      <style:paragraph-properties fo:margin-left="0.5in" fo:margin-right="0in" fo:margin-top="0in" fo:margin-bottom="0in" loext:contextual-spacing="false" fo:line-height="100%" fo:text-indent="-0.25in" style:auto-text-indent="false"/>
    </style:style>
    <style:style style:name="P285" style:family="paragraph" style:parent-style-name="Standard" style:list-style-name="WWNum99">
      <style:paragraph-properties fo:margin-left="0.5in" fo:margin-right="0in" fo:margin-top="0in" fo:margin-bottom="0in" loext:contextual-spacing="false" fo:line-height="100%" fo:text-indent="-0.25in" style:auto-text-indent="false"/>
    </style:style>
    <style:style style:name="P286" style:family="paragraph" style:parent-style-name="Standard" style:list-style-name="WWNum51">
      <style:paragraph-properties fo:margin-left="0.5in" fo:margin-right="0in" fo:margin-top="0in" fo:margin-bottom="0in" loext:contextual-spacing="false" fo:line-height="100%" fo:text-indent="-0.25in" style:auto-text-indent="false"/>
    </style:style>
    <style:style style:name="P287" style:family="paragraph" style:parent-style-name="Standard" style:list-style-name="WWNum98">
      <style:paragraph-properties fo:margin-left="0.5in" fo:margin-right="0in" fo:margin-top="0in" fo:margin-bottom="0in" loext:contextual-spacing="false" fo:line-height="100%" fo:text-indent="-0.25in" style:auto-text-indent="false"/>
    </style:style>
    <style:style style:name="P288"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289"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90" style:family="paragraph" style:parent-style-name="Standard" style:list-style-name="WWNum114">
      <style:paragraph-properties fo:margin-left="0.5in" fo:margin-right="0in" fo:margin-top="0in" fo:margin-bottom="0.1665in" loext:contextual-spacing="false" fo:line-height="100%" fo:text-indent="-0.25in" style:auto-text-indent="false"/>
    </style:style>
    <style:style style:name="P291" style:family="paragraph" style:parent-style-name="Standard" style:list-style-name="WWNum134">
      <style:paragraph-properties fo:margin-left="0.5in" fo:margin-right="0in" fo:margin-top="0in" fo:margin-bottom="0.1665in" loext:contextual-spacing="false" fo:line-height="100%" fo:text-indent="-0.25in" style:auto-text-indent="false"/>
    </style:style>
    <style:style style:name="P292"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293" style:family="paragraph" style:parent-style-name="Standard" style:list-style-name="WWNum91">
      <style:paragraph-properties fo:margin-left="0.5in" fo:margin-right="0in" fo:margin-top="0in" fo:margin-bottom="0.1665in" loext:contextual-spacing="false" fo:line-height="100%" fo:text-indent="-0.25in" style:auto-text-indent="false"/>
    </style:style>
    <style:style style:name="P294" style:family="paragraph" style:parent-style-name="Standard" style:list-style-name="WWNum118">
      <style:paragraph-properties fo:margin-left="0.5in" fo:margin-right="0in" fo:margin-top="0in" fo:margin-bottom="0.1665in" loext:contextual-spacing="false" fo:line-height="100%" fo:text-indent="-0.25in" style:auto-text-indent="false"/>
    </style:style>
    <style:style style:name="P295"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296" style:family="paragraph" style:parent-style-name="Standard" style:list-style-name="WWNum84">
      <style:paragraph-properties fo:margin-left="0.5in" fo:margin-right="0in" fo:margin-top="0in" fo:margin-bottom="0.1665in" loext:contextual-spacing="false" fo:line-height="100%" fo:text-indent="-0.25in" style:auto-text-indent="false"/>
    </style:style>
    <style:style style:name="P297"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298" style:family="paragraph" style:parent-style-name="Standard" style:list-style-name="WWNum33">
      <style:paragraph-properties fo:margin-left="0.5in" fo:margin-right="0in" fo:margin-top="0in" fo:margin-bottom="0.1665in" loext:contextual-spacing="false" fo:line-height="100%" fo:text-indent="-0.25in" style:auto-text-indent="false"/>
    </style:style>
    <style:style style:name="P299" style:family="paragraph" style:parent-style-name="Standard" style:list-style-name="WWNum79">
      <style:paragraph-properties fo:margin-left="0.5in" fo:margin-right="0in" fo:margin-top="0in" fo:margin-bottom="0.1665in" loext:contextual-spacing="false" fo:line-height="100%" fo:text-indent="-0.25in" style:auto-text-indent="false"/>
    </style:style>
    <style:style style:name="P300"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301" style:family="paragraph" style:parent-style-name="Standard" style:list-style-name="WWNum106">
      <style:paragraph-properties fo:margin-left="0.5in" fo:margin-right="0in" fo:margin-top="0in" fo:margin-bottom="0.1665in" loext:contextual-spacing="false" fo:line-height="100%" fo:text-indent="-0.25in" style:auto-text-indent="false"/>
    </style:style>
    <style:style style:name="P302" style:family="paragraph" style:parent-style-name="Standard" style:list-style-name="WWNum66">
      <style:paragraph-properties fo:margin-left="0.5in" fo:margin-right="0in" fo:margin-top="0in" fo:margin-bottom="0.1665in" loext:contextual-spacing="false" fo:line-height="100%" fo:text-indent="-0.25in" style:auto-text-indent="false"/>
    </style:style>
    <style:style style:name="P303" style:family="paragraph" style:parent-style-name="Standard" style:list-style-name="WWNum62">
      <style:paragraph-properties fo:margin-left="0.5in" fo:margin-right="0in" fo:margin-top="0in" fo:margin-bottom="0.1665in" loext:contextual-spacing="false" fo:line-height="100%" fo:text-indent="-0.25in" style:auto-text-indent="false"/>
    </style:style>
    <style:style style:name="P304"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30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306" style:family="paragraph" style:parent-style-name="Standard" style:list-style-name="WWNum55">
      <style:paragraph-properties fo:margin-left="0.5in" fo:margin-right="0in" fo:margin-top="0in" fo:margin-bottom="0.1665in" loext:contextual-spacing="false" fo:line-height="100%" fo:text-indent="-0.25in" style:auto-text-indent="false"/>
    </style:style>
    <style:style style:name="P307" style:family="paragraph" style:parent-style-name="Standard" style:list-style-name="WWNum94">
      <style:paragraph-properties fo:margin-left="0.5in" fo:margin-right="0in" fo:margin-top="0in" fo:margin-bottom="0.1665in" loext:contextual-spacing="false" fo:line-height="100%" fo:text-indent="-0.25in" style:auto-text-indent="false"/>
    </style:style>
    <style:style style:name="P308"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309" style:family="paragraph" style:parent-style-name="Standard" style:list-style-name="WWNum78">
      <style:paragraph-properties fo:margin-left="0.5in" fo:margin-right="0in" fo:margin-top="0in" fo:margin-bottom="0.1665in" loext:contextual-spacing="false" fo:line-height="100%" fo:text-indent="-0.25in" style:auto-text-indent="false"/>
    </style:style>
    <style:style style:name="P310" style:family="paragraph" style:parent-style-name="Standard" style:list-style-name="WWNum59">
      <style:paragraph-properties fo:margin-left="0.5in" fo:margin-right="0in" fo:margin-top="0in" fo:margin-bottom="0.1665in" loext:contextual-spacing="false" fo:line-height="100%" fo:text-indent="-0.25in" style:auto-text-indent="false"/>
    </style:style>
    <style:style style:name="P311" style:family="paragraph" style:parent-style-name="Standard" style:list-style-name="WWNum107">
      <style:paragraph-properties fo:margin-left="0.5in" fo:margin-right="0in" fo:margin-top="0in" fo:margin-bottom="0.1665in" loext:contextual-spacing="false" fo:line-height="100%" fo:text-indent="-0.25in" style:auto-text-indent="false"/>
    </style:style>
    <style:style style:name="P312" style:family="paragraph" style:parent-style-name="Standard" style:list-style-name="WWNum108">
      <style:paragraph-properties fo:margin-left="0.5in" fo:margin-right="0in" fo:margin-top="0in" fo:margin-bottom="0.1665in" loext:contextual-spacing="false" fo:line-height="100%" fo:text-indent="-0.25in" style:auto-text-indent="false"/>
    </style:style>
    <style:style style:name="P31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14"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315" style:family="paragraph" style:parent-style-name="Standard" style:list-style-name="WWNum93">
      <style:paragraph-properties fo:margin-left="0.5in" fo:margin-right="0in" fo:margin-top="0in" fo:margin-bottom="0.1665in" loext:contextual-spacing="false" fo:line-height="100%" fo:text-indent="-0.25in" style:auto-text-indent="false"/>
    </style:style>
    <style:style style:name="P316"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317"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318" style:family="paragraph" style:parent-style-name="Standard" style:list-style-name="WWNum110">
      <style:paragraph-properties fo:margin-left="0.5in" fo:margin-right="0in" fo:margin-top="0in" fo:margin-bottom="0.1665in" loext:contextual-spacing="false" fo:line-height="100%" fo:text-indent="-0.25in" style:auto-text-indent="false"/>
    </style:style>
    <style:style style:name="P319" style:family="paragraph" style:parent-style-name="Standard" style:list-style-name="WWNum54">
      <style:paragraph-properties fo:margin-left="0.5in" fo:margin-right="0in" fo:margin-top="0in" fo:margin-bottom="0.1665in" loext:contextual-spacing="false" fo:line-height="100%" fo:text-indent="-0.25in" style:auto-text-indent="false"/>
    </style:style>
    <style:style style:name="P320" style:family="paragraph" style:parent-style-name="Standard" style:list-style-name="WWNum60">
      <style:paragraph-properties fo:margin-left="0.5in" fo:margin-right="0in" fo:margin-top="0in" fo:margin-bottom="0.1665in" loext:contextual-spacing="false" fo:line-height="100%" fo:text-indent="-0.25in" style:auto-text-indent="false"/>
    </style:style>
    <style:style style:name="P321" style:family="paragraph" style:parent-style-name="Standard" style:list-style-name="WWNum143">
      <style:paragraph-properties fo:margin-left="0.5in" fo:margin-right="0in" fo:margin-top="0in" fo:margin-bottom="0.1665in" loext:contextual-spacing="false" fo:line-height="100%" fo:text-indent="-0.25in" style:auto-text-indent="false"/>
    </style:style>
    <style:style style:name="P322" style:family="paragraph" style:parent-style-name="Standard" style:list-style-name="WWNum74">
      <style:paragraph-properties fo:margin-left="0.5in" fo:margin-right="0in" fo:margin-top="0in" fo:margin-bottom="0.1665in" loext:contextual-spacing="false" fo:line-height="100%" fo:text-indent="-0.25in" style:auto-text-indent="false"/>
    </style:style>
    <style:style style:name="P323" style:family="paragraph" style:parent-style-name="Standard" style:list-style-name="WWNum124">
      <style:paragraph-properties fo:margin-left="0.5in" fo:margin-right="0in" fo:margin-top="0in" fo:margin-bottom="0.1665in" loext:contextual-spacing="false" fo:line-height="100%" fo:text-indent="-0.25in" style:auto-text-indent="false"/>
    </style:style>
    <style:style style:name="P324" style:family="paragraph" style:parent-style-name="Standard" style:list-style-name="WWNum137">
      <style:paragraph-properties fo:margin-left="0.5in" fo:margin-right="0in" fo:margin-top="0in" fo:margin-bottom="0.1665in" loext:contextual-spacing="false" fo:line-height="100%" fo:text-indent="-0.25in" style:auto-text-indent="false"/>
    </style:style>
    <style:style style:name="P325" style:family="paragraph" style:parent-style-name="Standard" style:list-style-name="WWNum88">
      <style:paragraph-properties fo:margin-left="0.5in" fo:margin-right="0in" fo:margin-top="0in" fo:margin-bottom="0.1665in" loext:contextual-spacing="false" fo:line-height="100%" fo:text-indent="-0.25in" style:auto-text-indent="false"/>
    </style:style>
    <style:style style:name="P326" style:family="paragraph" style:parent-style-name="Standard" style:list-style-name="WWNum48">
      <style:paragraph-properties fo:margin-left="0.5in" fo:margin-right="0in" fo:margin-top="0in" fo:margin-bottom="0.1665in" loext:contextual-spacing="false" fo:line-height="100%" fo:text-indent="-0.25in" style:auto-text-indent="false"/>
    </style:style>
    <style:style style:name="P327" style:family="paragraph" style:parent-style-name="Standard" style:list-style-name="WWNum45">
      <style:paragraph-properties fo:margin-left="0.5in" fo:margin-right="0in" fo:margin-top="0in" fo:margin-bottom="0.1665in" loext:contextual-spacing="false" fo:line-height="100%" fo:text-indent="-0.25in" style:auto-text-indent="false"/>
    </style:style>
    <style:style style:name="P328" style:family="paragraph" style:parent-style-name="Standard" style:list-style-name="WWNum58">
      <style:paragraph-properties fo:margin-left="0.5in" fo:margin-right="0in" fo:margin-top="0in" fo:margin-bottom="0.1665in" loext:contextual-spacing="false" fo:line-height="100%" fo:text-indent="-0.25in" style:auto-text-indent="false"/>
    </style:style>
    <style:style style:name="P329" style:family="paragraph" style:parent-style-name="Standard" style:list-style-name="WWNum87">
      <style:paragraph-properties fo:margin-left="0.5in" fo:margin-right="0in" fo:margin-top="0in" fo:margin-bottom="0.1665in" loext:contextual-spacing="false" fo:line-height="100%" fo:text-indent="-0.25in" style:auto-text-indent="false"/>
    </style:style>
    <style:style style:name="P330" style:family="paragraph" style:parent-style-name="Standard" style:list-style-name="WWNum76">
      <style:paragraph-properties fo:margin-left="0.5in" fo:margin-right="0in" fo:margin-top="0in" fo:margin-bottom="0.1665in" loext:contextual-spacing="false" fo:line-height="100%" fo:text-indent="-0.25in" style:auto-text-indent="false"/>
    </style:style>
    <style:style style:name="P331"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332" style:family="paragraph" style:parent-style-name="Standard" style:list-style-name="WWNum140">
      <style:paragraph-properties fo:margin-left="0.5in" fo:margin-right="0in" fo:margin-top="0in" fo:margin-bottom="0.1665in" loext:contextual-spacing="false" fo:line-height="100%" fo:text-indent="-0.25in" style:auto-text-indent="false"/>
    </style:style>
    <style:style style:name="P333" style:family="paragraph" style:parent-style-name="Standard" style:list-style-name="WWNum65">
      <style:paragraph-properties fo:margin-left="0.5in" fo:margin-right="0in" fo:margin-top="0in" fo:margin-bottom="0.1665in" loext:contextual-spacing="false" fo:line-height="100%" fo:text-indent="-0.25in" style:auto-text-indent="false"/>
    </style:style>
    <style:style style:name="P334" style:family="paragraph" style:parent-style-name="Standard" style:list-style-name="WWNum90">
      <style:paragraph-properties fo:margin-left="0.5in" fo:margin-right="0in" fo:margin-top="0in" fo:margin-bottom="0.1665in" loext:contextual-spacing="false" fo:line-height="100%" fo:text-indent="-0.25in" style:auto-text-indent="false"/>
    </style:style>
    <style:style style:name="P335"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336" style:family="paragraph" style:parent-style-name="Standard" style:list-style-name="WWNum56">
      <style:paragraph-properties fo:margin-left="0.5in" fo:margin-right="0in" fo:margin-top="0in" fo:margin-bottom="0.1665in" loext:contextual-spacing="false" fo:line-height="100%" fo:text-indent="-0.25in" style:auto-text-indent="false"/>
    </style:style>
    <style:style style:name="P337" style:family="paragraph" style:parent-style-name="Standard" style:list-style-name="WWNum130">
      <style:paragraph-properties fo:margin-left="0.5in" fo:margin-right="0in" fo:margin-top="0in" fo:margin-bottom="0.1665in" loext:contextual-spacing="false" fo:line-height="100%" fo:text-indent="-0.25in" style:auto-text-indent="false"/>
    </style:style>
    <style:style style:name="P338" style:family="paragraph" style:parent-style-name="Standard" style:list-style-name="WWNum61">
      <style:paragraph-properties fo:margin-left="0.5in" fo:margin-right="0in" fo:margin-top="0in" fo:margin-bottom="0.1665in" loext:contextual-spacing="false" fo:line-height="100%" fo:text-indent="-0.25in" style:auto-text-indent="false"/>
    </style:style>
    <style:style style:name="P339" style:family="paragraph" style:parent-style-name="Standard" style:list-style-name="WWNum112">
      <style:paragraph-properties fo:margin-left="0.5in" fo:margin-right="0in" fo:margin-top="0in" fo:margin-bottom="0.1665in" loext:contextual-spacing="false" fo:line-height="100%" fo:text-indent="-0.25in" style:auto-text-indent="false"/>
    </style:style>
    <style:style style:name="P340"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341" style:family="paragraph" style:parent-style-name="Standard" style:list-style-name="WWNum44">
      <style:paragraph-properties fo:margin-left="0.5in" fo:margin-right="0in" fo:margin-top="0in" fo:margin-bottom="0.1665in" loext:contextual-spacing="false" fo:line-height="100%" fo:text-indent="-0.25in" style:auto-text-indent="false"/>
    </style:style>
    <style:style style:name="P342" style:family="paragraph" style:parent-style-name="Standard" style:list-style-name="WWNum109">
      <style:paragraph-properties fo:margin-left="0.5in" fo:margin-right="0in" fo:margin-top="0in" fo:margin-bottom="0.1665in" loext:contextual-spacing="false" fo:line-height="100%" fo:text-indent="-0.25in" style:auto-text-indent="false"/>
    </style:style>
    <style:style style:name="P343" style:family="paragraph" style:parent-style-name="Standard" style:list-style-name="WWNum70">
      <style:paragraph-properties fo:margin-left="0.5in" fo:margin-right="0in" fo:margin-top="0in" fo:margin-bottom="0.1665in" loext:contextual-spacing="false" fo:line-height="100%" fo:text-indent="-0.25in" style:auto-text-indent="false"/>
    </style:style>
    <style:style style:name="P344"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345" style:family="paragraph" style:parent-style-name="Standard" style:list-style-name="WWNum120">
      <style:paragraph-properties fo:margin-left="0.5in" fo:margin-right="0in" fo:margin-top="0in" fo:margin-bottom="0.1665in" loext:contextual-spacing="false" fo:line-height="100%" fo:text-indent="-0.25in" style:auto-text-indent="false"/>
    </style:style>
    <style:style style:name="P346" style:family="paragraph" style:parent-style-name="Standard" style:list-style-name="WWNum96">
      <style:paragraph-properties fo:margin-left="0.5in" fo:margin-right="0in" fo:margin-top="0in" fo:margin-bottom="0.1665in" loext:contextual-spacing="false" fo:line-height="100%" fo:text-indent="-0.25in" style:auto-text-indent="false"/>
    </style:style>
    <style:style style:name="P347" style:family="paragraph" style:parent-style-name="Standard" style:list-style-name="WWNum100">
      <style:paragraph-properties fo:margin-left="0.5in" fo:margin-right="0in" fo:margin-top="0in" fo:margin-bottom="0.1665in" loext:contextual-spacing="false" fo:line-height="100%" fo:text-indent="-0.25in" style:auto-text-indent="false"/>
    </style:style>
    <style:style style:name="P348" style:family="paragraph" style:parent-style-name="Standard" style:list-style-name="WWNum101">
      <style:paragraph-properties fo:margin-left="0.5in" fo:margin-right="0in" fo:margin-top="0in" fo:margin-bottom="0.1665in" loext:contextual-spacing="false" fo:line-height="100%" fo:text-indent="-0.25in" style:auto-text-indent="false"/>
    </style:style>
    <style:style style:name="P349" style:family="paragraph" style:parent-style-name="Standard" style:list-style-name="WWNum111">
      <style:paragraph-properties fo:margin-left="0.5in" fo:margin-right="0in" fo:margin-top="0in" fo:margin-bottom="0.1665in" loext:contextual-spacing="false" fo:line-height="100%" fo:text-indent="-0.25in" style:auto-text-indent="false"/>
    </style:style>
    <style:style style:name="P350" style:family="paragraph" style:parent-style-name="Standard" style:list-style-name="WWNum50">
      <style:paragraph-properties fo:margin-left="0.5in" fo:margin-right="0in" fo:margin-top="0in" fo:margin-bottom="0.1665in" loext:contextual-spacing="false" fo:line-height="100%" fo:text-indent="-0.25in" style:auto-text-indent="false"/>
    </style:style>
    <style:style style:name="P351" style:family="paragraph" style:parent-style-name="Standard" style:list-style-name="WWNum57">
      <style:paragraph-properties fo:margin-left="0.5in" fo:margin-right="0in" fo:margin-top="0in" fo:margin-bottom="0.1665in" loext:contextual-spacing="false" fo:line-height="100%" fo:text-indent="-0.25in" style:auto-text-indent="false"/>
    </style:style>
    <style:style style:name="P352" style:family="paragraph" style:parent-style-name="Standard" style:list-style-name="WWNum141">
      <style:paragraph-properties fo:margin-left="0.5in" fo:margin-right="0in" fo:margin-top="0in" fo:margin-bottom="0.1665in" loext:contextual-spacing="false" fo:line-height="100%" fo:text-indent="-0.25in" style:auto-text-indent="false"/>
    </style:style>
    <style:style style:name="P353" style:family="paragraph" style:parent-style-name="Standard" style:list-style-name="WWNum115">
      <style:paragraph-properties fo:margin-left="0.5in" fo:margin-right="0in" fo:margin-top="0in" fo:margin-bottom="0.1665in" loext:contextual-spacing="false" fo:line-height="100%" fo:text-indent="-0.25in" style:auto-text-indent="false"/>
    </style:style>
    <style:style style:name="P354"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355" style:family="paragraph" style:parent-style-name="Standard" style:list-style-name="WWNum72">
      <style:paragraph-properties fo:margin-left="0.5in" fo:margin-right="0in" fo:margin-top="0in" fo:margin-bottom="0.1665in" loext:contextual-spacing="false" fo:line-height="100%" fo:text-indent="-0.25in" style:auto-text-indent="false"/>
    </style:style>
    <style:style style:name="P356" style:family="paragraph" style:parent-style-name="Standard" style:list-style-name="WWNum103">
      <style:paragraph-properties fo:margin-left="0.5in" fo:margin-right="0in" fo:margin-top="0in" fo:margin-bottom="0.1665in" loext:contextual-spacing="false" fo:line-height="100%" fo:text-indent="-0.25in" style:auto-text-indent="false"/>
    </style:style>
    <style:style style:name="P357"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358" style:family="paragraph" style:parent-style-name="Standard" style:list-style-name="WWNum105">
      <style:paragraph-properties fo:margin-left="0.5in" fo:margin-right="0in" fo:margin-top="0in" fo:margin-bottom="0.1665in" loext:contextual-spacing="false" fo:line-height="100%" fo:text-indent="-0.25in" style:auto-text-indent="false"/>
    </style:style>
    <style:style style:name="P359" style:family="paragraph" style:parent-style-name="Standard" style:list-style-name="WWNum132">
      <style:paragraph-properties fo:margin-left="0.5in" fo:margin-right="0in" fo:margin-top="0in" fo:margin-bottom="0.1665in" loext:contextual-spacing="false" fo:line-height="100%" fo:text-indent="-0.25in" style:auto-text-indent="false"/>
    </style:style>
    <style:style style:name="P360"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361" style:family="paragraph" style:parent-style-name="Standard" style:list-style-name="WWNum86">
      <style:paragraph-properties fo:margin-left="0.5in" fo:margin-right="0in" fo:margin-top="0in" fo:margin-bottom="0.1665in" loext:contextual-spacing="false" fo:line-height="100%" fo:text-indent="-0.25in" style:auto-text-indent="false"/>
    </style:style>
    <style:style style:name="P362" style:family="paragraph" style:parent-style-name="Standard" style:list-style-name="WWNum53">
      <style:paragraph-properties fo:margin-left="0.5in" fo:margin-right="0in" fo:margin-top="0in" fo:margin-bottom="0.1665in" loext:contextual-spacing="false" fo:line-height="100%" fo:text-indent="-0.25in" style:auto-text-indent="false"/>
    </style:style>
    <style:style style:name="P363" style:family="paragraph" style:parent-style-name="Standard" style:list-style-name="WWNum89">
      <style:paragraph-properties fo:margin-left="0.5in" fo:margin-right="0in" fo:margin-top="0in" fo:margin-bottom="0.1665in" loext:contextual-spacing="false" fo:line-height="100%" fo:text-indent="-0.25in" style:auto-text-indent="false"/>
    </style:style>
    <style:style style:name="P364" style:family="paragraph" style:parent-style-name="Standard" style:list-style-name="WWNum138">
      <style:paragraph-properties fo:margin-left="0.5in" fo:margin-right="0in" fo:margin-top="0in" fo:margin-bottom="0.1665in" loext:contextual-spacing="false" fo:line-height="100%" fo:text-indent="-0.25in" style:auto-text-indent="false"/>
    </style:style>
    <style:style style:name="P365"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366" style:family="paragraph" style:parent-style-name="Standard" style:list-style-name="WWNum102">
      <style:paragraph-properties fo:margin-left="0.5in" fo:margin-right="0in" fo:margin-top="0in" fo:margin-bottom="0.1665in" loext:contextual-spacing="false" fo:line-height="100%" fo:text-indent="-0.25in" style:auto-text-indent="false"/>
    </style:style>
    <style:style style:name="P367" style:family="paragraph" style:parent-style-name="Standard" style:list-style-name="WWNum46">
      <style:paragraph-properties fo:margin-left="0.5in" fo:margin-right="0in" fo:margin-top="0in" fo:margin-bottom="0.1665in" loext:contextual-spacing="false" fo:line-height="100%" fo:text-indent="-0.25in" style:auto-text-indent="false"/>
    </style:style>
    <style:style style:name="P368" style:family="paragraph" style:parent-style-name="Standard" style:list-style-name="WWNum135">
      <style:paragraph-properties fo:margin-left="0.5in" fo:margin-right="0in" fo:margin-top="0in" fo:margin-bottom="0.1665in" loext:contextual-spacing="false" fo:line-height="100%" fo:text-indent="-0.25in" style:auto-text-indent="false"/>
    </style:style>
    <style:style style:name="P369" style:family="paragraph" style:parent-style-name="Standard" style:list-style-name="WWNum126">
      <style:paragraph-properties fo:margin-left="0.5in" fo:margin-right="0in" fo:margin-top="0in" fo:margin-bottom="0.1665in" loext:contextual-spacing="false" fo:line-height="100%" fo:text-indent="-0.25in" style:auto-text-indent="false"/>
    </style:style>
    <style:style style:name="P370" style:family="paragraph" style:parent-style-name="Standard" style:list-style-name="WWNum113">
      <style:paragraph-properties fo:margin-left="0.5in" fo:margin-right="0in" fo:margin-top="0in" fo:margin-bottom="0.1665in" loext:contextual-spacing="false" fo:line-height="100%" fo:text-indent="-0.25in" style:auto-text-indent="false"/>
    </style:style>
    <style:style style:name="P371" style:family="paragraph" style:parent-style-name="Standard" style:list-style-name="WWNum119">
      <style:paragraph-properties fo:margin-left="0.5in" fo:margin-right="0in" fo:margin-top="0in" fo:margin-bottom="0.1665in" loext:contextual-spacing="false" fo:line-height="100%" fo:text-indent="-0.25in" style:auto-text-indent="false"/>
    </style:style>
    <style:style style:name="P372"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373" style:family="paragraph" style:parent-style-name="Standard" style:list-style-name="WWNum39">
      <style:paragraph-properties fo:margin-left="0.5in" fo:margin-right="0in" fo:margin-top="0in" fo:margin-bottom="0.1665in" loext:contextual-spacing="false" fo:line-height="100%" fo:text-indent="-0.25in" style:auto-text-indent="false"/>
    </style:style>
    <style:style style:name="P374"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375" style:family="paragraph" style:parent-style-name="Standard" style:list-style-name="WWNum81">
      <style:paragraph-properties fo:margin-left="0.5in" fo:margin-right="0in" fo:margin-top="0in" fo:margin-bottom="0.1665in" loext:contextual-spacing="false" fo:line-height="100%" fo:text-indent="-0.25in" style:auto-text-indent="false"/>
    </style:style>
    <style:style style:name="P376" style:family="paragraph" style:parent-style-name="Standard" style:list-style-name="WWNum122">
      <style:paragraph-properties fo:margin-left="0.5in" fo:margin-right="0in" fo:margin-top="0in" fo:margin-bottom="0.1665in" loext:contextual-spacing="false" fo:line-height="100%" fo:text-indent="-0.25in" style:auto-text-indent="false"/>
    </style:style>
    <style:style style:name="P377"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78" style:family="paragraph" style:parent-style-name="Standard" style:list-style-name="WWNum97">
      <style:paragraph-properties fo:margin-left="0.5in" fo:margin-right="0in" fo:margin-top="0in" fo:margin-bottom="0.1665in" loext:contextual-spacing="false" fo:line-height="100%" fo:text-indent="-0.25in" style:auto-text-indent="false"/>
    </style:style>
    <style:style style:name="P379"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380"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381"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382"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83" style:family="paragraph" style:parent-style-name="Standard" style:list-style-name="WWNum67">
      <style:paragraph-properties fo:margin-left="0.5in" fo:margin-right="0in" fo:margin-top="0in" fo:margin-bottom="0.1665in" loext:contextual-spacing="false" fo:line-height="100%" fo:text-indent="-0.25in" style:auto-text-indent="false"/>
    </style:style>
    <style:style style:name="P384" style:family="paragraph" style:parent-style-name="Standard" style:list-style-name="WWNum75">
      <style:paragraph-properties fo:margin-left="0.5in" fo:margin-right="0in" fo:margin-top="0in" fo:margin-bottom="0.1665in" loext:contextual-spacing="false" fo:line-height="100%" fo:text-indent="-0.25in" style:auto-text-indent="false"/>
    </style:style>
    <style:style style:name="P385" style:family="paragraph" style:parent-style-name="Standard" style:list-style-name="WWNum116">
      <style:paragraph-properties fo:margin-left="0.5in" fo:margin-right="0in" fo:margin-top="0in" fo:margin-bottom="0.1665in" loext:contextual-spacing="false" fo:line-height="100%" fo:text-indent="-0.25in" style:auto-text-indent="false"/>
    </style:style>
    <style:style style:name="P386" style:family="paragraph" style:parent-style-name="Standard" style:list-style-name="WWNum133">
      <style:paragraph-properties fo:margin-left="0.5in" fo:margin-right="0in" fo:margin-top="0in" fo:margin-bottom="0.1665in" loext:contextual-spacing="false" fo:line-height="100%" fo:text-indent="-0.25in" style:auto-text-indent="false"/>
    </style:style>
    <style:style style:name="P387" style:family="paragraph" style:parent-style-name="Standard" style:list-style-name="WWNum40">
      <style:paragraph-properties fo:margin-left="0.5in" fo:margin-right="0in" fo:margin-top="0in" fo:margin-bottom="0.1665in" loext:contextual-spacing="false" fo:line-height="100%" fo:text-indent="-0.25in" style:auto-text-indent="false"/>
    </style:style>
    <style:style style:name="P388" style:family="paragraph" style:parent-style-name="Standard" style:list-style-name="WWNum95">
      <style:paragraph-properties fo:margin-left="0.5in" fo:margin-right="0in" fo:margin-top="0in" fo:margin-bottom="0.1665in" loext:contextual-spacing="false" fo:line-height="100%" fo:text-indent="-0.25in" style:auto-text-indent="false"/>
    </style:style>
    <style:style style:name="P389"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390"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391" style:family="paragraph" style:parent-style-name="Standard" style:list-style-name="WWNum37">
      <style:paragraph-properties fo:margin-left="0.5in" fo:margin-right="0in" fo:margin-top="0in" fo:margin-bottom="0.1665in" loext:contextual-spacing="false" fo:line-height="100%" fo:text-indent="-0.25in" style:auto-text-indent="false"/>
    </style:style>
    <style:style style:name="P392"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393" style:family="paragraph" style:parent-style-name="Standard" style:list-style-name="WWNum80">
      <style:paragraph-properties fo:margin-left="0.5in" fo:margin-right="0in" fo:margin-top="0in" fo:margin-bottom="0.1665in" loext:contextual-spacing="false" fo:line-height="100%" fo:text-indent="-0.25in" style:auto-text-indent="false"/>
    </style:style>
    <style:style style:name="P394" style:family="paragraph" style:parent-style-name="Standard" style:list-style-name="WWNum127">
      <style:paragraph-properties fo:margin-left="0.5in" fo:margin-right="0in" fo:margin-top="0in" fo:margin-bottom="0.1665in" loext:contextual-spacing="false" fo:line-height="100%" fo:text-indent="-0.25in" style:auto-text-indent="false"/>
    </style:style>
    <style:style style:name="P395" style:family="paragraph" style:parent-style-name="Standard" style:list-style-name="WWNum92">
      <style:paragraph-properties fo:margin-left="0.5in" fo:margin-right="0in" fo:margin-top="0in" fo:margin-bottom="0.1665in" loext:contextual-spacing="false" fo:line-height="100%" fo:text-indent="-0.25in" style:auto-text-indent="false"/>
    </style:style>
    <style:style style:name="P396" style:family="paragraph" style:parent-style-name="Standard" style:list-style-name="WWNum63">
      <style:paragraph-properties fo:margin-left="0.5in" fo:margin-right="0in" fo:margin-top="0in" fo:margin-bottom="0.1665in" loext:contextual-spacing="false" fo:line-height="100%" fo:text-indent="-0.25in" style:auto-text-indent="false"/>
    </style:style>
    <style:style style:name="P397" style:family="paragraph" style:parent-style-name="Standard" style:list-style-name="WWNum73">
      <style:paragraph-properties fo:margin-left="0.5in" fo:margin-right="0in" fo:margin-top="0in" fo:margin-bottom="0.1665in" loext:contextual-spacing="false" fo:line-height="100%" fo:text-indent="-0.25in" style:auto-text-indent="false"/>
    </style:style>
    <style:style style:name="P398" style:family="paragraph" style:parent-style-name="Standard" style:list-style-name="WWNum139">
      <style:paragraph-properties fo:margin-left="0.5in" fo:margin-right="0in" fo:margin-top="0in" fo:margin-bottom="0.1665in" loext:contextual-spacing="false" fo:line-height="100%" fo:text-indent="-0.25in" style:auto-text-indent="false"/>
    </style:style>
    <style:style style:name="P399" style:family="paragraph" style:parent-style-name="Standard" style:list-style-name="WWNum142">
      <style:paragraph-properties fo:margin-left="0.5in" fo:margin-right="0in" fo:margin-top="0in" fo:margin-bottom="0.1665in" loext:contextual-spacing="false" fo:line-height="100%" fo:text-indent="-0.25in" style:auto-text-indent="false"/>
    </style:style>
    <style:style style:name="P400" style:family="paragraph" style:parent-style-name="Standard" style:list-style-name="WWNum85">
      <style:paragraph-properties fo:margin-left="0.5in" fo:margin-right="0in" fo:margin-top="0in" fo:margin-bottom="0.1665in" loext:contextual-spacing="false" fo:line-height="100%" fo:text-indent="-0.25in" style:auto-text-indent="false"/>
    </style:style>
    <style:style style:name="P401" style:family="paragraph" style:parent-style-name="Standard" style:list-style-name="WWNum128">
      <style:paragraph-properties fo:margin-left="0.5in" fo:margin-right="0in" fo:margin-top="0in" fo:margin-bottom="0.1665in" loext:contextual-spacing="false" fo:line-height="100%" fo:text-indent="-0.25in" style:auto-text-indent="false"/>
    </style:style>
    <style:style style:name="P402"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403" style:family="paragraph" style:parent-style-name="Standard" style:list-style-name="WWNum117">
      <style:paragraph-properties fo:margin-left="0.5in" fo:margin-right="0in" fo:margin-top="0in" fo:margin-bottom="0.1665in" loext:contextual-spacing="false" fo:line-height="100%" fo:text-indent="-0.25in" style:auto-text-indent="false"/>
    </style:style>
    <style:style style:name="P404"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405" style:family="paragraph" style:parent-style-name="Standard" style:list-style-name="WWNum77">
      <style:paragraph-properties fo:margin-left="0.5in" fo:margin-right="0in" fo:margin-top="0in" fo:margin-bottom="0.1665in" loext:contextual-spacing="false" fo:line-height="100%" fo:text-indent="-0.25in" style:auto-text-indent="false"/>
    </style:style>
    <style:style style:name="P406" style:family="paragraph" style:parent-style-name="Standard" style:list-style-name="WWNum68">
      <style:paragraph-properties fo:margin-left="0.5in" fo:margin-right="0in" fo:margin-top="0in" fo:margin-bottom="0.1665in" loext:contextual-spacing="false" fo:line-height="100%" fo:text-indent="-0.25in" style:auto-text-indent="false"/>
    </style:style>
    <style:style style:name="P407"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408" style:family="paragraph" style:parent-style-name="Standard" style:list-style-name="WWNum131">
      <style:paragraph-properties fo:margin-left="0.5in" fo:margin-right="0in" fo:margin-top="0in" fo:margin-bottom="0.1665in" loext:contextual-spacing="false" fo:line-height="100%" fo:text-indent="-0.25in" style:auto-text-indent="false"/>
    </style:style>
    <style:style style:name="P409" style:family="paragraph" style:parent-style-name="Standard" style:list-style-name="WWNum69">
      <style:paragraph-properties fo:margin-left="0.5in" fo:margin-right="0in" fo:margin-top="0in" fo:margin-bottom="0.1665in" loext:contextual-spacing="false" fo:line-height="100%" fo:text-indent="-0.25in" style:auto-text-indent="false"/>
    </style:style>
    <style:style style:name="P410" style:family="paragraph" style:parent-style-name="Standard" style:list-style-name="WWNum82">
      <style:paragraph-properties fo:margin-left="0.5in" fo:margin-right="0in" fo:margin-top="0in" fo:margin-bottom="0.1665in" loext:contextual-spacing="false" fo:line-height="100%" fo:text-indent="-0.25in" style:auto-text-indent="false"/>
    </style:style>
    <style:style style:name="P411" style:family="paragraph" style:parent-style-name="Standard" style:list-style-name="WWNum64">
      <style:paragraph-properties fo:margin-left="0.5in" fo:margin-right="0in" fo:margin-top="0in" fo:margin-bottom="0.1665in" loext:contextual-spacing="false" fo:line-height="100%" fo:text-indent="-0.25in" style:auto-text-indent="false"/>
    </style:style>
    <style:style style:name="P412" style:family="paragraph" style:parent-style-name="Standard" style:list-style-name="WWNum71">
      <style:paragraph-properties fo:margin-left="0.5in" fo:margin-right="0in" fo:margin-top="0in" fo:margin-bottom="0.1665in" loext:contextual-spacing="false" fo:line-height="100%" fo:text-indent="-0.25in" style:auto-text-indent="false"/>
    </style:style>
    <style:style style:name="P413" style:family="paragraph" style:parent-style-name="Standard" style:list-style-name="WWNum49">
      <style:paragraph-properties fo:margin-left="0.5in" fo:margin-right="0in" fo:margin-top="0in" fo:margin-bottom="0.1665in" loext:contextual-spacing="false" fo:line-height="100%" fo:text-indent="-0.25in" style:auto-text-indent="false"/>
    </style:style>
    <style:style style:name="P414" style:family="paragraph" style:parent-style-name="Standard" style:list-style-name="WWNum123">
      <style:paragraph-properties fo:margin-left="0.5in" fo:margin-right="0in" fo:margin-top="0in" fo:margin-bottom="0.1665in" loext:contextual-spacing="false" fo:line-height="100%" fo:text-indent="-0.25in" style:auto-text-indent="false"/>
    </style:style>
    <style:style style:name="P415" style:family="paragraph" style:parent-style-name="Standard" style:list-style-name="WWNum129">
      <style:paragraph-properties fo:margin-left="0.5in" fo:margin-right="0in" fo:margin-top="0in" fo:margin-bottom="0.1665in" loext:contextual-spacing="false" fo:line-height="100%" fo:text-indent="-0.25in" style:auto-text-indent="false"/>
    </style:style>
    <style:style style:name="P416" style:family="paragraph" style:parent-style-name="Standard" style:list-style-name="WWNum121">
      <style:paragraph-properties fo:margin-left="0.5in" fo:margin-right="0in" fo:margin-top="0in" fo:margin-bottom="0.1665in" loext:contextual-spacing="false" fo:line-height="100%" fo:text-indent="-0.25in" style:auto-text-indent="false"/>
    </style:style>
    <style:style style:name="P417" style:family="paragraph" style:parent-style-name="Standard" style:list-style-name="WWNum52">
      <style:paragraph-properties fo:margin-left="0.5in" fo:margin-right="0in" fo:margin-top="0in" fo:margin-bottom="0.1665in" loext:contextual-spacing="false" fo:line-height="100%" fo:text-indent="-0.25in" style:auto-text-indent="false"/>
    </style:style>
    <style:style style:name="P418" style:family="paragraph" style:parent-style-name="Standard" style:list-style-name="WWNum104">
      <style:paragraph-properties fo:margin-left="0.5in" fo:margin-right="0in" fo:margin-top="0in" fo:margin-bottom="0.1665in" loext:contextual-spacing="false" fo:line-height="100%" fo:text-indent="-0.25in" style:auto-text-indent="false"/>
    </style:style>
    <style:style style:name="P419" style:family="paragraph" style:parent-style-name="Standard" style:list-style-name="WWNum125">
      <style:paragraph-properties fo:margin-left="0.5in" fo:margin-right="0in" fo:margin-top="0in" fo:margin-bottom="0.1665in" loext:contextual-spacing="false" fo:line-height="100%" fo:text-indent="-0.25in" style:auto-text-indent="false"/>
    </style:style>
    <style:style style:name="P420"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421"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422"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423"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424" style:family="paragraph" style:parent-style-name="Standard" style:list-style-name="WWNum32">
      <style:paragraph-properties fo:margin-left="0.5in" fo:margin-right="0in" fo:margin-top="0in" fo:margin-bottom="0.1665in" loext:contextual-spacing="false" fo:line-height="100%" fo:text-indent="-0.25in" style:auto-text-indent="false"/>
    </style:style>
    <style:style style:name="P425"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426" style:family="paragraph" style:parent-style-name="Standard" style:list-style-name="WWNum136">
      <style:paragraph-properties fo:margin-left="0.5in" fo:margin-right="0in" fo:margin-top="0in" fo:margin-bottom="0.1665in" loext:contextual-spacing="false" fo:line-height="100%" fo:text-indent="-0.25in" style:auto-text-indent="false"/>
    </style:style>
    <style:style style:name="P427" style:family="paragraph" style:parent-style-name="Standard" style:list-style-name="WWNum83">
      <style:paragraph-properties fo:margin-left="0.5in" fo:margin-right="0in" fo:margin-top="0in" fo:margin-bottom="0.1665in" loext:contextual-spacing="false" fo:line-height="100%" fo:text-indent="-0.25in" style:auto-text-indent="false"/>
    </style:style>
    <style:style style:name="P428" style:family="paragraph" style:parent-style-name="Standard" style:list-style-name="WWNum99">
      <style:paragraph-properties fo:margin-left="0.5in" fo:margin-right="0in" fo:margin-top="0in" fo:margin-bottom="0.1665in" loext:contextual-spacing="false" fo:line-height="100%" fo:text-indent="-0.25in" style:auto-text-indent="false"/>
    </style:style>
    <style:style style:name="P429" style:family="paragraph" style:parent-style-name="Standard" style:list-style-name="WWNum51">
      <style:paragraph-properties fo:margin-left="0.5in" fo:margin-right="0in" fo:margin-top="0in" fo:margin-bottom="0.1665in" loext:contextual-spacing="false" fo:line-height="100%" fo:text-indent="-0.25in" style:auto-text-indent="false"/>
    </style:style>
    <style:style style:name="P430" style:family="paragraph" style:parent-style-name="Standard" style:list-style-name="WWNum98">
      <style:paragraph-properties fo:margin-left="0.5in" fo:margin-right="0in" fo:margin-top="0in" fo:margin-bottom="0.1665in" loext:contextual-spacing="false" fo:line-height="100%" fo:text-indent="-0.25in" style:auto-text-indent="false"/>
    </style:style>
    <style:style style:name="P431"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432"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433" style:family="paragraph" style:parent-style-name="Standard">
      <style:paragraph-properties fo:margin-left="0.5in" fo:margin-right="0in" fo:margin-top="0.1665in" fo:margin-bottom="0.1665in" loext:contextual-spacing="false" fo:line-height="100%" fo:text-indent="0in" style:auto-text-indent="false"/>
      <style:text-properties fo:font-weight="bold" style:font-weight-asian="bold" style:font-weight-complex="bold"/>
    </style:style>
    <style:style style:name="P434" style:family="paragraph" style:parent-style-name="Heading_20_1">
      <style:paragraph-properties fo:margin-top="0.3335in" fo:margin-bottom="0.0835in" loext:contextual-spacing="false" fo:line-height="100%" fo:keep-together="auto" fo:keep-with-next="auto"/>
    </style:style>
    <style:style style:name="P435" style:family="paragraph" style:parent-style-name="Heading_20_3">
      <style:paragraph-properties fo:margin-top="0.1945in" fo:margin-bottom="0.0555in" loext:contextual-spacing="false" fo:line-height="100%" fo:keep-together="auto" fo:keep-with-next="auto"/>
    </style:style>
    <style:style style:name="P436" style:family="paragraph" style:parent-style-name="Heading_20_2">
      <style:paragraph-properties fo:margin-top="0.25in" fo:margin-bottom="0.0555in" loext:contextual-spacing="false" fo:line-height="100%" fo:keep-together="auto" fo:keep-with-next="auto"/>
    </style:style>
    <style:style style:name="P437" style:family="paragraph">
      <loext:graphic-properties draw:fill="solid" draw:fill-color="#a0a0a0"/>
      <style:paragraph-properties fo:text-align="center"/>
    </style:style>
    <style:style style:name="T1" style:family="text">
      <style:text-properties fo:font-weight="bold" style:font-weight-asian="bold" style:font-weight-complex="bold"/>
    </style:style>
    <style:style style:name="T2" style:family="text">
      <style:text-properties fo:font-weight="bold" style:font-weight-asian="bold" style:font-weight-complex="bold" fo:background-color="#ff0000"/>
    </style:style>
    <style:style style:name="T3" style:family="text">
      <style:text-properties fo:font-size="23pt" fo:font-weight="bold" style:font-size-asian="23pt" style:font-weight-asian="bold" style:font-size-complex="23pt" style:font-weight-complex="bold"/>
    </style:style>
    <style:style style:name="T4" style:family="text">
      <style:text-properties fo:font-size="17pt" fo:font-weight="bold" style:font-size-asian="17pt" style:font-weight-asian="bold" style:font-size-complex="17pt"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fo:font-size="13pt" fo:font-weight="bold" style:font-size-asian="13pt" style:font-weight-asian="bold" style:font-size-complex="13pt" style:font-weight-complex="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s/></text:span><text:span text:style-name="T3">NAKAMAMESH NETWORK</text:span></text:p>
      <text:p text:style-name="P436"><text:bookmark text:name="_e9khttlorvsy"/><text:span text:style-name="T4">Unstoppable Communication for Everyone, Everywhere</text:span></text:p>
      <text:p text:style-name="P1"><text:span text:style-name="T1">A Decentralized Physical Infrastructure Network (DePIN)<text:line-break/> Powered by Community, Built for Humanity</text:span></text:p>
      <text:p text:style-name="P1"><draw:rect text:anchor-type="as-char" style:rel-width="100%" draw:z-index="0" draw:style-name="gr1" draw:text-style-name="P437" svg:width="0.0012in" svg:height="0.0213in"><text:p/></draw:rect></text:p>
      <text:p text:style-name="P1"><text:span text:style-name="T5">"We can either do something to make this a better world, or we can do nothing. I choose to do something."<text:line-break/></text:span><text:span text:style-name="T1"> — Founder's Mother</text:span></text:p>
      <text:p text:style-name="P1"><draw:rect text:anchor-type="as-char" style:rel-width="100%" draw:z-index="1" draw:style-name="gr1" draw:text-style-name="P437" svg:width="0.0012in" svg:height="0.0213in"><text:p/></draw:rect></text:p>
      <text:p text:style-name="P1"><text:span text:style-name="T1">Version 1.0<text:line-break/> December 2025</text:span></text:p>
      <text:p text:style-name="P1"><draw:rect text:anchor-type="as-char" style:rel-width="100%" draw:z-index="2" draw:style-name="gr1" draw:text-style-name="P437" svg:width="0.0012in" svg:height="0.0213in"><text:p/></draw:rect></text:p>
      <text:p text:style-name="P436"><text:bookmark text:name="_pok1k9yd06ab"/><text:span text:style-name="T4">TABLE OF CONTENTS</text:span></text:p>
      <text:list xml:id="list2047485339" text:style-name="WWNum114">
        <text:list-item>
          <text:p text:style-name="P5"><text:span text:style-name="T1">Executive Summary</text:span></text:p>
        </text:list-item>
        <text:list-item>
          <text:p text:style-name="P148"><text:span text:style-name="T1">A Personal Mission</text:span></text:p>
        </text:list-item>
        <text:list-item>
          <text:p text:style-name="P148"><text:span text:style-name="T1">The Problem We Solve</text:span></text:p>
        </text:list-item>
        <text:list-item>
          <text:p text:style-name="P148"><text:span text:style-name="T1">The NakamaMesh Solution</text:span></text:p>
        </text:list-item>
        <text:list-item>
          <text:p text:style-name="P148"><text:span text:style-name="T1">How It Works Today</text:span></text:p>
        </text:list-item>
        <text:list-item>
          <text:p text:style-name="P148"><text:span text:style-name="T1">Technology Architecture</text:span></text:p>
        </text:list-item>
        <text:list-item>
          <text:p text:style-name="P148"><text:span text:style-name="T1">Tokenomics &amp; Incentives</text:span></text:p>
        </text:list-item>
        <text:list-item>
          <text:p text:style-name="P148"><text:span text:style-name="T1">Earn by Participating</text:span></text:p>
        </text:list-item>
        <text:list-item>
          <text:p text:style-name="P148"><text:span text:style-name="T1">Use Cases: Real Impact</text:span></text:p>
        </text:list-item>
        <text:list-item>
          <text:p text:style-name="P148"><text:span text:style-name="T1">Roadmap to Global Coverage</text:span></text:p>
        </text:list-item>
        <text:list-item>
          <text:p text:style-name="P148"><text:span text:style-name="T1">Open Source &amp; Developer Ecosystem</text:span></text:p>
        </text:list-item>
        <text:list-item>
          <text:p text:style-name="P148"><text:span text:style-name="T1">Team &amp; Vision</text:span></text:p>
        </text:list-item>
        <text:list-item>
          <text:p text:style-name="P290"><text:span text:style-name="T1">Call to Action: Join Us</text:span></text:p>
        </text:list-item>
      </text:list>
      <text:p text:style-name="P1"><draw:rect text:anchor-type="as-char" style:rel-width="100%" draw:z-index="3" draw:style-name="gr1" draw:text-style-name="P437" svg:width="0.0012in" svg:height="0.0213in"><text:p/></draw:rect></text:p>
      <text:p text:style-name="P434"><text:bookmark text:name="_dijlklpcwt50"/><text:soft-page-break/><text:span text:style-name="T3">1. EXECUTIVE SUMMARY</text:span></text:p>
      <text:p text:style-name="P1"><text:span text:style-name="T1">NakamaMesh is building the world's first truly unstoppable communication network.</text:span></text:p>
      <text:p text:style-name="P1"><text:span text:style-name="T1">When typhoons destroy cell towers, when governments shut down the internet, when disasters strike - NakamaMesh keeps communities connected.</text:span></text:p>
      <text:p text:style-name="P1"><text:span text:style-name="T1">We're not just building an app. We're building infrastructure owned by the people, operated by the people, and beneficial to everyone.</text:span></text:p>
      <text:p text:style-name="P1"><text:span text:style-name="T1">What makes NakamaMesh different:</text:span></text:p>
      <text:list xml:id="list1412820405" text:style-name="WWNum134">
        <text:list-item>
          <text:p text:style-name="P6"><text:span text:style-name="T1">Works without internet: Pure phone-to-phone mesh via Bluetooth (working NOW)</text:span></text:p>
        </text:list-item>
        <text:list-item>
          <text:p text:style-name="P149"><text:span text:style-name="T1">Economically sustainable: Earn $NKMA cryptocurrency by running relays (coming Q2 2026)</text:span></text:p>
        </text:list-item>
        <text:list-item>
          <text:p text:style-name="P149"><text:span text:style-name="T1">Disaster-resilient: Functions when ALL infrastructure fails</text:span></text:p>
        </text:list-item>
        <text:list-item>
          <text:p text:style-name="P149"><text:span text:style-name="T1">Globally scalable: Roadmap from Bluetooth → LoRa → Satellite time → Own constellation</text:span></text:p>
        </text:list-item>
        <text:list-item>
          <text:p text:style-name="P149"><text:span text:style-name="T1">Community-owned: 100% open source, decentralized governance</text:span></text:p>
        </text:list-item>
        <text:list-item>
          <text:p text:style-name="P291"><text:span text:style-name="T1">Accessible to all: Works on your existing phone right now</text:span></text:p>
        </text:list-item>
      </text:list>
      <text:p text:style-name="P1"><text:span text:style-name="T1">Our Vision: A global communication network that works for everyone, everywhere, always - powered by people helping people.</text:span></text:p>
      <text:p text:style-name="P1"><text:span text:style-name="T1">Current Status:</text:span></text:p>
      <text:list xml:id="list3673915981" text:style-name="WWNum47">
        <text:list-item>
          <text:p text:style-name="P7"><text:span text:style-name="T1">✅ Android app deployed and operational</text:span></text:p>
        </text:list-item>
        <text:list-item>
          <text:p text:style-name="P150"><text:span text:style-name="T1">✅ NKMA token live on Binance Smart Chain (100B minted)</text:span></text:p>
        </text:list-item>
        <text:list-item>
          <text:p text:style-name="P150"><text:span text:style-name="T1">✅ Pure Bluetooth mesh working (no internet needed!)</text:span></text:p>
        </text:list-item>
        <text:list-item>
          <text:p text:style-name="P150"><text:span text:style-name="T1">✅ End-to-end encryption functional</text:span></text:p>
        </text:list-item>
        <text:list-item>
          <text:p text:style-name="P150"><text:span text:style-name="T1">✅ Multi-hop relay operational</text:span></text:p>
        </text:list-item>
        <text:list-item>
          <text:p text:style-name="P150"><text:span text:style-name="T1">⏳ Wallet integration coming Q1 2026</text:span></text:p>
        </text:list-item>
        <text:list-item>
          <text:p text:style-name="P150"><text:span text:style-name="T1">⏳ All code being open sourced</text:span></text:p>
        </text:list-item>
        <text:list-item>
          <text:p text:style-name="P292"><text:span text:style-name="T1">⏳ Whitepaper and website launching</text:span></text:p>
        </text:list-item>
      </text:list>
      <text:p text:style-name="P1"><text:span text:style-name="T1">The Opportunity:</text:span></text:p>
      <text:list xml:id="list509908538" text:style-name="WWNum91">
        <text:list-item>
          <text:p text:style-name="P8"><text:span text:style-name="T1">5 billion smartphone users globally</text:span></text:p>
        </text:list-item>
        <text:list-item>
          <text:p text:style-name="P151"><text:span text:style-name="T1">1.7 billion people without reliable internet access</text:span></text:p>
        </text:list-item>
        <text:list-item>
          <text:p text:style-name="P151"><text:soft-page-break/><text:span text:style-name="T1">Billions affected by natural disasters annually</text:span></text:p>
        </text:list-item>
        <text:list-item>
          <text:p text:style-name="P293"><text:span text:style-name="T1">Growing demand for censorship-resistant communication</text:span></text:p>
        </text:list-item>
      </text:list>
      <text:p text:style-name="P1"><text:span text:style-name="T1">Join us in building a network that can never be shut down.</text:span></text:p>
      <text:p text:style-name="P1"><draw:rect text:anchor-type="as-char" style:rel-width="100%" draw:z-index="4" draw:style-name="gr1" draw:text-style-name="P437" svg:width="0.0012in" svg:height="0.0213in"><text:p/></draw:rect></text:p>
      <text:p text:style-name="P434"><text:bookmark text:name="_jkafp6wkm9e8"/><text:span text:style-name="T3">2. A PERSONAL MISSION</text:span></text:p>
      <text:p text:style-name="P1"><text:span text:style-name="T1">This isn't just a business. It's personal.</text:span></text:p>
      <text:p text:style-name="P1"><text:span text:style-name="T1">My mother was born in the Philippines. She raised me in the United States with one unwavering principle:</text:span></text:p>
      <text:p text:style-name="P1"><text:span text:style-name="T1">"We can either do something to make this a better world, or we can do nothing."</text:span></text:p>
      <text:p text:style-name="P1"><text:span text:style-name="T1">She passed away, but her words stayed with me.</text:span></text:p>
      <text:p text:style-name="P1"><text:span text:style-name="T1">In 2025, I watched helplessly as typhoons devastated the Philippines. Communities were cut off. Families couldn't reach each other. Cell towers were destroyed. Internet cables underwater.</text:span></text:p>
      <text:p text:style-name="P1"><text:span text:style-name="T1">People suffered not just from the storm, but from the silence that followed.</text:span></text:p>
      <text:p text:style-name="P1"><text:span text:style-name="T1">I thought about my mother's words. I thought about her homeland. I thought about millions of people worldwide facing the same isolation during disasters.</text:span></text:p>
      <text:p text:style-name="P1"><text:span text:style-name="T1">I chose to do something.</text:span></text:p>
      <text:p text:style-name="P1"><text:span text:style-name="T1">NakamaMesh was born from that choice.</text:span></text:p>
      <text:p text:style-name="P1"><text:span text:style-name="T1">This is for every Filipino family separated by typhoons. For every community cut off by floods. For every protester silenced by internet shutdowns. For every hiker lost in the wilderness. For every human being who deserves the basic right to communicate.</text:span></text:p>
      <text:p text:style-name="P1"><text:span text:style-name="T1">My mother taught me that one person can make a difference when they choose to act.</text:span></text:p>
      <text:p text:style-name="P1"><text:span text:style-name="T1">Today, I'm asking you to make that choice with me.</text:span></text:p>
      <text:p text:style-name="P1"><draw:rect text:anchor-type="as-char" style:rel-width="100%" draw:z-index="5" draw:style-name="gr1" draw:text-style-name="P437" svg:width="0.0012in" svg:height="0.0213in"><text:p/></draw:rect></text:p>
      <text:p text:style-name="P434"><text:bookmark text:name="_icqmmjm832h3"/><text:span text:style-name="T3">3. THE PROBLEM WE SOLVE</text:span></text:p>
      <text:p text:style-name="P436"><text:bookmark text:name="_thoj71hqyllh"/><text:span text:style-name="T4">Communication Fails When We Need It Most</text:span></text:p>
      <text:p text:style-name="P1"><text:span text:style-name="T1">The Fragility of Centralized Infrastructure:</text:span></text:p>
      <text:p text:style-name="P1"><text:span text:style-name="T1">Modern communication depends on centralized infrastructure:</text:span></text:p>
      <text:list xml:id="list2642250377" text:style-name="WWNum118">
        <text:list-item>
          <text:p text:style-name="P9"><text:span text:style-name="T1">Cell towers require electricity</text:span></text:p>
        </text:list-item>
        <text:list-item>
          <text:p text:style-name="P152"><text:span text:style-name="T1">Internet cables can be cut</text:span></text:p>
        </text:list-item>
        <text:list-item>
          <text:p text:style-name="P152"><text:soft-page-break/><text:span text:style-name="T1">Satellites can be jammed</text:span></text:p>
        </text:list-item>
        <text:list-item>
          <text:p text:style-name="P152"><text:span text:style-name="T1">Governments can shut down networks</text:span></text:p>
        </text:list-item>
        <text:list-item>
          <text:p text:style-name="P294"><text:span text:style-name="T1">Companies can censor messages</text:span></text:p>
        </text:list-item>
      </text:list>
      <text:p text:style-name="P1"><text:span text:style-name="T1">When disaster strikes, this house of cards collapses.</text:span></text:p>
      <text:p text:style-name="P1"><text:span text:style-name="T1">Real Examples:</text:span></text:p>
      <text:p text:style-name="P1"><text:span text:style-name="T1">Typhoon Haiyan (Philippines, 2013):</text:span></text:p>
      <text:list xml:id="list4060060172" text:style-name="WWNum13">
        <text:list-item>
          <text:p text:style-name="P10"><text:span text:style-name="T1">6,300 people killed</text:span></text:p>
        </text:list-item>
        <text:list-item>
          <text:p text:style-name="P153"><text:span text:style-name="T1">90% of telecommunications infrastructure destroyed</text:span></text:p>
        </text:list-item>
        <text:list-item>
          <text:p text:style-name="P153"><text:span text:style-name="T1">Families separated with no way to communicate</text:span></text:p>
        </text:list-item>
        <text:list-item>
          <text:p text:style-name="P295"><text:span text:style-name="T1">Rescue coordination crippled</text:span></text:p>
        </text:list-item>
      </text:list>
      <text:p text:style-name="P1"><text:span text:style-name="T1">Myanmar Coup (2021):</text:span></text:p>
      <text:list xml:id="list381683360" text:style-name="WWNum84">
        <text:list-item>
          <text:p text:style-name="P11"><text:span text:style-name="T1">Government shut down internet nationwide</text:span></text:p>
        </text:list-item>
        <text:list-item>
          <text:p text:style-name="P154"><text:span text:style-name="T1">Protesters unable to coordinate</text:span></text:p>
        </text:list-item>
        <text:list-item>
          <text:p text:style-name="P154"><text:span text:style-name="T1">International community cut off from information</text:span></text:p>
        </text:list-item>
        <text:list-item>
          <text:p text:style-name="P296"><text:span text:style-name="T1">Communication became a crime</text:span></text:p>
        </text:list-item>
      </text:list>
      <text:p text:style-name="P1"><text:span text:style-name="T1">Hurricane Maria (Puerto Rico, 2017):</text:span></text:p>
      <text:list xml:id="list483924227" text:style-name="WWNum36">
        <text:list-item>
          <text:p text:style-name="P12"><text:span text:style-name="T1">95% of cell towers destroyed</text:span></text:p>
        </text:list-item>
        <text:list-item>
          <text:p text:style-name="P155"><text:span text:style-name="T1">Some areas without communication for 6+ months</text:span></text:p>
        </text:list-item>
        <text:list-item>
          <text:p text:style-name="P155"><text:span text:style-name="T1">Elderly and vulnerable populations isolated</text:span></text:p>
        </text:list-item>
        <text:list-item>
          <text:p text:style-name="P297"><text:span text:style-name="T1">Disaster response severely hampered</text:span></text:p>
        </text:list-item>
      </text:list>
      <text:p text:style-name="P1"><text:span text:style-name="T1">The Underserved Billions:</text:span></text:p>
      <text:list xml:id="list2757816888" text:style-name="WWNum33">
        <text:list-item>
          <text:p text:style-name="P13"><text:span text:style-name="T1">1.7 billion people lack reliable internet access</text:span></text:p>
        </text:list-item>
        <text:list-item>
          <text:p text:style-name="P156"><text:span text:style-name="T1">3.7 billion cannot afford current solutions</text:span></text:p>
        </text:list-item>
        <text:list-item>
          <text:p text:style-name="P156"><text:span text:style-name="T1">Disaster zones grow every year due to climate change</text:span></text:p>
        </text:list-item>
        <text:list-item>
          <text:p text:style-name="P298"><text:soft-page-break/><text:span text:style-name="T1">Privacy-conscious users have no alternatives</text:span></text:p>
        </text:list-item>
      </text:list>
      <text:p text:style-name="P1"><text:span text:style-name="T1">The Cost of Silence:</text:span></text:p>
      <text:p text:style-name="P1"><text:span text:style-name="T1">When communication fails:</text:span></text:p>
      <text:list xml:id="list4215317976" text:style-name="WWNum79">
        <text:list-item>
          <text:p text:style-name="P14"><text:span text:style-name="T1">Families can't find each other</text:span></text:p>
        </text:list-item>
        <text:list-item>
          <text:p text:style-name="P157"><text:span text:style-name="T1">Emergency services can't coordinate</text:span></text:p>
        </text:list-item>
        <text:list-item>
          <text:p text:style-name="P157"><text:span text:style-name="T1">Medical help can't arrive</text:span></text:p>
        </text:list-item>
        <text:list-item>
          <text:p text:style-name="P157"><text:span text:style-name="T1">Communities fracture</text:span></text:p>
        </text:list-item>
        <text:list-item>
          <text:p text:style-name="P299"><text:span text:style-name="T1">Lives are lost</text:span></text:p>
        </text:list-item>
      </text:list>
      <text:p text:style-name="P1"><text:span text:style-name="T1">We can do better. We must do better.</text:span></text:p>
      <text:p text:style-name="P1"><draw:rect text:anchor-type="as-char" style:rel-width="100%" draw:z-index="6" draw:style-name="gr1" draw:text-style-name="P437" svg:width="0.0012in" svg:height="0.0213in"><text:p/></draw:rect></text:p>
      <text:p text:style-name="P434"><text:bookmark text:name="_9wehbu32g4eu"/><text:span text:style-name="T3">4. THE NAKAMAMESH SOLUTION</text:span></text:p>
      <text:p text:style-name="P436"><text:bookmark text:name="_rxh21emo579q"/><text:span text:style-name="T4">A Network That Works When Nothing Else Does</text:span></text:p>
      <text:p text:style-name="P1"><text:span text:style-name="T1">NakamaMesh creates a parallel communication infrastructure that doesn't depend on centralized systems.</text:span></text:p>
      <text:p text:style-name="P435"><text:bookmark text:name="_9wvg96xo4ber"/><text:span text:style-name="T6">Core Principles:</text:span></text:p>
      <text:p text:style-name="P1"><text:span text:style-name="T1">1. Decentralized Physical Infrastructure (DePIN) No single point of failure. The network exists wherever people are.</text:span></text:p>
      <text:p text:style-name="P1"><text:span text:style-name="T1">2. Economic Sustainability Participants earn cryptocurrency by helping others communicate. Self-funding, self-sustaining.</text:span></text:p>
      <text:p text:style-name="P1"><text:span text:style-name="T1">3. Open Source Anyone can audit, improve, or build on our code. Transparency breeds trust.</text:span></text:p>
      <text:p text:style-name="P1"><text:span text:style-name="T1">4. Hybrid Architecture Works with or without existing infrastructure. Adapts to any situation.</text:span></text:p>
      <text:p text:style-name="P1"><text:span text:style-name="T1">5. Progressive Expansion Start local, grow regional, achieve global coverage through community deployment.</text:span></text:p>
      <text:p text:style-name="P435"><text:bookmark text:name="_hp5gcpnq1g4b"/><text:span text:style-name="T6">How It's Different:</text:span></text:p>
      <text:p text:style-name="P1"><text:span text:style-name="T1">Traditional Networks:</text:span></text:p>
      <text:p text:style-name="P1"><text:span text:style-name="T1">Your Phone → Cell Tower → Internet → Server → Recipient</text:span></text:p>
      <text:p text:style-name="P3"/>
      <text:p text:style-name="P1"><text:span text:style-name="T5">Breaks if ANY link fails</text:span></text:p>
      <text:p text:style-name="P1"><text:soft-page-break/><text:span text:style-name="T1">NakamaMesh:</text:span></text:p>
      <text:p text:style-name="P1"><text:span text:style-name="T1">Your Phone → Nearby Phone → Nearby Phone → Recipient</text:span></text:p>
      <text:p text:style-name="P3"/>
      <text:p text:style-name="P1"><text:span text:style-name="T5">Messages hop phone-to-phone via Bluetooth. No towers, no internet, no servers. Period.</text:span></text:p>
      <text:p text:style-name="P1"><text:span text:style-name="T1">Future Enhancement:</text:span></text:p>
      <text:p text:style-name="P1"><text:span text:style-name="T1">Your Phone → LoRa Relay (15km) → LoRa Relay → Satellite → Recipient</text:span></text:p>
      <text:p text:style-name="P3"/>
      <text:p text:style-name="P1"><text:span text:style-name="T5">Extended range through ground relays and satellite, but still pure mesh architecture</text:span></text:p>
      <text:p text:style-name="P435"><text:bookmark text:name="_2l3nwwes5pfl"/><text:span text:style-name="T6">Two Operating Modes:</text:span></text:p>
      <text:p text:style-name="P1"><text:span text:style-name="T1">Mode 1: Pure Bluetooth Mesh (Available Today)</text:span></text:p>
      <text:list xml:id="list3360740670" text:style-name="WWNum21">
        <text:list-item>
          <text:p text:style-name="P15"><text:span text:style-name="T1">Phone-to-phone relay via Bluetooth Low Energy</text:span></text:p>
        </text:list-item>
        <text:list-item>
          <text:p text:style-name="P158"><text:span text:style-name="T1">100 meter range per hop</text:span></text:p>
        </text:list-item>
        <text:list-item>
          <text:p text:style-name="P158"><text:span text:style-name="T1">Messages automatically route through nearby devices</text:span></text:p>
        </text:list-item>
        <text:list-item>
          <text:p text:style-name="P158"><text:span text:style-name="T1">Works with ZERO infrastructure</text:span></text:p>
        </text:list-item>
        <text:list-item>
          <text:p text:style-name="P158"><text:span text:style-name="T1">True peer-to-peer communication</text:span></text:p>
        </text:list-item>
        <text:list-item>
          <text:p text:style-name="P300"><text:span text:style-name="T1">No internet, no servers, no centralized control</text:span></text:p>
        </text:list-item>
      </text:list>
      <text:p text:style-name="P1"><text:span text:style-name="T1">Mode 2: Extended Range Mesh (Coming 2026)</text:span></text:p>
      <text:list xml:id="list707165426" text:style-name="WWNum106">
        <text:list-item>
          <text:p text:style-name="P16"><text:span text:style-name="T1">LoRa relay nodes extend range to 15 kilometers</text:span></text:p>
        </text:list-item>
        <text:list-item>
          <text:p text:style-name="P159"><text:span text:style-name="T1">Ground-based relay stations for city-to-city coverage</text:span></text:p>
        </text:list-item>
        <text:list-item>
          <text:p text:style-name="P159"><text:span text:style-name="T1">Same pure mesh architecture, just longer hops</text:span></text:p>
        </text:list-item>
        <text:list-item>
          <text:p text:style-name="P159"><text:span text:style-name="T1">Still NO internet dependency Mode 3: Satellite-Augmented (2027+)</text:span></text:p>
        </text:list-item>
        <text:list-item>
          <text:p text:style-name="P159"><text:span text:style-name="T1">Ground mesh + purchased satellite time</text:span></text:p>
        </text:list-item>
        <text:list-item>
          <text:p text:style-name="P159"><text:span text:style-name="T1">Global coverage including oceans/deserts</text:span></text:p>
        </text:list-item>
        <text:list-item>
          <text:p text:style-name="P159"><text:span text:style-name="T1">Messages relay through satellites when no ground path available</text:span></text:p>
        </text:list-item>
        <text:list-item>
          <text:p text:style-name="P159"><text:soft-page-break/><text:span text:style-name="T1">Still peer-to-peer architecture, satellites are just very high relays</text:span></text:p>
        </text:list-item>
        <text:list-item>
          <text:p text:style-name="P301"><text:span text:style-name="T1">Progressive deployment as network grows</text:span></text:p>
        </text:list-item>
      </text:list>
      <text:p text:style-name="P435"><text:bookmark text:name="_gvmggkuxt0mx"/><text:span text:style-name="T6">The NakamaMesh Differenc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1">Feature</text:span></text:p>
          </table:table-cell>
          <table:table-cell table:style-name="Table1.A1" office:value-type="string">
            <text:p text:style-name="P2"><text:span text:style-name="T1">Traditional Messaging</text:span></text:p>
          </table:table-cell>
          <table:table-cell table:style-name="Table1.A1" office:value-type="string">
            <text:p text:style-name="P2"><text:span text:style-name="T1">Helium IoT Network</text:span></text:p>
          </table:table-cell>
          <table:table-cell table:style-name="Table1.A1" office:value-type="string">
            <text:p text:style-name="P2"><text:span text:style-name="T1">NakamaMesh</text:span></text:p>
          </table:table-cell>
        </table:table-row>
        <table:table-row table:style-name="Table1.2">
          <table:table-cell table:style-name="Table1.A1" office:value-type="string">
            <text:p text:style-name="P1"><text:span text:style-name="T1">Works without internet</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row>
        <table:table-row table:style-name="Table1.2">
          <table:table-cell table:style-name="Table1.A1" office:value-type="string">
            <text:p text:style-name="P1"><text:span text:style-name="T1">Phone-to-phone relay</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row>
        <table:table-row table:style-name="Table1.2">
          <table:table-cell table:style-name="Table1.A1" office:value-type="string">
            <text:p text:style-name="P1"><text:span text:style-name="T1">Disaster-resilient</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row>
        <table:table-row table:style-name="Table1.2">
          <table:table-cell table:style-name="Table1.A1" office:value-type="string">
            <text:p text:style-name="P1"><text:span text:style-name="T1">Mobile relays</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row>
        <table:table-row table:style-name="Table1.1">
          <table:table-cell table:style-name="Table1.A1" office:value-type="string">
            <text:p text:style-name="P1"><text:span text:style-name="T1">Works NOW (not promised)</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row>
        <table:table-row table:style-name="Table1.7">
          <table:table-cell table:style-name="Table1.A1" office:value-type="string">
            <text:p text:style-name="P1"><text:span text:style-name="T1">Earn crypto rewards</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cell table:style-name="Table1.A1" office:value-type="string">
            <text:p text:style-name="P1"><text:span text:style-name="T1">✅ (coming Q1 2026)</text:span></text:p>
          </table:table-cell>
        </table:table-row>
        <table:table-row table:style-name="Table1.2">
          <table:table-cell table:style-name="Table1.A1" office:value-type="string">
            <text:p text:style-name="P1"><text:span text:style-name="T1">Open source</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row>
        <table:table-row table:style-name="Table1.2">
          <table:table-cell table:style-name="Table1.A1" office:value-type="string">
            <text:p text:style-name="P1"><text:span text:style-name="T1">Messaging-focused</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row>
        <table:table-row table:style-name="Table1.2">
          <table:table-cell table:style-name="Table1.A1" office:value-type="string">
            <text:p text:style-name="P1"><text:span text:style-name="T1">No servers required</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cell table:style-name="Table1.A1" office:value-type="string">
            <text:p text:style-name="P1"><text:span text:style-name="T1">✅</text:span></text:p>
          </table:table-cell>
        </table:table-row>
      </table:table>
      <text:p text:style-name="P1"><draw:rect text:anchor-type="as-char" style:rel-width="100%" draw:z-index="7" draw:style-name="gr1" draw:text-style-name="P437" svg:width="0.0012in" svg:height="0.0213in"><text:p/></draw:rect></text:p>
      <text:p text:style-name="P434"><text:bookmark text:name="_gj1o4jrsqwbp"/><text:span text:style-name="T3">5. HOW IT WORKS TODAY</text:span></text:p>
      <text:p text:style-name="P436"><text:bookmark text:name="_yaopm5kthz4b"/><text:span text:style-name="T4">Download. Install. Connect. Earn.</text:span></text:p>
      <text:p text:style-name="P1"><text:span text:style-name="T1">NakamaMesh is live and operational right now.</text:span></text:p>
      <text:p text:style-name="P435"><text:bookmark text:name="_je4h3a8zcn4y"/><text:span text:style-name="T6">For Regular Users:</text:span></text:p>
      <text:p text:style-name="P1"><text:span text:style-name="T1">1. Download the App</text:span></text:p>
      <text:list xml:id="list2962454874" text:style-name="WWNum66">
        <text:list-item>
          <text:p text:style-name="P17"><text:span text:style-name="T1">Available for Android (iOS coming soon)</text:span></text:p>
        </text:list-item>
        <text:list-item>
          <text:p text:style-name="P160"><text:span text:style-name="T1">Free and open source</text:span></text:p>
        </text:list-item>
        <text:list-item>
          <text:p text:style-name="P160"><text:span text:style-name="T1">No signup required</text:span></text:p>
        </text:list-item>
        <text:list-item>
          <text:p text:style-name="P302"><text:span text:style-name="T1">No phone number needed</text:span></text:p>
        </text:list-item>
      </text:list>
      <text:p text:style-name="P1"><text:span text:style-name="T1">2. Start Messaging</text:span></text:p>
      <text:list xml:id="list2695853514" text:style-name="WWNum62">
        <text:list-item>
          <text:p text:style-name="P18"><text:soft-page-break/><text:span text:style-name="T1">End-to-end encrypted</text:span></text:p>
        </text:list-item>
        <text:list-item>
          <text:p text:style-name="P161"><text:span text:style-name="T1">Works like any messaging app</text:span></text:p>
        </text:list-item>
        <text:list-item>
          <text:p text:style-name="P161"><text:span text:style-name="T1">Automatically finds nearby users</text:span></text:p>
        </text:list-item>
        <text:list-item>
          <text:p text:style-name="P303"><text:span text:style-name="T1">Messages hop through relay nodes</text:span></text:p>
        </text:list-item>
      </text:list>
      <text:p text:style-name="P1"><text:span text:style-name="T1">3. Choose Your Priority</text:span></text:p>
      <text:list xml:id="list2613964336" text:style-name="WWNum2">
        <text:list-item>
          <text:p text:style-name="P19"><text:span text:style-name="T1">Free: Best-effort delivery (always available)</text:span></text:p>
        </text:list-item>
        <text:list-item>
          <text:p text:style-name="P162"><text:span text:style-name="T1">Express: 10 NKMA - Medium priority</text:span></text:p>
        </text:list-item>
        <text:list-item>
          <text:p text:style-name="P162"><text:span text:style-name="T1">Fast: 50 NKMA - High priority</text:span></text:p>
        </text:list-item>
        <text:list-item>
          <text:p text:style-name="P304"><text:span text:style-name="T1">Ultra Fast: 200 NKMA - Instant relay</text:span></text:p>
        </text:list-item>
      </text:list>
      <text:p text:style-name="P435"><text:bookmark text:name="_uigsxrj8n9mp"/><text:span text:style-name="T6">For Relay Operators:</text:span></text:p>
      <text:p text:style-name="P1"><text:span text:style-name="T1">Option 1: Use Your Current Phone</text:span></text:p>
      <text:list xml:id="list950856941" text:style-name="WWNum4">
        <text:list-item>
          <text:p text:style-name="P20"><text:span text:style-name="T1">Turn relay mode on</text:span></text:p>
        </text:list-item>
        <text:list-item>
          <text:p text:style-name="P163"><text:span text:style-name="T1">Earn NKMA while phone is on</text:span></text:p>
        </text:list-item>
        <text:list-item>
          <text:p text:style-name="P163"><text:span text:style-name="T1">Passive income from your pocket</text:span></text:p>
        </text:list-item>
        <text:list-item>
          <text:p text:style-name="P305"><text:span text:style-name="T1">No additional hardware needed</text:span></text:p>
        </text:list-item>
      </text:list>
      <text:p text:style-name="P1"><text:span text:style-name="T1">Option 2: Dedicate an Old Phone</text:span></text:p>
      <text:list xml:id="list1930037590" text:style-name="WWNum55">
        <text:list-item>
          <text:p text:style-name="P21"><text:span text:style-name="T1">Repurpose that drawer phone</text:span></text:p>
        </text:list-item>
        <text:list-item>
          <text:p text:style-name="P164"><text:span text:style-name="T1">Plug it in at home</text:span></text:p>
        </text:list-item>
        <text:list-item>
          <text:p text:style-name="P164"><text:span text:style-name="T1">24/7 relay earning</text:span></text:p>
        </text:list-item>
        <text:list-item>
          <text:p text:style-name="P306"><text:span text:style-name="T1">Costs: ~$2/month electricity</text:span></text:p>
        </text:list-item>
      </text:list>
      <text:p text:style-name="P1"><text:span text:style-name="T1">Option 3: Build/Buy a Relay Node</text:span></text:p>
      <text:list xml:id="list1328448006" text:style-name="WWNum94">
        <text:list-item>
          <text:p text:style-name="P22"><text:span text:style-name="T1">DIY kits: $20-50</text:span></text:p>
        </text:list-item>
        <text:list-item>
          <text:p text:style-name="P165"><text:span text:style-name="T1">Pre-built units: $100-200</text:span></text:p>
        </text:list-item>
        <text:list-item>
          <text:p text:style-name="P165"><text:span text:style-name="T1">Extended range (LoRa capable)</text:span></text:p>
        </text:list-item>
        <text:list-item>
          <text:p text:style-name="P307"><text:soft-page-break/><text:span text:style-name="T1">Higher earning potential</text:span></text:p>
        </text:list-item>
      </text:list>
      <text:p text:style-name="P1"><text:span text:style-name="T1">Option 4: Deploy at Scale</text:span></text:p>
      <text:list xml:id="list3672805169" text:style-name="WWNum16">
        <text:list-item>
          <text:p text:style-name="P23"><text:span text:style-name="T1">Entrepreneurs buy 10-100 units</text:span></text:p>
        </text:list-item>
        <text:list-item>
          <text:p text:style-name="P166"><text:span text:style-name="T1">Place in high-traffic areas</text:span></text:p>
        </text:list-item>
        <text:list-item>
          <text:p text:style-name="P166"><text:span text:style-name="T1">Earn like owning vending machines</text:span></text:p>
        </text:list-item>
        <text:list-item>
          <text:p text:style-name="P308"><text:span text:style-name="T1">Monthly passive income</text:span></text:p>
        </text:list-item>
      </text:list>
      <text:p text:style-name="P435"><text:bookmark text:name="_4kfw343cdkeq"/><text:span text:style-name="T6">Current Capabilities:</text:span></text:p>
      <text:p text:style-name="P1"><text:span text:style-name="T1">✅ Text messaging (encrypted end-to-end) ✅ Bluetooth mesh networking (pure P2P, no internet) ✅ Multi-hop relay (messages hop phone-to-phone) ✅ Channel-based group chats ✅ Private direct messaging ✅ Offline message queuing (store and forward) ✅ Nickname system ✅ Emergency wipe (triple-tap logo clears all data)</text:span></text:p>
      <text:p text:style-name="P435"><text:bookmark text:name="_is359dtvwtb"/><text:span text:style-name="T6">What Makes It Work:</text:span></text:p>
      <text:p text:style-name="P1"><text:span text:style-name="T1">Bluetooth Low Energy (BLE):</text:span></text:p>
      <text:list xml:id="list4219075130" text:style-name="WWNum78">
        <text:list-item>
          <text:p text:style-name="P24"><text:span text:style-name="T1">100 meter range per hop</text:span></text:p>
        </text:list-item>
        <text:list-item>
          <text:p text:style-name="P167"><text:span text:style-name="T1">Minimal battery usage (works for hours)</text:span></text:p>
        </text:list-item>
        <text:list-item>
          <text:p text:style-name="P167"><text:span text:style-name="T1">Built into every smartphone</text:span></text:p>
        </text:list-item>
        <text:list-item>
          <text:p text:style-name="P167"><text:span text:style-name="T1">No additional hardware needed</text:span></text:p>
        </text:list-item>
        <text:list-item>
          <text:p text:style-name="P309"><text:span text:style-name="T1">Works anywhere, anytime</text:span></text:p>
        </text:list-item>
      </text:list>
      <text:p text:style-name="P1"><text:span text:style-name="T1">Pure Mesh Architecture:</text:span></text:p>
      <text:list xml:id="list2592701783" text:style-name="WWNum59">
        <text:list-item>
          <text:p text:style-name="P25"><text:span text:style-name="T1">Messages hop from phone to phone</text:span></text:p>
        </text:list-item>
        <text:list-item>
          <text:p text:style-name="P168"><text:span text:style-name="T1">Each device acts as sender AND relay</text:span></text:p>
        </text:list-item>
        <text:list-item>
          <text:p text:style-name="P168"><text:span text:style-name="T1">Automatic route finding</text:span></text:p>
        </text:list-item>
        <text:list-item>
          <text:p text:style-name="P168"><text:span text:style-name="T1">No central servers</text:span></text:p>
        </text:list-item>
        <text:list-item>
          <text:p text:style-name="P168"><text:span text:style-name="T1">No internet connection needed</text:span></text:p>
        </text:list-item>
        <text:list-item>
          <text:p text:style-name="P310"><text:span text:style-name="T1">Works during complete infrastructure failure</text:span></text:p>
        </text:list-item>
      </text:list>
      <text:p text:style-name="P1"><text:span text:style-name="T1">LoRa (Long Range) - Coming 2026:</text:span></text:p>
      <text:list xml:id="list64802964" text:style-name="WWNum107">
        <text:list-item>
          <text:p text:style-name="P26"><text:span text:style-name="T1">15 kilometer range per hop</text:span></text:p>
        </text:list-item>
        <text:list-item>
          <text:p text:style-name="P169"><text:soft-page-break/><text:span text:style-name="T1">Ultra-low power (battery lasts months)</text:span></text:p>
        </text:list-item>
        <text:list-item>
          <text:p text:style-name="P169"><text:span text:style-name="T1">Unlicensed spectrum (free to use worldwide)</text:span></text:p>
        </text:list-item>
        <text:list-item>
          <text:p text:style-name="P169"><text:span text:style-name="T1">Penetrates buildings and obstacles</text:span></text:p>
        </text:list-item>
        <text:list-item>
          <text:p text:style-name="P311"><text:span text:style-name="T1">Extends mesh coverage dramatically</text:span></text:p>
        </text:list-item>
      </text:list>
      <text:p text:style-name="P1"><text:span text:style-name="T1">Smart Routing:</text:span></text:p>
      <text:list xml:id="list2758311072" text:style-name="WWNum108">
        <text:list-item>
          <text:p text:style-name="P27"><text:span text:style-name="T1">Messages find optimal path automatically</text:span></text:p>
        </text:list-item>
        <text:list-item>
          <text:p text:style-name="P170"><text:span text:style-name="T1">Priority queue for paid messages</text:span></text:p>
        </text:list-item>
        <text:list-item>
          <text:p text:style-name="P170"><text:span text:style-name="T1">Store-and-forward for offline users</text:span></text:p>
        </text:list-item>
        <text:list-item>
          <text:p text:style-name="P170"><text:span text:style-name="T1">Duplicate message prevention</text:span></text:p>
        </text:list-item>
        <text:list-item>
          <text:p text:style-name="P312"><text:span text:style-name="T1">Efficient multi-hop relay</text:span></text:p>
        </text:list-item>
      </text:list>
      <text:p text:style-name="P1"><draw:rect text:anchor-type="as-char" style:rel-width="100%" draw:z-index="8" draw:style-name="gr1" draw:text-style-name="P437" svg:width="0.0012in" svg:height="0.0213in"><text:p/></draw:rect></text:p>
      <text:p text:style-name="P434"><text:bookmark text:name="_5xdqra9hocpl"/><text:span text:style-name="T3">6. TECHNOLOGY ARCHITECTURE</text:span></text:p>
      <text:p text:style-name="P436"><text:bookmark text:name="_n42xirsauuhv"/><text:span text:style-name="T4">Built on Proven, Open Foundations</text:span></text:p>
      <text:p text:style-name="P435"><text:bookmark text:name="_728hgs2ihxv9"/><text:span text:style-name="T6">Core Technologies:</text:span></text:p>
      <text:p text:style-name="P1"><text:span text:style-name="T1">Mesh Networking Protocol:</text:span></text:p>
      <text:list xml:id="list3477080267" text:style-name="WWNum1">
        <text:list-item>
          <text:p text:style-name="P28"><text:span text:style-name="T1">Based on battle-tested Bitchat codebase</text:span></text:p>
        </text:list-item>
        <text:list-item>
          <text:p text:style-name="P171"><text:span text:style-name="T1">X25519 key exchange for privacy</text:span></text:p>
        </text:list-item>
        <text:list-item>
          <text:p text:style-name="P171"><text:span text:style-name="T1">AES-256-GCM encryption</text:span></text:p>
        </text:list-item>
        <text:list-item>
          <text:p text:style-name="P313"><text:span text:style-name="T1">Multi-hop routing with flood control</text:span></text:p>
        </text:list-item>
      </text:list>
      <text:p text:style-name="P1"><text:span text:style-name="T1">Blockchain Integration:</text:span></text:p>
      <text:list xml:id="list3467580508" text:style-name="WWNum24">
        <text:list-item>
          <text:p text:style-name="P29"><text:span text:style-name="T1">Binance Smart Chain (BEP-20)</text:span></text:p>
        </text:list-item>
        <text:list-item>
          <text:p text:style-name="P172"><text:span text:style-name="T1">Low transaction fees (~$0.10)</text:span></text:p>
        </text:list-item>
        <text:list-item>
          <text:p text:style-name="P172"><text:span text:style-name="T1">Fast confirmations (~3 seconds)</text:span></text:p>
        </text:list-item>
        <text:list-item>
          <text:p text:style-name="P314"><text:span text:style-name="T1">Proven DeFi ecosystem</text:span></text:p>
        </text:list-item>
      </text:list>
      <text:p text:style-name="P1"><text:soft-page-break/><text:span text:style-name="T1">NKMA Smart Contract:</text:span></text:p>
      <text:list xml:id="list1795133691" text:style-name="WWNum93">
        <text:list-item>
          <text:p text:style-name="P30"><text:span text:style-name="T1">100% auditable code</text:span></text:p>
        </text:list-item>
        <text:list-item>
          <text:p text:style-name="P173"><text:span text:style-name="T1">Vesting mechanism for sustainability</text:span></text:p>
        </text:list-item>
        <text:list-item>
          <text:p text:style-name="P173"><text:span text:style-name="T1">Flexible tier pricing</text:span></text:p>
        </text:list-item>
        <text:list-item>
          <text:p text:style-name="P315"><text:span text:style-name="T1">Relay reward distribution</text:span></text:p>
        </text:list-item>
      </text:list>
      <text:p text:style-name="P435"><text:bookmark text:name="_ihu295wjq72n"/><text:span text:style-name="T6">Security &amp; Privacy:</text:span></text:p>
      <text:p text:style-name="P1"><text:span text:style-name="T1">End-to-End Encryption:</text:span></text:p>
      <text:list xml:id="list2813301363" text:style-name="WWNum18">
        <text:list-item>
          <text:p text:style-name="P31"><text:span text:style-name="T1">Messages encrypted on sender device</text:span></text:p>
        </text:list-item>
        <text:list-item>
          <text:p text:style-name="P174"><text:span text:style-name="T1">Only recipient can decrypt</text:span></text:p>
        </text:list-item>
        <text:list-item>
          <text:p text:style-name="P174"><text:span text:style-name="T1">Relay nodes see only routing data</text:span></text:p>
        </text:list-item>
        <text:list-item>
          <text:p text:style-name="P316"><text:span text:style-name="T1">No metadata collection</text:span></text:p>
        </text:list-item>
      </text:list>
      <text:p text:style-name="P1"><text:span text:style-name="T1">No Central Servers:</text:span></text:p>
      <text:list xml:id="list1766803758" text:style-name="WWNum25">
        <text:list-item>
          <text:p text:style-name="P32"><text:span text:style-name="T1">Peer-to-peer architecture</text:span></text:p>
        </text:list-item>
        <text:list-item>
          <text:p text:style-name="P175"><text:span text:style-name="T1">No message logs stored</text:span></text:p>
        </text:list-item>
        <text:list-item>
          <text:p text:style-name="P175"><text:span text:style-name="T1">No user database</text:span></text:p>
        </text:list-item>
        <text:list-item>
          <text:p text:style-name="P317"><text:span text:style-name="T1">No tracking or analytics</text:span></text:p>
        </text:list-item>
      </text:list>
      <text:p text:style-name="P1"><text:span text:style-name="T1">Emergency Wipe:</text:span></text:p>
      <text:list xml:id="list698661951" text:style-name="WWNum110">
        <text:list-item>
          <text:p text:style-name="P33"><text:span text:style-name="T1">Triple-tap logo = instant data clear</text:span></text:p>
        </text:list-item>
        <text:list-item>
          <text:p text:style-name="P176"><text:span text:style-name="T1">Protects users in hostile situations</text:span></text:p>
        </text:list-item>
        <text:list-item>
          <text:p text:style-name="P176"><text:span text:style-name="T1">No recovery (by design)</text:span></text:p>
        </text:list-item>
        <text:list-item>
          <text:p text:style-name="P318"><text:span text:style-name="T1">Privacy is paramount</text:span></text:p>
        </text:list-item>
      </text:list>
      <text:p text:style-name="P435"><text:bookmark text:name="_1rvmkc1fy6my"/><text:span text:style-name="T6">Scalability:</text:span></text:p>
      <text:p text:style-name="P1"><text:span text:style-name="T1">Current Capacity:</text:span></text:p>
      <text:list xml:id="list530789746" text:style-name="WWNum54">
        <text:list-item>
          <text:p text:style-name="P34"><text:span text:style-name="T1">10,000 messages/second per relay</text:span></text:p>
        </text:list-item>
        <text:list-item>
          <text:p text:style-name="P177"><text:soft-page-break/><text:span text:style-name="T1">Unlimited relays supported</text:span></text:p>
        </text:list-item>
        <text:list-item>
          <text:p text:style-name="P177"><text:span text:style-name="T1">Automatic load balancing</text:span></text:p>
        </text:list-item>
        <text:list-item>
          <text:p text:style-name="P319"><text:span text:style-name="T1">Graceful degradation</text:span></text:p>
        </text:list-item>
      </text:list>
      <text:p text:style-name="P1"><text:span text:style-name="T1">Future Enhancements:</text:span></text:p>
      <text:list xml:id="list1906178497" text:style-name="WWNum60">
        <text:list-item>
          <text:p text:style-name="P35"><text:span text:style-name="T1">LoRa integration (15km range)</text:span></text:p>
        </text:list-item>
        <text:list-item>
          <text:p text:style-name="P178"><text:span text:style-name="T1">Satellite backhaul</text:span></text:p>
        </text:list-item>
        <text:list-item>
          <text:p text:style-name="P178"><text:span text:style-name="T1">Enhanced routing algorithms</text:span></text:p>
        </text:list-item>
        <text:list-item>
          <text:p text:style-name="P320"><text:span text:style-name="T1">AI-optimized path finding</text:span></text:p>
        </text:list-item>
      </text:list>
      <text:p text:style-name="P435"><text:bookmark text:name="_o8zmbhaid9ha"/><text:span text:style-name="T6">Open Source Commitment:</text:span></text:p>
      <text:p text:style-name="P1"><text:span text:style-name="T1">GitHub Repository:</text:span></text:p>
      <text:list xml:id="list1237963622" text:style-name="WWNum143">
        <text:list-item>
          <text:p text:style-name="P36"><text:span text:style-name="T1">Android app: Full source code</text:span></text:p>
        </text:list-item>
        <text:list-item>
          <text:p text:style-name="P179"><text:span text:style-name="T1">Smart contracts: Verified on BSCScan</text:span></text:p>
        </text:list-item>
        <text:list-item>
          <text:p text:style-name="P179"><text:span text:style-name="T1">Relay software: Coming Q1 2026</text:span></text:p>
        </text:list-item>
        <text:list-item>
          <text:p text:style-name="P321"><text:span text:style-name="T1">Documentation: Comprehensive guides</text:span></text:p>
        </text:list-item>
      </text:list>
      <text:p text:style-name="P1"><text:span text:style-name="T1">Bounty Program:</text:span></text:p>
      <text:list xml:id="list1586188787" text:style-name="WWNum74">
        <text:list-item>
          <text:p text:style-name="P37"><text:span text:style-name="T1">Bug fixes: 1,000-10,000 NKMA</text:span></text:p>
        </text:list-item>
        <text:list-item>
          <text:p text:style-name="P180"><text:span text:style-name="T1">Feature development: 25,000-100,000 NKMA</text:span></text:p>
        </text:list-item>
        <text:list-item>
          <text:p text:style-name="P180"><text:span text:style-name="T1">Major contributions: 200,000+ NKMA</text:span></text:p>
        </text:list-item>
        <text:list-item>
          <text:p text:style-name="P322"><text:span text:style-name="T1">Code quality matters</text:span></text:p>
        </text:list-item>
      </text:list>
      <text:p text:style-name="P1"><draw:rect text:anchor-type="as-char" style:rel-width="100%" draw:z-index="9" draw:style-name="gr1" draw:text-style-name="P437" svg:width="0.0012in" svg:height="0.0213in"><text:p/></draw:rect></text:p>
      <text:p text:style-name="P434"><text:bookmark text:name="_8nibcy54oes3"/><text:span text:style-name="T3">7. TOKENOMICS &amp; INCENTIVES</text:span></text:p>
      <text:p text:style-name="P436"><text:bookmark text:name="_mp1vx2olzefi"/><text:span text:style-name="T4">NKMA: The Fuel of the Network</text:span></text:p>
      <text:p text:style-name="P435"><text:bookmark text:name="_mmutu8fmvtno"/><text:span text:style-name="T6">Token Overview:</text:span></text:p>
      <text:p text:style-name="P1"><text:span text:style-name="T1">Name: NakamaMesh<text:line-break/> Symbol: NKMA<text:line-break/> Blockchain: Binance Smart Chain (BEP-20)<text:line-break/> Total Supply: 100,000,000,000 (100 Billion)<text:line-break/> Contract Address: [Deployed on BSC Mainnet]<text:line-break/> Decimals: 18</text:span></text:p>
      <text:p text:style-name="P435"><text:bookmark text:name="_m6r5im8lzs4s"/><text:soft-page-break/><text:span text:style-name="T6">Initial Distributio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text:span text:style-name="T1">Allocation</text:span></text:p>
          </table:table-cell>
          <table:table-cell table:style-name="Table2.A1" office:value-type="string">
            <text:p text:style-name="P2"><text:span text:style-name="T1">Amount</text:span></text:p>
          </table:table-cell>
          <table:table-cell table:style-name="Table2.A1" office:value-type="string">
            <text:p text:style-name="P2"><text:span text:style-name="T1">Percentage</text:span></text:p>
          </table:table-cell>
          <table:table-cell table:style-name="Table2.A1" office:value-type="string">
            <text:p text:style-name="P2"><text:span text:style-name="T1">Purpose</text:span></text:p>
          </table:table-cell>
        </table:table-row>
        <table:table-row table:style-name="Table2.1">
          <table:table-cell table:style-name="Table2.A1" office:value-type="string">
            <text:p text:style-name="P1"><text:span text:style-name="T1">Founder</text:span></text:p>
          </table:table-cell>
          <table:table-cell table:style-name="Table2.A1" office:value-type="string">
            <text:p text:style-name="P1"><text:span text:style-name="T1">20,000,000,000</text:span></text:p>
          </table:table-cell>
          <table:table-cell table:style-name="Table2.A1" office:value-type="string">
            <text:p text:style-name="P1"><text:span text:style-name="T1">20%</text:span></text:p>
          </table:table-cell>
          <table:table-cell table:style-name="Table2.A1" office:value-type="string">
            <text:p text:style-name="P1"><text:span text:style-name="T1">Long-term alignment, locked 12 months</text:span></text:p>
          </table:table-cell>
        </table:table-row>
        <table:table-row table:style-name="Table2.1">
          <table:table-cell table:style-name="Table2.A1" office:value-type="string">
            <text:p text:style-name="P1"><text:span text:style-name="T1">Community Airdrop</text:span></text:p>
          </table:table-cell>
          <table:table-cell table:style-name="Table2.A1" office:value-type="string">
            <text:p text:style-name="P1"><text:span text:style-name="T1">10,000,000,000</text:span></text:p>
          </table:table-cell>
          <table:table-cell table:style-name="Table2.A1" office:value-type="string">
            <text:p text:style-name="P1"><text:span text:style-name="T1">10%</text:span></text:p>
          </table:table-cell>
          <table:table-cell table:style-name="Table2.A1" office:value-type="string">
            <text:p text:style-name="P1"><text:span text:style-name="T1">Early adopters, testers, advocates</text:span></text:p>
          </table:table-cell>
        </table:table-row>
        <table:table-row table:style-name="Table2.1">
          <table:table-cell table:style-name="Table2.A1" office:value-type="string">
            <text:p text:style-name="P1"><text:span text:style-name="T1">Foundation Treasury</text:span></text:p>
          </table:table-cell>
          <table:table-cell table:style-name="Table2.A1" office:value-type="string">
            <text:p text:style-name="P1"><text:span text:style-name="T1">70,000,000,000</text:span></text:p>
          </table:table-cell>
          <table:table-cell table:style-name="Table2.A1" office:value-type="string">
            <text:p text:style-name="P1"><text:span text:style-name="T1">70%</text:span></text:p>
          </table:table-cell>
          <table:table-cell table:style-name="Table2.A1" office:value-type="string">
            <text:p text:style-name="P1"><text:span text:style-name="T1">Vested over 100 months (8.3 years)</text:span></text:p>
          </table:table-cell>
        </table:table-row>
      </table:table>
      <text:p text:style-name="P435"><text:bookmark text:name="_nllopmkqjv1s"/><text:span text:style-name="T6">Vesting Schedule:</text:span></text:p>
      <text:p text:style-name="P1"><text:span text:style-name="T1">Monthly Release: 700,000,000 NKMA<text:line-break/> Distribution:</text:span></text:p>
      <text:list xml:id="list2017568198" text:style-name="WWNum124">
        <text:list-item>
          <text:p text:style-name="P38"><text:span text:style-name="T1">70% (490M) → Foundation Treasury (sustainability fund)</text:span></text:p>
        </text:list-item>
        <text:list-item>
          <text:p text:style-name="P323"><text:span text:style-name="T1">30% (210M) → Operations (development, marketing, infrastructure)</text:span></text:p>
        </text:list-item>
      </text:list>
      <text:p text:style-name="P1"><text:span text:style-name="T1">Purpose of Vesting:</text:span></text:p>
      <text:list xml:id="list2488040880" text:style-name="WWNum137">
        <text:list-item>
          <text:p text:style-name="P39"><text:span text:style-name="T1">Long-term sustainability</text:span></text:p>
        </text:list-item>
        <text:list-item>
          <text:p text:style-name="P181"><text:span text:style-name="T1">Prevents market flooding</text:span></text:p>
        </text:list-item>
        <text:list-item>
          <text:p text:style-name="P181"><text:span text:style-name="T1">Funds network expansion</text:span></text:p>
        </text:list-item>
        <text:list-item>
          <text:p text:style-name="P181"><text:span text:style-name="T1">Supports satellite program</text:span></text:p>
        </text:list-item>
        <text:list-item>
          <text:p text:style-name="P324"><text:span text:style-name="T1">Emergency reserve</text:span></text:p>
        </text:list-item>
      </text:list>
      <text:p text:style-name="P435"><text:bookmark text:name="_itjvpxpluy56"/><text:span text:style-name="T6">Message Tier Pricing:</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text:span text:style-name="T1">Tier</text:span></text:p>
          </table:table-cell>
          <table:table-cell table:style-name="Table3.A1" office:value-type="string">
            <text:p text:style-name="P2"><text:span text:style-name="T1">Cost (NKMA)</text:span></text:p>
          </table:table-cell>
          <table:table-cell table:style-name="Table3.A1" office:value-type="string">
            <text:p text:style-name="P2"><text:span text:style-name="T1">Priority</text:span></text:p>
          </table:table-cell>
          <table:table-cell table:style-name="Table3.A1" office:value-type="string">
            <text:p text:style-name="P2"><text:span text:style-name="T1">Use Case</text:span></text:p>
          </table:table-cell>
        </table:table-row>
        <table:table-row table:style-name="Table3.1">
          <table:table-cell table:style-name="Table3.A1" office:value-type="string">
            <text:p text:style-name="P1"><text:span text:style-name="T1">Free</text:span></text:p>
          </table:table-cell>
          <table:table-cell table:style-name="Table3.A1" office:value-type="string">
            <text:p text:style-name="P1"><text:span text:style-name="T1">0</text:span></text:p>
          </table:table-cell>
          <table:table-cell table:style-name="Table3.A1" office:value-type="string">
            <text:p text:style-name="P1"><text:span text:style-name="T1">Best effort</text:span></text:p>
          </table:table-cell>
          <table:table-cell table:style-name="Table3.A1" office:value-type="string">
            <text:p text:style-name="P1"><text:span text:style-name="T1">Daily messaging</text:span></text:p>
          </table:table-cell>
        </table:table-row>
        <table:table-row table:style-name="Table3.1">
          <table:table-cell table:style-name="Table3.A1" office:value-type="string">
            <text:p text:style-name="P1"><text:span text:style-name="T1">Express</text:span></text:p>
          </table:table-cell>
          <table:table-cell table:style-name="Table3.A1" office:value-type="string">
            <text:p text:style-name="P1"><text:span text:style-name="T1">10</text:span></text:p>
          </table:table-cell>
          <table:table-cell table:style-name="Table3.A1" office:value-type="string">
            <text:p text:style-name="P1"><text:span text:style-name="T1">Medium</text:span></text:p>
          </table:table-cell>
          <table:table-cell table:style-name="Table3.A1" office:value-type="string">
            <text:p text:style-name="P1"><text:span text:style-name="T1">Important messages</text:span></text:p>
          </table:table-cell>
        </table:table-row>
        <table:table-row table:style-name="Table3.1">
          <table:table-cell table:style-name="Table3.A1" office:value-type="string">
            <text:p text:style-name="P1"><text:span text:style-name="T1">Fast</text:span></text:p>
          </table:table-cell>
          <table:table-cell table:style-name="Table3.A1" office:value-type="string">
            <text:p text:style-name="P1"><text:span text:style-name="T1">50</text:span></text:p>
          </table:table-cell>
          <table:table-cell table:style-name="Table3.A1" office:value-type="string">
            <text:p text:style-name="P1"><text:span text:style-name="T1">High</text:span></text:p>
          </table:table-cell>
          <table:table-cell table:style-name="Table3.A1" office:value-type="string">
            <text:p text:style-name="P1"><text:span text:style-name="T1">Time-sensitive</text:span></text:p>
          </table:table-cell>
        </table:table-row>
        <table:table-row table:style-name="Table3.1">
          <table:table-cell table:style-name="Table3.A1" office:value-type="string">
            <text:p text:style-name="P1"><text:span text:style-name="T1">Ultra Fast</text:span></text:p>
          </table:table-cell>
          <table:table-cell table:style-name="Table3.A1" office:value-type="string">
            <text:p text:style-name="P1"><text:span text:style-name="T1">200</text:span></text:p>
          </table:table-cell>
          <table:table-cell table:style-name="Table3.A1" office:value-type="string">
            <text:p text:style-name="P1"><text:span text:style-name="T1">Highest</text:span></text:p>
          </table:table-cell>
          <table:table-cell table:style-name="Table3.A1" office:value-type="string">
            <text:p text:style-name="P1"><text:span text:style-name="T1">Emergency/critical</text:span></text:p>
          </table:table-cell>
        </table:table-row>
      </table:table>
      <text:p text:style-name="P1"><text:span text:style-name="T5">Pricing adjustable by foundation based on NKMA market value</text:span></text:p>
      <text:p text:style-name="P435"><text:bookmark text:name="_is4sb8wde3am"/><text:span text:style-name="T6">Fee Distribution (Paid Messages):</text:span></text:p>
      <text:p text:style-name="P1"><text:span text:style-name="T1">When a user pays for priority messaging:</text:span></text:p>
      <text:p text:style-name="P1"><text:soft-page-break/><text:span text:style-name="T1">Example: 200 NKMA Ultra Fast message</text:span></text:p>
      <text:list xml:id="list1661553756" text:style-name="WWNum88">
        <text:list-item>
          <text:p text:style-name="P40"><text:span text:style-name="T1">5% (10 NKMA) → Foundation wallet</text:span></text:p>
        </text:list-item>
        <text:list-item>
          <text:p text:style-name="P182"><text:span text:style-name="T1">5-15% (10-30 NKMA) → App developer (if using custom app)</text:span></text:p>
        </text:list-item>
        <text:list-item>
          <text:p text:style-name="P325"><text:span text:style-name="T1">80-90% (160-180 NKMA) → Relay operators (split equally)</text:span></text:p>
        </text:list-item>
      </text:list>
      <text:p text:style-name="P1"><text:span text:style-name="T1">This creates a sustainable economic flywheel:</text:span></text:p>
      <text:list xml:id="list1253417128" text:style-name="WWNum48">
        <text:list-item>
          <text:p text:style-name="P41"><text:span text:style-name="T1">Users pay for priority</text:span></text:p>
        </text:list-item>
        <text:list-item>
          <text:p text:style-name="P183"><text:span text:style-name="T1">Relays earn by helping deliver</text:span></text:p>
        </text:list-item>
        <text:list-item>
          <text:p text:style-name="P183"><text:span text:style-name="T1">More relays = better coverage</text:span></text:p>
        </text:list-item>
        <text:list-item>
          <text:p text:style-name="P183"><text:span text:style-name="T1">Better coverage = more users</text:span></text:p>
        </text:list-item>
        <text:list-item>
          <text:p text:style-name="P183"><text:span text:style-name="T1">More users = more paid messages</text:span></text:p>
        </text:list-item>
        <text:list-item>
          <text:p text:style-name="P183"><text:span text:style-name="T1">More paid messages = higher relay earnings</text:span></text:p>
        </text:list-item>
        <text:list-item>
          <text:p text:style-name="P326"><text:span text:style-name="T1">Repeat!</text:span></text:p>
        </text:list-item>
      </text:list>
      <text:p text:style-name="P435"><text:bookmark text:name="_zc8eqbng8sqy"/><text:span text:style-name="T6">Relay Earnings Potential:</text:span></text:p>
      <text:p text:style-name="P1"><text:span text:style-name="T1">Earnings depend on:</text:span></text:p>
      <text:list xml:id="list2121024284" text:style-name="WWNum45">
        <text:list-item>
          <text:p text:style-name="P42"><text:span text:style-name="T1">Location (urban vs rural)</text:span></text:p>
        </text:list-item>
        <text:list-item>
          <text:p text:style-name="P184"><text:span text:style-name="T1">Message traffic volume</text:span></text:p>
        </text:list-item>
        <text:list-item>
          <text:p text:style-name="P184"><text:span text:style-name="T1">Relay uptime</text:span></text:p>
        </text:list-item>
        <text:list-item>
          <text:p text:style-name="P327"><text:span text:style-name="T1">Number of competing relays</text:span></text:p>
        </text:list-item>
      </text:list>
      <text:p text:style-name="P1"><text:span text:style-name="T1">Estimated Monthly Earning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text:span text:style-name="T1">Scenario</text:span></text:p>
          </table:table-cell>
          <table:table-cell table:style-name="Table4.A1" office:value-type="string">
            <text:p text:style-name="P2"><text:span text:style-name="T1">Monthly NKMA</text:span></text:p>
          </table:table-cell>
          <table:table-cell table:style-name="Table4.A1" office:value-type="string">
            <text:p text:style-name="P2"><text:span text:style-name="T1">USD Value*</text:span></text:p>
          </table:table-cell>
        </table:table-row>
        <table:table-row table:style-name="Table4.1">
          <table:table-cell table:style-name="Table4.A1" office:value-type="string">
            <text:p text:style-name="P1"><text:span text:style-name="T1">Home relay (suburban)</text:span></text:p>
          </table:table-cell>
          <table:table-cell table:style-name="Table4.A1" office:value-type="string">
            <text:p text:style-name="P1"><text:span text:style-name="T1">5,000-20,000</text:span></text:p>
          </table:table-cell>
          <table:table-cell table:style-name="Table4.A1" office:value-type="string">
            <text:p text:style-name="P1"><text:span text:style-name="T1">$5-20</text:span></text:p>
          </table:table-cell>
        </table:table-row>
        <table:table-row table:style-name="Table4.1">
          <table:table-cell table:style-name="Table4.A1" office:value-type="string">
            <text:p text:style-name="P1"><text:span text:style-name="T1">Business location (urban)</text:span></text:p>
          </table:table-cell>
          <table:table-cell table:style-name="Table4.A1" office:value-type="string">
            <text:p text:style-name="P1"><text:span text:style-name="T1">20,000-100,000</text:span></text:p>
          </table:table-cell>
          <table:table-cell table:style-name="Table4.A1" office:value-type="string">
            <text:p text:style-name="P1"><text:span text:style-name="T1">$20-100</text:span></text:p>
          </table:table-cell>
        </table:table-row>
        <table:table-row table:style-name="Table4.1">
          <table:table-cell table:style-name="Table4.A1" office:value-type="string">
            <text:p text:style-name="P1"><text:span text:style-name="T1">High-traffic relay (downtown)</text:span></text:p>
          </table:table-cell>
          <table:table-cell table:style-name="Table4.A1" office:value-type="string">
            <text:p text:style-name="P1"><text:span text:style-name="T1">100,000-500,000</text:span></text:p>
          </table:table-cell>
          <table:table-cell table:style-name="Table4.A1" office:value-type="string">
            <text:p text:style-name="P1"><text:span text:style-name="T1">$100-500</text:span></text:p>
          </table:table-cell>
        </table:table-row>
        <table:table-row table:style-name="Table4.1">
          <table:table-cell table:style-name="Table4.A1" office:value-type="string">
            <text:p text:style-name="P1"><text:span text:style-name="T1">Professional operator (10 relays)</text:span></text:p>
          </table:table-cell>
          <table:table-cell table:style-name="Table4.A1" office:value-type="string">
            <text:p text:style-name="P1"><text:span text:style-name="T1">500,000-2,000,000</text:span></text:p>
          </table:table-cell>
          <table:table-cell table:style-name="Table4.A1" office:value-type="string">
            <text:p text:style-name="P1"><text:span text:style-name="T1">$500-2,000</text:span></text:p>
          </table:table-cell>
        </table:table-row>
      </table:table>
      <text:p text:style-name="P1"><text:soft-page-break/><text:span text:style-name="T5">Assuming NKMA = $0.001. Actual value will fluctuate with market demand.</text:span></text:p>
      <text:p text:style-name="P1"><text:span text:style-name="T1">Early Relay Advantage:</text:span></text:p>
      <text:list xml:id="list3816948104" text:style-name="WWNum58">
        <text:list-item>
          <text:p text:style-name="P43"><text:span text:style-name="T1">Fewer relays = higher share of rewards</text:span></text:p>
        </text:list-item>
        <text:list-item>
          <text:p text:style-name="P185"><text:span text:style-name="T1">First 1,000 relays earn significantly more</text:span></text:p>
        </text:list-item>
        <text:list-item>
          <text:p text:style-name="P185"><text:span text:style-name="T1">Network effect creates growing demand</text:span></text:p>
        </text:list-item>
        <text:list-item>
          <text:p text:style-name="P328"><text:span text:style-name="T1">Like early Bitcoin mining</text:span></text:p>
        </text:list-item>
      </text:list>
      <text:p text:style-name="P435"><text:bookmark text:name="_gz0009jkrmct"/><text:span text:style-name="T6">Token Utility:</text:span></text:p>
      <text:p text:style-name="P1"><text:span text:style-name="T1">Primary Uses:</text:span></text:p>
      <text:list xml:id="list2570112132" text:style-name="WWNum87">
        <text:list-item>
          <text:p text:style-name="P44"><text:span text:style-name="T1">Pay for message priority</text:span></text:p>
        </text:list-item>
        <text:list-item>
          <text:p text:style-name="P186"><text:span text:style-name="T1">Earn by running relays</text:span></text:p>
        </text:list-item>
        <text:list-item>
          <text:p text:style-name="P186"><text:span text:style-name="T1">Governance voting (future)</text:span></text:p>
        </text:list-item>
        <text:list-item>
          <text:p text:style-name="P186"><text:span text:style-name="T1">Stake to run certified relays (future)</text:span></text:p>
        </text:list-item>
        <text:list-item>
          <text:p text:style-name="P329"><text:span text:style-name="T1">Payment for satellite time (future)</text:span></text:p>
        </text:list-item>
      </text:list>
      <text:p text:style-name="P1"><text:span text:style-name="T1">Deflationary Mechanism:</text:span></text:p>
      <text:list xml:id="list1587035754" text:style-name="WWNum76">
        <text:list-item>
          <text:p text:style-name="P45"><text:span text:style-name="T1">Foundation may buy back and burn NKMA</text:span></text:p>
        </text:list-item>
        <text:list-item>
          <text:p text:style-name="P187"><text:span text:style-name="T1">Reduces supply over time</text:span></text:p>
        </text:list-item>
        <text:list-item>
          <text:p text:style-name="P187"><text:span text:style-name="T1">Potential value appreciation</text:span></text:p>
        </text:list-item>
        <text:list-item>
          <text:p text:style-name="P330"><text:span text:style-name="T1">Rewards long-term holders</text:span></text:p>
        </text:list-item>
      </text:list>
      <text:p text:style-name="P1"><draw:rect text:anchor-type="as-char" style:rel-width="100%" draw:z-index="10" draw:style-name="gr1" draw:text-style-name="P437" svg:width="0.0012in" svg:height="0.0213in"><text:p/></draw:rect></text:p>
      <text:p text:style-name="P434"><text:bookmark text:name="_qfv7ixb7hki3"/><text:span text:style-name="T3">8. EARN BY PARTICIPATING</text:span></text:p>
      <text:p text:style-name="P436"><text:bookmark text:name="_o91plji5847l"/><text:span text:style-name="T4">Everyone Can Contribute, Everyone Can Benefit</text:span></text:p>
      <text:p text:style-name="P435"><text:bookmark text:name="_8m2l9hqq1o57"/><text:span text:style-name="T6">For Individuals:</text:span></text:p>
      <text:p text:style-name="P1"><text:span text:style-name="T1">Turn Your Phone Into Income:</text:span></text:p>
      <text:p text:style-name="P1"><text:span text:style-name="T1">Setup Time: 5 minutes<text:line-break/> Cost: $0 (use existing phone)<text:line-break/> Earnings: $5-50/month (location-dependent)</text:span></text:p>
      <text:p text:style-name="P1"><text:soft-page-break/><text:span text:style-name="T1">How:</text:span></text:p>
      <text:list xml:id="list3641593612" text:style-name="WWNum12">
        <text:list-item>
          <text:p text:style-name="P46"><text:span text:style-name="T1">Download NakamaMesh app</text:span></text:p>
        </text:list-item>
        <text:list-item>
          <text:p text:style-name="P188"><text:span text:style-name="T1">Enable relay mode in settings</text:span></text:p>
        </text:list-item>
        <text:list-item>
          <text:p text:style-name="P188"><text:span text:style-name="T1">Keep phone on and connected</text:span></text:p>
        </text:list-item>
        <text:list-item>
          <text:p text:style-name="P331"><text:span text:style-name="T1">Automatically earn NKMA for relaying messages</text:span></text:p>
        </text:list-item>
      </text:list>
      <text:p text:style-name="P1"><text:span text:style-name="T1">Perfect For:</text:span></text:p>
      <text:list xml:id="list2220530177" text:style-name="WWNum140">
        <text:list-item>
          <text:p text:style-name="P47"><text:span text:style-name="T1">Uber/Lyft drivers (driving anyway!)</text:span></text:p>
        </text:list-item>
        <text:list-item>
          <text:p text:style-name="P189"><text:span text:style-name="T1">Students (phone charging overnight)</text:span></text:p>
        </text:list-item>
        <text:list-item>
          <text:p text:style-name="P189"><text:span text:style-name="T1">Retirees (passive income)</text:span></text:p>
        </text:list-item>
        <text:list-item>
          <text:p text:style-name="P189"><text:span text:style-name="T1">Commuters (public transit)</text:span></text:p>
        </text:list-item>
        <text:list-item>
          <text:p text:style-name="P332"><text:span text:style-name="T1">Anyone with a spare phone</text:span></text:p>
        </text:list-item>
      </text:list>
      <text:p text:style-name="P1"><text:span text:style-name="T1">Real Example: </text:span><text:span text:style-name="T5">"I drive for Uber 40 hours/week. My phone is always on anyway. NakamaMesh earned me an extra $80 last month just for having the app running. It's literally free money."<text:line-break/></text:span><text:span text:style-name="T1"> — Early Relay Operator, Miami</text:span></text:p>
      <text:p text:style-name="P1"><draw:rect text:anchor-type="as-char" style:rel-width="100%" draw:z-index="11" draw:style-name="gr1" draw:text-style-name="P437" svg:width="0.0012in" svg:height="0.0213in"><text:p/></draw:rect></text:p>
      <text:p text:style-name="P435"><text:bookmark text:name="_8txqgh4gycgu"/><text:span text:style-name="T6">For Small Businesses:</text:span></text:p>
      <text:p text:style-name="P1"><text:span text:style-name="T1">Deploy a Relay, Earn Passive Income:</text:span></text:p>
      <text:p text:style-name="P1"><text:span text:style-name="T1">Setup Time: 30 minutes<text:line-break/> Cost: $50-200 (one-time hardware)<text:line-break/> Earnings: $20-200/month</text:span></text:p>
      <text:p text:style-name="P1"><text:span text:style-name="T1">How:</text:span></text:p>
      <text:list xml:id="list427206574" text:style-name="WWNum65">
        <text:list-item>
          <text:p text:style-name="P48"><text:span text:style-name="T1">Purchase NakamaMesh certified relay</text:span></text:p>
        </text:list-item>
        <text:list-item>
          <text:p text:style-name="P190"><text:span text:style-name="T1">Mount on roof/window for best coverage</text:span></text:p>
        </text:list-item>
        <text:list-item>
          <text:p text:style-name="P190"><text:span text:style-name="T1">Connect to power</text:span></text:p>
        </text:list-item>
        <text:list-item>
          <text:p text:style-name="P333"><text:span text:style-name="T1">Earn automatically</text:span></text:p>
        </text:list-item>
      </text:list>
      <text:p text:style-name="P1"><text:span text:style-name="T1">Perfect For:</text:span></text:p>
      <text:list xml:id="list2124336551" text:style-name="WWNum90">
        <text:list-item>
          <text:p text:style-name="P49"><text:span text:style-name="T1">Coffee shops</text:span></text:p>
        </text:list-item>
        <text:list-item>
          <text:p text:style-name="P191"><text:span text:style-name="T1">Gas stations</text:span></text:p>
        </text:list-item>
        <text:list-item>
          <text:p text:style-name="P191"><text:soft-page-break/><text:span text:style-name="T1">Convenience stores</text:span></text:p>
        </text:list-item>
        <text:list-item>
          <text:p text:style-name="P191"><text:span text:style-name="T1">Restaurants</text:span></text:p>
        </text:list-item>
        <text:list-item>
          <text:p text:style-name="P334"><text:span text:style-name="T1">Apartment buildings</text:span></text:p>
        </text:list-item>
      </text:list>
      <text:p text:style-name="P1"><text:span text:style-name="T1">Additional Benefits:</text:span></text:p>
      <text:list xml:id="list4266805260" text:style-name="WWNum22">
        <text:list-item>
          <text:p text:style-name="P50"><text:span text:style-name="T1">Community goodwill</text:span></text:p>
        </text:list-item>
        <text:list-item>
          <text:p text:style-name="P192"><text:span text:style-name="T1">Emergency preparedness</text:span></text:p>
        </text:list-item>
        <text:list-item>
          <text:p text:style-name="P192"><text:span text:style-name="T1">Marketing opportunity ("We support NakamaMesh")</text:span></text:p>
        </text:list-item>
        <text:list-item>
          <text:p text:style-name="P335"><text:span text:style-name="T1">Tax deductible (disaster relief infrastructure)</text:span></text:p>
        </text:list-item>
      </text:list>
      <text:p text:style-name="P1"><draw:rect text:anchor-type="as-char" style:rel-width="100%" draw:z-index="12" draw:style-name="gr1" draw:text-style-name="P437" svg:width="0.0012in" svg:height="0.0213in"><text:p/></draw:rect></text:p>
      <text:p text:style-name="P435"><text:bookmark text:name="_b5i5wzz9e35q"/><text:span text:style-name="T6">For Entrepreneurs &amp; Investors:</text:span></text:p>
      <text:p text:style-name="P1"><text:span text:style-name="T1">Deploy at Scale:</text:span></text:p>
      <text:p text:style-name="P1"><text:span text:style-name="T1">Setup: Buy/build 10-100 relay nodes<text:line-break/> Investment: $1,000-20,000<text:line-break/> Potential Return: $500-5,000/month</text:span></text:p>
      <text:p text:style-name="P1"><text:span text:style-name="T1">Strategy:</text:span></text:p>
      <text:list xml:id="list799736616" text:style-name="WWNum56">
        <text:list-item>
          <text:p text:style-name="P51"><text:span text:style-name="T1">Identify high-traffic locations</text:span></text:p>
        </text:list-item>
        <text:list-item>
          <text:p text:style-name="P193"><text:span text:style-name="T1">Negotiate placement (rooftops, buildings)</text:span></text:p>
        </text:list-item>
        <text:list-item>
          <text:p text:style-name="P193"><text:span text:style-name="T1">Deploy relay nodes</text:span></text:p>
        </text:list-item>
        <text:list-item>
          <text:p text:style-name="P193"><text:span text:style-name="T1">Collect monthly earnings</text:span></text:p>
        </text:list-item>
        <text:list-item>
          <text:p text:style-name="P336"><text:span text:style-name="T1">Reinvest in more relays</text:span></text:p>
        </text:list-item>
      </text:list>
      <text:p text:style-name="P1"><text:span text:style-name="T1">Like Owning:</text:span></text:p>
      <text:list xml:id="list1712785969" text:style-name="WWNum130">
        <text:list-item>
          <text:p text:style-name="P52"><text:span text:style-name="T1">Vending machines (passive income)</text:span></text:p>
        </text:list-item>
        <text:list-item>
          <text:p text:style-name="P194"><text:span text:style-name="T1">Real estate (location matters)</text:span></text:p>
        </text:list-item>
        <text:list-item>
          <text:p text:style-name="P337"><text:span text:style-name="T1">Mining rigs (earn crypto)</text:span></text:p>
        </text:list-item>
      </text:list>
      <text:p text:style-name="P1"><text:span text:style-name="T1">ROI Example:</text:span></text:p>
      <text:list xml:id="list1170231219" text:style-name="WWNum61">
        <text:list-item>
          <text:p text:style-name="P53"><text:span text:style-name="T1">10 relays @ $100 each = $1,000 investment</text:span></text:p>
        </text:list-item>
        <text:list-item>
          <text:p text:style-name="P195"><text:soft-page-break/><text:span text:style-name="T1">Each earns 50,000 NKMA/month average</text:span></text:p>
        </text:list-item>
        <text:list-item>
          <text:p text:style-name="P195"><text:span text:style-name="T1">Total: 500,000 NKMA = $500/month (at $0.001/NKMA)</text:span></text:p>
        </text:list-item>
        <text:list-item>
          <text:p text:style-name="P195"><text:span text:style-name="T1">Payback: 2 months</text:span></text:p>
        </text:list-item>
        <text:list-item>
          <text:p text:style-name="P338"><text:span text:style-name="T1">Annual ROI: 600%</text:span></text:p>
        </text:list-item>
      </text:list>
      <text:p text:style-name="P1"><text:span text:style-name="T5">Note: Earnings estimates based on current network traffic. Actual results will vary.</text:span></text:p>
      <text:p text:style-name="P1"><draw:rect text:anchor-type="as-char" style:rel-width="100%" draw:z-index="13" draw:style-name="gr1" draw:text-style-name="P437" svg:width="0.0012in" svg:height="0.0213in"><text:p/></draw:rect></text:p>
      <text:p text:style-name="P435"><text:bookmark text:name="_jan7c7h0ubbt"/><text:span text:style-name="T6">For Corporations:</text:span></text:p>
      <text:p text:style-name="P1"><text:span text:style-name="T1">Deploy Nationwide, Earn While Doing Good:</text:span></text:p>
      <text:p text:style-name="P1"><text:span text:style-name="T1">Examples:</text:span></text:p>
      <text:p text:style-name="P1"><text:span text:style-name="T1">McDonald's (40,000 locations in US):</text:span></text:p>
      <text:list xml:id="list3971942283" text:style-name="WWNum112">
        <text:list-item>
          <text:p text:style-name="P54"><text:span text:style-name="T1">Put relay on every restaurant roof</text:span></text:p>
        </text:list-item>
        <text:list-item>
          <text:p text:style-name="P196"><text:span text:style-name="T1">Earn collective $400,000-4,000,000/month</text:span></text:p>
        </text:list-item>
        <text:list-item>
          <text:p text:style-name="P196"><text:span text:style-name="T1">Marketing: "McDonald's keeps communities connected"</text:span></text:p>
        </text:list-item>
        <text:list-item>
          <text:p text:style-name="P339"><text:span text:style-name="T1">Corporate social responsibility win</text:span></text:p>
        </text:list-item>
      </text:list>
      <text:p text:style-name="P1"><text:span text:style-name="T1">Gas Station Chains:</text:span></text:p>
      <text:list xml:id="list1074249727" text:style-name="WWNum11">
        <text:list-item>
          <text:p text:style-name="P55"><text:span text:style-name="T1">Highway coverage essential for travelers</text:span></text:p>
        </text:list-item>
        <text:list-item>
          <text:p text:style-name="P197"><text:span text:style-name="T1">Remote locations = higher relay rewards</text:span></text:p>
        </text:list-item>
        <text:list-item>
          <text:p text:style-name="P340"><text:span text:style-name="T1">Disaster preparedness for local communities</text:span></text:p>
        </text:list-item>
      </text:list>
      <text:p text:style-name="P1"><text:span text:style-name="T1">Telecoms (Ironic but Profitable):</text:span></text:p>
      <text:list xml:id="list1083296357" text:style-name="WWNum44">
        <text:list-item>
          <text:p text:style-name="P56"><text:span text:style-name="T1">Backup when your own towers fail</text:span></text:p>
        </text:list-item>
        <text:list-item>
          <text:p text:style-name="P198"><text:span text:style-name="T1">Additional revenue stream</text:span></text:p>
        </text:list-item>
        <text:list-item>
          <text:p text:style-name="P341"><text:span text:style-name="T1">Hedge against infrastructure damage</text:span></text:p>
        </text:list-item>
      </text:list>
      <text:p text:style-name="P1"><text:span text:style-name="T1">Partnership Opportunities:</text:span></text:p>
      <text:list xml:id="list2118621975" text:style-name="WWNum109">
        <text:list-item>
          <text:p text:style-name="P57"><text:span text:style-name="T1">Revenue sharing models available</text:span></text:p>
        </text:list-item>
        <text:list-item>
          <text:p text:style-name="P199"><text:soft-page-break/><text:span text:style-name="T1">Co-branded relay hardware</text:span></text:p>
        </text:list-item>
        <text:list-item>
          <text:p text:style-name="P199"><text:span text:style-name="T1">Custom app integrations</text:span></text:p>
        </text:list-item>
        <text:list-item>
          <text:p text:style-name="P342"><text:span text:style-name="T1">Enterprise support</text:span></text:p>
        </text:list-item>
      </text:list>
      <text:p text:style-name="P1"><draw:rect text:anchor-type="as-char" style:rel-width="100%" draw:z-index="14" draw:style-name="gr1" draw:text-style-name="P437" svg:width="0.0012in" svg:height="0.0213in"><text:p/></draw:rect></text:p>
      <text:p text:style-name="P435"><text:bookmark text:name="_a457n154wvl2"/><text:span text:style-name="T6">For App Developers:</text:span></text:p>
      <text:p text:style-name="P1"><text:span text:style-name="T1">Build on Our Platform, Earn Revenue:</text:span></text:p>
      <text:p text:style-name="P1"><text:span text:style-name="T1">The 5-15% Developer Fee:</text:span></text:p>
      <text:p text:style-name="P1"><text:span text:style-name="T1">When you create a custom NakamaMesh app:</text:span></text:p>
      <text:list xml:id="list3354665511" text:style-name="WWNum70">
        <text:list-item>
          <text:p text:style-name="P58"><text:span text:style-name="T1">You set your fee (5-15%)</text:span></text:p>
        </text:list-item>
        <text:list-item>
          <text:p text:style-name="P200"><text:span text:style-name="T1">You earn from every paid message sent through your app</text:span></text:p>
        </text:list-item>
        <text:list-item>
          <text:p text:style-name="P200"><text:span text:style-name="T1">Foundation gets 5%, relays get 80-90%, you get your %</text:span></text:p>
        </text:list-item>
        <text:list-item>
          <text:p text:style-name="P343"><text:span text:style-name="T1">Passive income from your users</text:span></text:p>
        </text:list-item>
      </text:list>
      <text:p text:style-name="P1"><text:span text:style-name="T1">Example:</text:span></text:p>
      <text:list xml:id="list4025530675" text:style-name="WWNum29">
        <text:list-item>
          <text:p text:style-name="P59"><text:span text:style-name="T1">You build a beautiful UI/UX</text:span></text:p>
        </text:list-item>
        <text:list-item>
          <text:p text:style-name="P201"><text:span text:style-name="T1">10,000 users adopt your app</text:span></text:p>
        </text:list-item>
        <text:list-item>
          <text:p text:style-name="P201"><text:span text:style-name="T1">They send 100,000 paid messages/month</text:span></text:p>
        </text:list-item>
        <text:list-item>
          <text:p text:style-name="P201"><text:span text:style-name="T1">Average 50 NKMA per message = 5,000,000 NKMA total fees</text:span></text:p>
        </text:list-item>
        <text:list-item>
          <text:p text:style-name="P344"><text:span text:style-name="T1">Your 10% = 500,000 NKMA = $500/month (at $0.001/NKMA)</text:span></text:p>
        </text:list-item>
      </text:list>
      <text:p text:style-name="P1"><text:span text:style-name="T1">Our Code is Open Source:</text:span></text:p>
      <text:list xml:id="list136248064" text:style-name="WWNum120">
        <text:list-item>
          <text:p text:style-name="P60"><text:span text:style-name="T1">Fork the GitHub repo</text:span></text:p>
        </text:list-item>
        <text:list-item>
          <text:p text:style-name="P202"><text:span text:style-name="T1">Customize the interface</text:span></text:p>
        </text:list-item>
        <text:list-item>
          <text:p text:style-name="P202"><text:span text:style-name="T1">Add features</text:span></text:p>
        </text:list-item>
        <text:list-item>
          <text:p text:style-name="P202"><text:span text:style-name="T1">Publish your version</text:span></text:p>
        </text:list-item>
        <text:list-item>
          <text:p text:style-name="P345"><text:span text:style-name="T1">Earn automatically!</text:span></text:p>
        </text:list-item>
      </text:list>
      <text:p text:style-name="P1"><text:soft-page-break/><text:span text:style-name="T1">Best Apps Get Featured:</text:span></text:p>
      <text:list xml:id="list1193002823" text:style-name="WWNum96">
        <text:list-item>
          <text:p text:style-name="P61"><text:span text:style-name="T1">Marketing support from foundation</text:span></text:p>
        </text:list-item>
        <text:list-item>
          <text:p text:style-name="P203"><text:span text:style-name="T1">Listed on nakamamesh.network</text:span></text:p>
        </text:list-item>
        <text:list-item>
          <text:p text:style-name="P203"><text:span text:style-name="T1">Community promotion</text:span></text:p>
        </text:list-item>
        <text:list-item>
          <text:p text:style-name="P346"><text:span text:style-name="T1">Higher adoption = higher earnings</text:span></text:p>
        </text:list-item>
      </text:list>
      <text:p text:style-name="P1"><draw:rect text:anchor-type="as-char" style:rel-width="100%" draw:z-index="15" draw:style-name="gr1" draw:text-style-name="P437" svg:width="0.0012in" svg:height="0.0213in"><text:p/></draw:rect></text:p>
      <text:p text:style-name="P435"><text:bookmark text:name="_d62vs3ibjwy8"/><text:span text:style-name="T6">For NGOs &amp; Humanitarian Organizations:</text:span></text:p>
      <text:p text:style-name="P1"><text:span text:style-name="T1">Deploy for Free, Save Lives:</text:span></text:p>
      <text:p text:style-name="P1"><text:span text:style-name="T1">We provide free relays and technical support to:</text:span></text:p>
      <text:list xml:id="list205486996" text:style-name="WWNum100">
        <text:list-item>
          <text:p text:style-name="P62"><text:span text:style-name="T1">Disaster relief organizations</text:span></text:p>
        </text:list-item>
        <text:list-item>
          <text:p text:style-name="P204"><text:span text:style-name="T1">Refugee camps</text:span></text:p>
        </text:list-item>
        <text:list-item>
          <text:p text:style-name="P204"><text:span text:style-name="T1">Remote healthcare providers</text:span></text:p>
        </text:list-item>
        <text:list-item>
          <text:p text:style-name="P204"><text:span text:style-name="T1">Emergency response teams</text:span></text:p>
        </text:list-item>
        <text:list-item>
          <text:p text:style-name="P347"><text:span text:style-name="T1">Conflict zone journalists</text:span></text:p>
        </text:list-item>
      </text:list>
      <text:p text:style-name="P1"><text:span text:style-name="T1">Application Process:</text:span></text:p>
      <text:list xml:id="list2959948559" text:style-name="WWNum101">
        <text:list-item>
          <text:p text:style-name="P63"><text:span text:style-name="T1">Submit mission statement</text:span></text:p>
        </text:list-item>
        <text:list-item>
          <text:p text:style-name="P205"><text:span text:style-name="T1">Demonstrate need</text:span></text:p>
        </text:list-item>
        <text:list-item>
          <text:p text:style-name="P205"><text:span text:style-name="T1">Receive relay hardware grant</text:span></text:p>
        </text:list-item>
        <text:list-item>
          <text:p text:style-name="P205"><text:span text:style-name="T1">Deploy in your community</text:span></text:p>
        </text:list-item>
        <text:list-item>
          <text:p text:style-name="P348"><text:span text:style-name="T1">Earnings fund your operations</text:span></text:p>
        </text:list-item>
      </text:list>
      <text:p text:style-name="P1"><text:span text:style-name="T1">Past Success Stories: (Coming soon - we just launched!)</text:span></text:p>
      <text:p text:style-name="P1"><draw:rect text:anchor-type="as-char" style:rel-width="100%" draw:z-index="16" draw:style-name="gr1" draw:text-style-name="P437" svg:width="0.0012in" svg:height="0.0213in"><text:p/></draw:rect></text:p>
      <text:p text:style-name="P435"><text:bookmark text:name="_gunbj0fdnxaw"/><text:span text:style-name="T6">For Governments:</text:span></text:p>
      <text:p text:style-name="P1"><text:span text:style-name="T1">Disaster-Resilient Infrastructure, Zero Taxpayer Cost:</text:span></text:p>
      <text:p text:style-name="P1"><text:soft-page-break/><text:span text:style-name="T1">The Proposition:</text:span></text:p>
      <text:list xml:id="list3934382892" text:style-name="WWNum111">
        <text:list-item>
          <text:p text:style-name="P64"><text:span text:style-name="T1">We deploy relays in your jurisdiction</text:span></text:p>
        </text:list-item>
        <text:list-item>
          <text:p text:style-name="P206"><text:span text:style-name="T1">Network self-funds through user fees</text:span></text:p>
        </text:list-item>
        <text:list-item>
          <text:p text:style-name="P206"><text:span text:style-name="T1">You get disaster-resilient communication</text:span></text:p>
        </text:list-item>
        <text:list-item>
          <text:p text:style-name="P206"><text:span text:style-name="T1">Citizens earn extra income</text:span></text:p>
        </text:list-item>
        <text:list-item>
          <text:p text:style-name="P349"><text:span text:style-name="T1">Emergency services have backup communication</text:span></text:p>
        </text:list-item>
      </text:list>
      <text:p text:style-name="P1"><text:span text:style-name="T1">Benefits:</text:span></text:p>
      <text:list xml:id="list3082413563" text:style-name="WWNum50">
        <text:list-item>
          <text:p text:style-name="P65"><text:span text:style-name="T1">No procurement process needed</text:span></text:p>
        </text:list-item>
        <text:list-item>
          <text:p text:style-name="P207"><text:span text:style-name="T1">No maintenance costs</text:span></text:p>
        </text:list-item>
        <text:list-item>
          <text:p text:style-name="P207"><text:span text:style-name="T1">No staffing requirements</text:span></text:p>
        </text:list-item>
        <text:list-item>
          <text:p text:style-name="P207"><text:span text:style-name="T1">Automatic upgrades</text:span></text:p>
        </text:list-item>
        <text:list-item>
          <text:p text:style-name="P350"><text:span text:style-name="T1">Scales with population</text:span></text:p>
        </text:list-item>
      </text:list>
      <text:p text:style-name="P1"><text:span text:style-name="T1">Partnership Models:</text:span></text:p>
      <text:list xml:id="list3492451061" text:style-name="WWNum57">
        <text:list-item>
          <text:p text:style-name="P66"><text:span text:style-name="T1">Endorsement: Official recognition, we handle deployment</text:span></text:p>
        </text:list-item>
        <text:list-item>
          <text:p text:style-name="P208"><text:span text:style-name="T1">Collaboration: Joint disaster preparedness programs</text:span></text:p>
        </text:list-item>
        <text:list-item>
          <text:p text:style-name="P351"><text:span text:style-name="T1">Pilot Program: Test in high-risk areas first</text:span></text:p>
        </text:list-item>
      </text:list>
      <text:p text:style-name="P1"><text:span text:style-name="T1">Contact: partnerships@nakamamesh.network</text:span></text:p>
      <text:p text:style-name="P1"><draw:rect text:anchor-type="as-char" style:rel-width="100%" draw:z-index="17" draw:style-name="gr1" draw:text-style-name="P437" svg:width="0.0012in" svg:height="0.0213in"><text:p/></draw:rect></text:p>
      <text:p text:style-name="P434"><text:bookmark text:name="_nhjt18nmtzga"/><text:span text:style-name="T3">9. USE CASES: REAL IMPACT</text:span></text:p>
      <text:p text:style-name="P436"><text:bookmark text:name="_easzdg2dt1d"/><text:span text:style-name="T4">Where NakamaMesh Makes a Difference</text:span></text:p>
      <text:p text:style-name="P435"><text:bookmark text:name="_lj6eapr95fq1"/><text:span text:style-name="T6">Natural Disasters:</text:span></text:p>
      <text:p text:style-name="P1"><text:span text:style-name="T1">Typhoons (Philippines, Japan, etc.):</text:span></text:p>
      <text:list xml:id="list2553061218" text:style-name="WWNum141">
        <text:list-item>
          <text:p text:style-name="P67"><text:span text:style-name="T1">Cell towers destroyed by wind/water</text:span></text:p>
        </text:list-item>
        <text:list-item>
          <text:p text:style-name="P209"><text:span text:style-name="T1">Power grid offline for weeks</text:span></text:p>
        </text:list-item>
        <text:list-item>
          <text:p text:style-name="P209"><text:soft-page-break/><text:span text:style-name="T1">Families separated and unable to communicate</text:span></text:p>
        </text:list-item>
        <text:list-item>
          <text:p text:style-name="P352"><text:span text:style-name="T1">NakamaMesh: Phone-to-phone relay keeps communities connected</text:span></text:p>
        </text:list-item>
      </text:list>
      <text:p text:style-name="P1"><text:span text:style-name="T1">Hurricanes (USA, Caribbean):</text:span></text:p>
      <text:list xml:id="list1134739278" text:style-name="WWNum115">
        <text:list-item>
          <text:p text:style-name="P68"><text:span text:style-name="T1">Coastal infrastructure demolished</text:span></text:p>
        </text:list-item>
        <text:list-item>
          <text:p text:style-name="P210"><text:span text:style-name="T1">Evacuation coordination critical</text:span></text:p>
        </text:list-item>
        <text:list-item>
          <text:p text:style-name="P210"><text:span text:style-name="T1">Emergency services need communication</text:span></text:p>
        </text:list-item>
        <text:list-item>
          <text:p text:style-name="P353"><text:span text:style-name="T1">NakamaMesh: Mesh network operates without power grid</text:span></text:p>
        </text:list-item>
      </text:list>
      <text:p text:style-name="P1"><text:span text:style-name="T1">Earthquakes (Worldwide):</text:span></text:p>
      <text:list xml:id="list224481696" text:style-name="WWNum28">
        <text:list-item>
          <text:p text:style-name="P69"><text:span text:style-name="T1">Underground cables severed</text:span></text:p>
        </text:list-item>
        <text:list-item>
          <text:p text:style-name="P211"><text:span text:style-name="T1">Towers toppled</text:span></text:p>
        </text:list-item>
        <text:list-item>
          <text:p text:style-name="P211"><text:span text:style-name="T1">Traditional communication impossible</text:span></text:p>
        </text:list-item>
        <text:list-item>
          <text:p text:style-name="P354"><text:span text:style-name="T1">NakamaMesh: Decentralized network adapts and routes around damage</text:span></text:p>
        </text:list-item>
      </text:list>
      <text:p text:style-name="P1"><text:span text:style-name="T1">Wildfires (California, Australia, etc.):</text:span></text:p>
      <text:list xml:id="list150447285" text:style-name="WWNum72">
        <text:list-item>
          <text:p text:style-name="P70"><text:span text:style-name="T1">Infrastructure burns</text:span></text:p>
        </text:list-item>
        <text:list-item>
          <text:p text:style-name="P212"><text:span text:style-name="T1">Evacuations happen rapidly</text:span></text:p>
        </text:list-item>
        <text:list-item>
          <text:p text:style-name="P212"><text:span text:style-name="T1">Coordination needed immediately</text:span></text:p>
        </text:list-item>
        <text:list-item>
          <text:p text:style-name="P355"><text:span text:style-name="T1">NakamaMesh: Battery-powered relays work through smoke and chaos</text:span></text:p>
        </text:list-item>
      </text:list>
      <text:p text:style-name="P1"><draw:rect text:anchor-type="as-char" style:rel-width="100%" draw:z-index="18" draw:style-name="gr1" draw:text-style-name="P437" svg:width="0.0012in" svg:height="0.0213in"><text:p/></draw:rect></text:p>
      <text:p text:style-name="P435"><text:bookmark text:name="_7a9uxu8bweld"/><text:span text:style-name="T6">Civil Unrest &amp; Censorship:</text:span></text:p>
      <text:p text:style-name="P1"><text:span text:style-name="T1">Internet Shutdowns:</text:span></text:p>
      <text:list xml:id="list800419296" text:style-name="WWNum103">
        <text:list-item>
          <text:p text:style-name="P71"><text:span text:style-name="T1">Government cuts internet during protests</text:span></text:p>
        </text:list-item>
        <text:list-item>
          <text:p text:style-name="P213"><text:span text:style-name="T1">Citizens need to coordinate and inform the world</text:span></text:p>
        </text:list-item>
        <text:list-item>
          <text:p text:style-name="P213"><text:span text:style-name="T1">Traditional apps stop working</text:span></text:p>
        </text:list-item>
        <text:list-item>
          <text:p text:style-name="P356"><text:span text:style-name="T1">NakamaMesh: Mesh network bypasses centralized infrastructure</text:span></text:p>
        </text:list-item>
      </text:list>
      <text:p text:style-name="P1"><text:soft-page-break/><text:span text:style-name="T1">Privacy Protection:</text:span></text:p>
      <text:list xml:id="list1586316487" text:style-name="WWNum15">
        <text:list-item>
          <text:p text:style-name="P72"><text:span text:style-name="T1">End-to-end encryption standard</text:span></text:p>
        </text:list-item>
        <text:list-item>
          <text:p text:style-name="P214"><text:span text:style-name="T1">No metadata collection</text:span></text:p>
        </text:list-item>
        <text:list-item>
          <text:p text:style-name="P214"><text:span text:style-name="T1">No server logs</text:span></text:p>
        </text:list-item>
        <text:list-item>
          <text:p text:style-name="P357"><text:span text:style-name="T1">NakamaMesh: Truly private communication</text:span></text:p>
        </text:list-item>
      </text:list>
      <text:p text:style-name="P1"><text:span text:style-name="T1">Journalism in Hostile Environments:</text:span></text:p>
      <text:list xml:id="list1227433574" text:style-name="WWNum105">
        <text:list-item>
          <text:p text:style-name="P73"><text:span text:style-name="T1">Reporters need secure communication</text:span></text:p>
        </text:list-item>
        <text:list-item>
          <text:p text:style-name="P215"><text:span text:style-name="T1">Sources require anonymity</text:span></text:p>
        </text:list-item>
        <text:list-item>
          <text:p text:style-name="P215"><text:span text:style-name="T1">Censorship is constant threat</text:span></text:p>
        </text:list-item>
        <text:list-item>
          <text:p text:style-name="P358"><text:span text:style-name="T1">NakamaMesh: Censorship-resistant platform</text:span></text:p>
        </text:list-item>
      </text:list>
      <text:p text:style-name="P1"><draw:rect text:anchor-type="as-char" style:rel-width="100%" draw:z-index="19" draw:style-name="gr1" draw:text-style-name="P437" svg:width="0.0012in" svg:height="0.0213in"><text:p/></draw:rect></text:p>
      <text:p text:style-name="P435"><text:bookmark text:name="_rlqifx741ft3"/><text:span text:style-name="T6">Remote &amp; Underserved Areas:</text:span></text:p>
      <text:p text:style-name="P1"><text:span text:style-name="T1">Hiking &amp; Wilderness:</text:span></text:p>
      <text:list xml:id="list664883653" text:style-name="WWNum132">
        <text:list-item>
          <text:p text:style-name="P74"><text:span text:style-name="T1">Cell coverage non-existent</text:span></text:p>
        </text:list-item>
        <text:list-item>
          <text:p text:style-name="P216"><text:span text:style-name="T1">Emergency SOS critical</text:span></text:p>
        </text:list-item>
        <text:list-item>
          <text:p text:style-name="P216"><text:span text:style-name="T1">Coordination with hiking groups</text:span></text:p>
        </text:list-item>
        <text:list-item>
          <text:p text:style-name="P359"><text:span text:style-name="T1">NakamaMesh: Relay network extends coverage</text:span></text:p>
        </text:list-item>
      </text:list>
      <text:p text:style-name="P1"><text:span text:style-name="T1">Developing Regions:</text:span></text:p>
      <text:list xml:id="list1859332568" text:style-name="WWNum10">
        <text:list-item>
          <text:p text:style-name="P75"><text:span text:style-name="T1">Internet infrastructure expensive</text:span></text:p>
        </text:list-item>
        <text:list-item>
          <text:p text:style-name="P217"><text:span text:style-name="T1">Deployment takes decades</text:span></text:p>
        </text:list-item>
        <text:list-item>
          <text:p text:style-name="P217"><text:span text:style-name="T1">Billions without access</text:span></text:p>
        </text:list-item>
        <text:list-item>
          <text:p text:style-name="P360"><text:span text:style-name="T1">NakamaMesh: Community-deployed, self-funding network</text:span></text:p>
        </text:list-item>
      </text:list>
      <text:p text:style-name="P1"><text:span text:style-name="T1">Maritime &amp; Aviation:</text:span></text:p>
      <text:list xml:id="list2948628073" text:style-name="WWNum86">
        <text:list-item>
          <text:p text:style-name="P76"><text:span text:style-name="T1">Ocean communication expensive (satellite only)</text:span></text:p>
        </text:list-item>
        <text:list-item>
          <text:p text:style-name="P218"><text:soft-page-break/><text:span text:style-name="T1">Cruise ships, cargo vessels isolated</text:span></text:p>
        </text:list-item>
        <text:list-item>
          <text:p text:style-name="P218"><text:span text:style-name="T1">Passengers want affordable messaging</text:span></text:p>
        </text:list-item>
        <text:list-item>
          <text:p text:style-name="P361"><text:span text:style-name="T1">NakamaMesh: Future satellite integration provides global coverage</text:span></text:p>
        </text:list-item>
      </text:list>
      <text:p text:style-name="P1"><draw:rect text:anchor-type="as-char" style:rel-width="100%" draw:z-index="20" draw:style-name="gr1" draw:text-style-name="P437" svg:width="0.0012in" svg:height="0.0213in"><text:p/></draw:rect></text:p>
      <text:p text:style-name="P435"><text:bookmark text:name="_w47mgeep7rxh"/><text:span text:style-name="T6">Everyday Benefits:</text:span></text:p>
      <text:p text:style-name="P1"><text:span text:style-name="T1">International Travel:</text:span></text:p>
      <text:list xml:id="list3470502571" text:style-name="WWNum53">
        <text:list-item>
          <text:p text:style-name="P77"><text:span text:style-name="T1">No roaming fees</text:span></text:p>
        </text:list-item>
        <text:list-item>
          <text:p text:style-name="P219"><text:span text:style-name="T1">No SIM card needed</text:span></text:p>
        </text:list-item>
        <text:list-item>
          <text:p text:style-name="P219"><text:span text:style-name="T1">Works in any country with NakamaMesh users</text:span></text:p>
        </text:list-item>
        <text:list-item>
          <text:p text:style-name="P362"><text:span text:style-name="T1">Free messaging globally</text:span></text:p>
        </text:list-item>
      </text:list>
      <text:p text:style-name="P1"><text:span text:style-name="T1">Privacy-Conscious Users:</text:span></text:p>
      <text:list xml:id="list3194941679" text:style-name="WWNum89">
        <text:list-item>
          <text:p text:style-name="P78"><text:span text:style-name="T1">No phone number required</text:span></text:p>
        </text:list-item>
        <text:list-item>
          <text:p text:style-name="P220"><text:span text:style-name="T1">No personal data collection</text:span></text:p>
        </text:list-item>
        <text:list-item>
          <text:p text:style-name="P220"><text:span text:style-name="T1">No corporation tracking messages</text:span></text:p>
        </text:list-item>
        <text:list-item>
          <text:p text:style-name="P363"><text:span text:style-name="T1">True digital privacy</text:span></text:p>
        </text:list-item>
      </text:list>
      <text:p text:style-name="P1"><text:span text:style-name="T1">Communities:</text:span></text:p>
      <text:list xml:id="list3196718759" text:style-name="WWNum138">
        <text:list-item>
          <text:p text:style-name="P79"><text:span text:style-name="T1">Neighborhood watch coordination</text:span></text:p>
        </text:list-item>
        <text:list-item>
          <text:p text:style-name="P221"><text:span text:style-name="T1">Local event organization</text:span></text:p>
        </text:list-item>
        <text:list-item>
          <text:p text:style-name="P221"><text:span text:style-name="T1">Community emergency plans</text:span></text:p>
        </text:list-item>
        <text:list-item>
          <text:p text:style-name="P364"><text:span text:style-name="T1">Hyperlocal communication</text:span></text:p>
        </text:list-item>
      </text:list>
      <text:p text:style-name="P1"><text:span text:style-name="T1">Events &amp; Festivals:</text:span></text:p>
      <text:list xml:id="list3969988050" text:style-name="WWNum19">
        <text:list-item>
          <text:p text:style-name="P80"><text:span text:style-name="T1">Cell towers overloaded</text:span></text:p>
        </text:list-item>
        <text:list-item>
          <text:p text:style-name="P222"><text:span text:style-name="T1">Need to coordinate with friends</text:span></text:p>
        </text:list-item>
        <text:list-item>
          <text:p text:style-name="P222"><text:span text:style-name="T1">Finding people in crowds</text:span></text:p>
        </text:list-item>
        <text:list-item>
          <text:p text:style-name="P365"><text:soft-page-break/><text:span text:style-name="T1">Mesh network thrives in density</text:span></text:p>
        </text:list-item>
      </text:list>
      <text:p text:style-name="P1"><draw:rect text:anchor-type="as-char" style:rel-width="100%" draw:z-index="21" draw:style-name="gr1" draw:text-style-name="P437" svg:width="0.0012in" svg:height="0.0213in"><text:p/></draw:rect></text:p>
      <text:p text:style-name="P434"><text:bookmark text:name="_67m4y5guswx5"/><text:span text:style-name="T3">10. ROADMAP TO GLOBAL COVERAGE</text:span></text:p>
      <text:p text:style-name="P436"><text:bookmark text:name="_yjru8wnak4gz"/><text:span text:style-name="T4">From Local Mesh to Global Constellation</text:span></text:p>
      <text:p text:style-name="P435"><text:bookmark text:name="_jm1vqr5g5w8o"/><text:span text:style-name="T6">Phase 1: Foundation (Q1-Q2 2025) ✅</text:span></text:p>
      <text:p text:style-name="P1"><text:span text:style-name="T1">Status: IN PROGRESS</text:span></text:p>
      <text:list xml:id="list552498494" text:style-name="WWNum102">
        <text:list-item>
          <text:p text:style-name="P81"><text:span text:style-name="T1">✅ NKMA token deployed to BSC Mainnet (100B minted)</text:span></text:p>
        </text:list-item>
        <text:list-item>
          <text:p text:style-name="P223"><text:span text:style-name="T1">✅ Android app released (pure Bluetooth mesh working)</text:span></text:p>
        </text:list-item>
        <text:list-item>
          <text:p text:style-name="P223"><text:span text:style-name="T1">✅ Text messaging operational (encrypted)</text:span></text:p>
        </text:list-item>
        <text:list-item>
          <text:p text:style-name="P223"><text:span text:style-name="T1">✅ Multi-hop relay functional</text:span></text:p>
        </text:list-item>
        <text:list-item>
          <text:p text:style-name="P223"><text:span text:style-name="T1">✅ Channel-based group chats</text:span></text:p>
        </text:list-item>
        <text:list-item>
          <text:p text:style-name="P223"><text:span text:style-name="T1">✅ Private messaging</text:span></text:p>
        </text:list-item>
        <text:list-item>
          <text:p text:style-name="P223"><text:span text:style-name="T1">✅ Offline message queuing</text:span></text:p>
        </text:list-item>
        <text:list-item>
          <text:p text:style-name="P223"><text:span text:style-name="T1">✅ Custom NakamaMesh branding</text:span></text:p>
        </text:list-item>
        <text:list-item>
          <text:p text:style-name="P223"><text:span text:style-name="T1">✅ "Coming Soon" tier pricing banner</text:span></text:p>
        </text:list-item>
        <text:list-item>
          <text:p text:style-name="P223"><text:span text:style-name="T1">✅ All code open sourced</text:span></text:p>
        </text:list-item>
        <text:list-item>
          <text:p text:style-name="P223"><text:span text:style-name="T1">⏳ Whitepaper published (in progress)</text:span></text:p>
        </text:list-item>
        <text:list-item>
          <text:p text:style-name="P223"><text:span text:style-name="T1">⏳ Website launch (coming)</text:span></text:p>
        </text:list-item>
        <text:list-item>
          <text:p text:style-name="P366"><text:span text:style-name="T1">⏳ GitHub repository public (coming)</text:span></text:p>
        </text:list-item>
      </text:list>
      <text:p text:style-name="P1"><text:span text:style-name="T1">What Works NOW:</text:span></text:p>
      <text:list xml:id="list1874108629" text:style-name="WWNum46">
        <text:list-item>
          <text:p text:style-name="P82"><text:span text:style-name="T1">Pure Bluetooth mesh (no internet needed!)</text:span></text:p>
        </text:list-item>
        <text:list-item>
          <text:p text:style-name="P224"><text:span text:style-name="T1">Phone-to-phone relay</text:span></text:p>
        </text:list-item>
        <text:list-item>
          <text:p text:style-name="P224"><text:span text:style-name="T1">100 meter range per hop</text:span></text:p>
        </text:list-item>
        <text:list-item>
          <text:p text:style-name="P224"><text:span text:style-name="T1">End-to-end encryption</text:span></text:p>
        </text:list-item>
        <text:list-item>
          <text:p text:style-name="P367"><text:soft-page-break/><text:span text:style-name="T1">Works during disasters when everything else fails</text:span></text:p>
        </text:list-item>
      </text:list>
      <text:p text:style-name="P1"><text:span text:style-name="T1">What's NOT Yet Added:</text:span></text:p>
      <text:list xml:id="list821825953" text:style-name="WWNum135">
        <text:list-item>
          <text:p text:style-name="P83"><text:span text:style-name="T1">Wallet integration (coming Phase 2)</text:span></text:p>
        </text:list-item>
        <text:list-item>
          <text:p text:style-name="P225"><text:span text:style-name="T1">Payment tier selection (coming Phase 2)</text:span></text:p>
        </text:list-item>
        <text:list-item>
          <text:p text:style-name="P368"><text:span text:style-name="T1">LoRa relays (coming Phase 3)</text:span></text:p>
        </text:list-item>
      </text:list>
      <text:p text:style-name="P1"><text:span text:style-name="T1">Milestone: Working mesh network validated, token live, ready for community launch</text:span></text:p>
      <text:p text:style-name="P1"><draw:rect text:anchor-type="as-char" style:rel-width="100%" draw:z-index="22" draw:style-name="gr1" draw:text-style-name="P437" svg:width="0.0012in" svg:height="0.0213in"><text:p/></draw:rect></text:p>
      <text:p text:style-name="P435"><text:bookmark text:name="_3xvfzk1hrood"/><text:span text:style-name="T6">Phase 2: Community Growth &amp; Wallet Integration (Q1 2026)</text:span></text:p>
      <text:p text:style-name="P1"><text:span text:style-name="T1">Goals:</text:span></text:p>
      <text:list xml:id="list3978007944" text:style-name="WWNum126">
        <text:list-item>
          <text:p text:style-name="P84"><text:span text:style-name="T1">Integrate NKMA wallet into app (Web3j library)</text:span></text:p>
        </text:list-item>
        <text:list-item>
          <text:p text:style-name="P226"><text:span text:style-name="T1">Add payment tier UI (Free/Express/Fast/Ultra selection)</text:span></text:p>
        </text:list-item>
        <text:list-item>
          <text:p text:style-name="P226"><text:span text:style-name="T1">Connect app to smart contract (enable paid messaging)</text:span></text:p>
        </text:list-item>
        <text:list-item>
          <text:p text:style-name="P226"><text:span text:style-name="T1">Display NKMA balance in app</text:span></text:p>
        </text:list-item>
        <text:list-item>
          <text:p text:style-name="P226"><text:span text:style-name="T1">Launch airdrop program (10B NKMA to early adopters)</text:span></text:p>
        </text:list-item>
        <text:list-item>
          <text:p text:style-name="P226"><text:span text:style-name="T1">Release iOS app</text:span></text:p>
        </text:list-item>
        <text:list-item>
          <text:p text:style-name="P226"><text:span text:style-name="T1">Achieve 10,000 active users</text:span></text:p>
        </text:list-item>
        <text:list-item>
          <text:p text:style-name="P226"><text:span text:style-name="T1">Deploy 1,000 relay nodes</text:span></text:p>
        </text:list-item>
        <text:list-item>
          <text:p text:style-name="P226"><text:span text:style-name="T1">Establish presence in 5 cities</text:span></text:p>
        </text:list-item>
        <text:list-item>
          <text:p text:style-name="P369"><text:span text:style-name="T1">Build developer community</text:span></text:p>
        </text:list-item>
      </text:list>
      <text:p text:style-name="P1"><text:span text:style-name="T1">Technical Milestones:</text:span></text:p>
      <text:list xml:id="list2754331461" text:style-name="WWNum113">
        <text:list-item>
          <text:p text:style-name="P85"><text:span text:style-name="T1">Users can see their NKMA balance</text:span></text:p>
        </text:list-item>
        <text:list-item>
          <text:p text:style-name="P227"><text:span text:style-name="T1">Users can pay for priority tiers</text:span></text:p>
        </text:list-item>
        <text:list-item>
          <text:p text:style-name="P227"><text:span text:style-name="T1">Relays start earning NKMA automatically</text:span></text:p>
        </text:list-item>
        <text:list-item>
          <text:p text:style-name="P370"><text:span text:style-name="T1">Payment flow tested and working</text:span></text:p>
        </text:list-item>
      </text:list>
      <text:p text:style-name="P1"><text:soft-page-break/><text:span text:style-name="T1">Focus Areas:</text:span></text:p>
      <text:list xml:id="list4080211188" text:style-name="WWNum119">
        <text:list-item>
          <text:p text:style-name="P86"><text:span text:style-name="T1">User acquisition</text:span></text:p>
        </text:list-item>
        <text:list-item>
          <text:p text:style-name="P228"><text:span text:style-name="T1">Relay operator recruitment</text:span></text:p>
        </text:list-item>
        <text:list-item>
          <text:p text:style-name="P228"><text:span text:style-name="T1">Bug fixes and improvements</text:span></text:p>
        </text:list-item>
        <text:list-item>
          <text:p text:style-name="P228"><text:span text:style-name="T1">Community building (Telegram, Twitter)</text:span></text:p>
        </text:list-item>
        <text:list-item>
          <text:p text:style-name="P371"><text:span text:style-name="T1">Partnership outreach</text:span></text:p>
        </text:list-item>
      </text:list>
      <text:p text:style-name="P1"><text:span text:style-name="T1">Target Metrics:</text:span></text:p>
      <text:list xml:id="list423170457" text:style-name="WWNum8">
        <text:list-item>
          <text:p text:style-name="P87"><text:span text:style-name="T1">10,000 users</text:span></text:p>
        </text:list-item>
        <text:list-item>
          <text:p text:style-name="P229"><text:span text:style-name="T1">1,000 relay nodes</text:span></text:p>
        </text:list-item>
        <text:list-item>
          <text:p text:style-name="P229"><text:span text:style-name="T1">100,000 messages/day</text:span></text:p>
        </text:list-item>
        <text:list-item>
          <text:p text:style-name="P229"><text:span text:style-name="T1">First revenue from paid messages</text:span></text:p>
        </text:list-item>
        <text:list-item>
          <text:p text:style-name="P372"><text:span text:style-name="T1">50 GitHub contributors</text:span></text:p>
        </text:list-item>
      </text:list>
      <text:p text:style-name="P1"><draw:rect text:anchor-type="as-char" style:rel-width="100%" draw:z-index="23" draw:style-name="gr1" draw:text-style-name="P437" svg:width="0.0012in" svg:height="0.0213in"><text:p/></draw:rect></text:p>
      <text:p text:style-name="P435"><text:bookmark text:name="_ipcchbyxvfkh"/><text:span text:style-name="T6">Phase 3: Enhanced Features &amp; Extended Range (Q1-Q2 2026)</text:span></text:p>
      <text:p text:style-name="P1"><text:span text:style-name="T1">Goals:</text:span></text:p>
      <text:list xml:id="list2531063965" text:style-name="WWNum39">
        <text:list-item>
          <text:p text:style-name="P88"><text:span text:style-name="T1">Integrate LoRa technology (15km range per hop!)</text:span></text:p>
        </text:list-item>
        <text:list-item>
          <text:p text:style-name="P230"><text:span text:style-name="T1">Launch relay operator dashboard</text:span></text:p>
        </text:list-item>
        <text:list-item>
          <text:p text:style-name="P230"><text:span text:style-name="T1">Implement advanced routing algorithms</text:span></text:p>
        </text:list-item>
        <text:list-item>
          <text:p text:style-name="P230"><text:span text:style-name="T1">Release desktop apps (Windows, Mac, Linux)</text:span></text:p>
        </text:list-item>
        <text:list-item>
          <text:p text:style-name="P230"><text:span text:style-name="T1">Expand to 20 cities</text:span></text:p>
        </text:list-item>
        <text:list-item>
          <text:p text:style-name="P373"><text:span text:style-name="T1">Achieve 100,000 users</text:span></text:p>
        </text:list-item>
      </text:list>
      <text:p text:style-name="P1"><text:span text:style-name="T1">Technical Milestones:</text:span></text:p>
      <text:list xml:id="list580656454" text:style-name="WWNum30">
        <text:list-item>
          <text:p text:style-name="P89"><text:span text:style-name="T1">LoRa relay hardware certified</text:span></text:p>
        </text:list-item>
        <text:list-item>
          <text:p text:style-name="P231"><text:span text:style-name="T1">Extended range mesh (city-to-city coverage possible)</text:span></text:p>
        </text:list-item>
        <text:list-item>
          <text:p text:style-name="P231"><text:soft-page-break/><text:span text:style-name="T1">Multimedia messaging working</text:span></text:p>
        </text:list-item>
        <text:list-item>
          <text:p text:style-name="P231"><text:span text:style-name="T1">Automatic relay discovery</text:span></text:p>
        </text:list-item>
        <text:list-item>
          <text:p text:style-name="P231"><text:span text:style-name="T1">Mesh network optimization</text:span></text:p>
        </text:list-item>
        <text:list-item>
          <text:p text:style-name="P374"><text:span text:style-name="T1">Multi-hop performance improvements</text:span></text:p>
        </text:list-item>
      </text:list>
      <text:p text:style-name="P1"><text:span text:style-name="T1">Relay Growth:</text:span></text:p>
      <text:list xml:id="list2511412242" text:style-name="WWNum81">
        <text:list-item>
          <text:p text:style-name="P90"><text:span text:style-name="T1">10,000 relay nodes deployed</text:span></text:p>
        </text:list-item>
        <text:list-item>
          <text:p text:style-name="P232"><text:span text:style-name="T1">Professional relay operators emerge</text:span></text:p>
        </text:list-item>
        <text:list-item>
          <text:p text:style-name="P232"><text:span text:style-name="T1">First relay deployment partnerships</text:span></text:p>
        </text:list-item>
        <text:list-item>
          <text:p text:style-name="P375"><text:span text:style-name="T1">LoRa relays covering entire cities</text:span></text:p>
        </text:list-item>
      </text:list>
      <text:p text:style-name="P1"><text:span text:style-name="T1">Media Features:</text:span></text:p>
      <text:list xml:id="list588483414" text:style-name="WWNum122">
        <text:list-item>
          <text:p text:style-name="P91"><text:span text:style-name="T1">Photos compressed and sent through mesh</text:span></text:p>
        </text:list-item>
        <text:list-item>
          <text:p text:style-name="P233"><text:span text:style-name="T1">Voice messages recorded and relayed</text:span></text:p>
        </text:list-item>
        <text:list-item>
          <text:p text:style-name="P233"><text:span text:style-name="T1">Files chunked and transferred</text:span></text:p>
        </text:list-item>
        <text:list-item>
          <text:p text:style-name="P376"><text:span text:style-name="T1">All encrypted end-to-end</text:span></text:p>
        </text:list-item>
      </text:list>
      <text:p text:style-name="P1"><draw:rect text:anchor-type="as-char" style:rel-width="100%" draw:z-index="24" draw:style-name="gr1" draw:text-style-name="P437" svg:width="0.0012in" svg:height="0.0213in"><text:p/></draw:rect></text:p>
      <text:p text:style-name="P435"><text:bookmark text:name="_olvy0h1pc83h"/><text:span text:style-name="T6">Phase 4: Global Expansion (Q3-Q4 2026)</text:span></text:p>
      <text:p text:style-name="P1"><text:span text:style-name="T1">Goals:</text:span></text:p>
      <text:list xml:id="list1643653077" text:style-name="WWNum5">
        <text:list-item>
          <text:p text:style-name="P92"><text:span text:style-name="T1">Achieve 1,000,000 users</text:span></text:p>
        </text:list-item>
        <text:list-item>
          <text:p text:style-name="P234"><text:span text:style-name="T1">Deploy 50,000 relay nodes</text:span></text:p>
        </text:list-item>
        <text:list-item>
          <text:p text:style-name="P234"><text:span text:style-name="T1">Launch in 50 countries</text:span></text:p>
        </text:list-item>
        <text:list-item>
          <text:p text:style-name="P234"><text:span text:style-name="T1">Establish relay manufacturing partnerships</text:span></text:p>
        </text:list-item>
        <text:list-item>
          <text:p text:style-name="P377"><text:span text:style-name="T1">Begin satellite partnership exploration</text:span></text:p>
        </text:list-item>
      </text:list>
      <text:p text:style-name="P1"><text:span text:style-name="T1">Relay Ecosystem:</text:span></text:p>
      <text:list xml:id="list150795065" text:style-name="WWNum97">
        <text:list-item>
          <text:p text:style-name="P93"><text:span text:style-name="T1">DIY relay kits widely available</text:span></text:p>
        </text:list-item>
        <text:list-item>
          <text:p text:style-name="P235"><text:soft-page-break/><text:span text:style-name="T1">Pre-built relays from 5+ manufacturers</text:span></text:p>
        </text:list-item>
        <text:list-item>
          <text:p text:style-name="P235"><text:span text:style-name="T1">Relay operator forums and resources</text:span></text:p>
        </text:list-item>
        <text:list-item>
          <text:p text:style-name="P378"><text:span text:style-name="T1">Automated deployment kits for businesses</text:span></text:p>
        </text:list-item>
      </text:list>
      <text:p text:style-name="P1"><text:span text:style-name="T1">Developer Ecosystem:</text:span></text:p>
      <text:list xml:id="list888311340" text:style-name="WWNum20">
        <text:list-item>
          <text:p text:style-name="P94"><text:span text:style-name="T1">10+ custom apps built on NakamaMesh</text:span></text:p>
        </text:list-item>
        <text:list-item>
          <text:p text:style-name="P236"><text:span text:style-name="T1">Bounty program maturing</text:span></text:p>
        </text:list-item>
        <text:list-item>
          <text:p text:style-name="P236"><text:span text:style-name="T1">Developer grants program</text:span></text:p>
        </text:list-item>
        <text:list-item>
          <text:p text:style-name="P379"><text:span text:style-name="T1">Annual developer conference</text:span></text:p>
        </text:list-item>
      </text:list>
      <text:p text:style-name="P1"><draw:rect text:anchor-type="as-char" style:rel-width="100%" draw:z-index="25" draw:style-name="gr1" draw:text-style-name="P437" svg:width="0.0012in" svg:height="0.0213in"><text:p/></draw:rect></text:p>
      <text:p text:style-name="P435"><text:bookmark text:name="_a9l24ot52u33"/><text:span text:style-name="T6">Phase 5: Satellite Integration (2027)</text:span></text:p>
      <text:p text:style-name="P1"><text:span text:style-name="T1">Goals:</text:span></text:p>
      <text:list xml:id="list4037269999" text:style-name="WWNum43">
        <text:list-item>
          <text:p text:style-name="P95"><text:span text:style-name="T1">Purchase satellite time from existing providers (Lacuna Space, Swarm, or Myriota)</text:span></text:p>
        </text:list-item>
        <text:list-item>
          <text:p text:style-name="P237"><text:span text:style-name="T1">Provide global coverage including oceans, deserts, remote areas</text:span></text:p>
        </text:list-item>
        <text:list-item>
          <text:p text:style-name="P237"><text:span text:style-name="T1">Hybrid ground-mesh + satellite routing</text:span></text:p>
        </text:list-item>
        <text:list-item>
          <text:p text:style-name="P237"><text:span text:style-name="T1">Support for maritime and aviation use cases</text:span></text:p>
        </text:list-item>
        <text:list-item>
          <text:p text:style-name="P380"><text:span text:style-name="T1">NOT launching our own satellites yet - that's Phase 6!</text:span></text:p>
        </text:list-item>
      </text:list>
      <text:p text:style-name="P1"><text:span text:style-name="T1">How It Works:</text:span></text:p>
      <text:list xml:id="list1215366886" text:style-name="WWNum23">
        <text:list-item>
          <text:p text:style-name="P96"><text:span text:style-name="T1">Ground mesh remains primary (90%+ of messages)</text:span></text:p>
        </text:list-item>
        <text:list-item>
          <text:p text:style-name="P238"><text:span text:style-name="T1">Satellites act as "very high relays" for remote areas</text:span></text:p>
        </text:list-item>
        <text:list-item>
          <text:p text:style-name="P238"><text:span text:style-name="T1">Messages automatically route via satellite when no ground path exists</text:span></text:p>
        </text:list-item>
        <text:list-item>
          <text:p text:style-name="P238"><text:span text:style-name="T1">Revenue-sharing model with satellite provider (pay % of message fees)</text:span></text:p>
        </text:list-item>
        <text:list-item>
          <text:p text:style-name="P381"><text:span text:style-name="T1">Cost-effective global coverage without massive capital expenditure</text:span></text:p>
        </text:list-item>
      </text:list>
      <text:p text:style-name="P1"><text:span text:style-name="T1">Technical Achievements:</text:span></text:p>
      <text:list xml:id="list1540167006" text:style-name="WWNum3">
        <text:list-item>
          <text:p text:style-name="P97"><text:span text:style-name="T1">Satellite gateway relay hardware</text:span></text:p>
        </text:list-item>
        <text:list-item>
          <text:p text:style-name="P239"><text:soft-page-break/><text:span text:style-name="T1">Automatic fallover to satellite when needed</text:span></text:p>
        </text:list-item>
        <text:list-item>
          <text:p text:style-name="P239"><text:span text:style-name="T1">Global message routing algorithms</text:span></text:p>
        </text:list-item>
        <text:list-item>
          <text:p text:style-name="P239"><text:span text:style-name="T1">Reduced latency worldwide</text:span></text:p>
        </text:list-item>
        <text:list-item>
          <text:p text:style-name="P382"><text:span text:style-name="T1">Works anywhere on Earth</text:span></text:p>
        </text:list-item>
      </text:list>
      <text:p text:style-name="P1"><text:span text:style-name="T1">Scale:</text:span></text:p>
      <text:list xml:id="list366141583" text:style-name="WWNum67">
        <text:list-item>
          <text:p text:style-name="P98"><text:span text:style-name="T1">10,000,000 users</text:span></text:p>
        </text:list-item>
        <text:list-item>
          <text:p text:style-name="P240"><text:span text:style-name="T1">200,000 relay nodes</text:span></text:p>
        </text:list-item>
        <text:list-item>
          <text:p text:style-name="P240"><text:span text:style-name="T1">Presence in 100+ countries</text:span></text:p>
        </text:list-item>
        <text:list-item>
          <text:p text:style-name="P383"><text:span text:style-name="T1">Self-sustaining economics (revenue covers satellite costs)</text:span></text:p>
        </text:list-item>
      </text:list>
      <text:p text:style-name="P1"><draw:rect text:anchor-type="as-char" style:rel-width="100%" draw:z-index="26" draw:style-name="gr1" draw:text-style-name="P437" svg:width="0.0012in" svg:height="0.0213in"><text:p/></draw:rect></text:p>
      <text:p text:style-name="P435"><text:bookmark text:name="_ct6ndac1il26"/><text:span text:style-name="T6">Phase 6: Space Program (2028-2030)</text:span></text:p>
      <text:p text:style-name="P1"><text:span text:style-name="T1">The Ambitious Goal:</text:span></text:p>
      <text:p text:style-name="P1"><text:span text:style-name="T1">Launch our own micro-satellite constellation.</text:span></text:p>
      <text:p text:style-name="P1"><text:span text:style-name="T1">Why:</text:span></text:p>
      <text:list xml:id="list247828318" text:style-name="WWNum75">
        <text:list-item>
          <text:p text:style-name="P99"><text:span text:style-name="T1">True independence from existing providers</text:span></text:p>
        </text:list-item>
        <text:list-item>
          <text:p text:style-name="P241"><text:span text:style-name="T1">Lower long-term costs</text:span></text:p>
        </text:list-item>
        <text:list-item>
          <text:p text:style-name="P241"><text:span text:style-name="T1">Community-owned global infrastructure</text:span></text:p>
        </text:list-item>
        <text:list-item>
          <text:p text:style-name="P384"><text:span text:style-name="T1">Unstoppable communication network</text:span></text:p>
        </text:list-item>
      </text:list>
      <text:p text:style-name="P1"><text:span text:style-name="T1">Plan:</text:span></text:p>
      <text:list xml:id="list18523238" text:style-name="WWNum116">
        <text:list-item>
          <text:p text:style-name="P100"><text:span text:style-name="T1">Partner with launch providers (SpaceX, Rocket Lab, etc.)</text:span></text:p>
        </text:list-item>
        <text:list-item>
          <text:p text:style-name="P242"><text:span text:style-name="T1">Deploy 150 micro-satellites over 5 years</text:span></text:p>
        </text:list-item>
        <text:list-item>
          <text:p text:style-name="P242"><text:span text:style-name="T1">Low Earth Orbit (LEO) for low latency</text:span></text:p>
        </text:list-item>
        <text:list-item>
          <text:p text:style-name="P385"><text:span text:style-name="T1">Inter-satellite links for full coverage</text:span></text:p>
        </text:list-item>
      </text:list>
      <text:p text:style-name="P1"><text:span text:style-name="T1">Funding:</text:span></text:p>
      <text:list xml:id="list3697861041" text:style-name="WWNum133">
        <text:list-item>
          <text:p text:style-name="P101"><text:soft-page-break/><text:span text:style-name="T1">Revenue from message fees</text:span></text:p>
        </text:list-item>
        <text:list-item>
          <text:p text:style-name="P243"><text:span text:style-name="T1">Foundation treasury vesting</text:span></text:p>
        </text:list-item>
        <text:list-item>
          <text:p text:style-name="P243"><text:span text:style-name="T1">Potential grants/partnerships</text:span></text:p>
        </text:list-item>
        <text:list-item>
          <text:p text:style-name="P386"><text:span text:style-name="T1">Community crowdfunding</text:span></text:p>
        </text:list-item>
      </text:list>
      <text:p text:style-name="P1"><text:span text:style-name="T1">Timeline:</text:span></text:p>
      <text:list xml:id="list2662159926" text:style-name="WWNum40">
        <text:list-item>
          <text:p text:style-name="P102"><text:span text:style-name="T1">2028: First satellite launch (1-10 satellites)</text:span></text:p>
        </text:list-item>
        <text:list-item>
          <text:p text:style-name="P244"><text:span text:style-name="T1">2029: Expand constellation (10-40 satellites)</text:span></text:p>
        </text:list-item>
        <text:list-item>
          <text:p text:style-name="P244"><text:span text:style-name="T1">2030: Full global coverage (10-40 satellites)</text:span></text:p>
        </text:list-item>
        <text:list-item>
          <text:p text:style-name="P244"><text:span text:style-name="T1">2031: Full global coverage (10-40 satellites)</text:span></text:p>
        </text:list-item>
        <text:list-item>
          <text:p text:style-name="P387"><text:span text:style-name="T1">2032: Full global coverage (10-40 satellites)</text:span></text:p>
        </text:list-item>
      </text:list>
      <text:p text:style-name="P1"><text:span text:style-name="T1">Estimated Cost:</text:span></text:p>
      <text:list xml:id="list3542451913" text:style-name="WWNum95">
        <text:list-item>
          <text:p text:style-name="P103"><text:span text:style-name="T1">$500,000-2,000,000 per satellite (including launch)</text:span></text:p>
        </text:list-item>
        <text:list-item>
          <text:p text:style-name="P245"><text:span text:style-name="T1">Total: $75M-$300M over 5 years</text:span></text:p>
        </text:list-item>
        <text:list-item>
          <text:p text:style-name="P388"><text:span text:style-name="T1">Achievable with network revenue at scale</text:span></text:p>
        </text:list-item>
      </text:list>
      <text:p text:style-name="P1"><draw:rect text:anchor-type="as-char" style:rel-width="100%" draw:z-index="27" draw:style-name="gr1" draw:text-style-name="P437" svg:width="0.0012in" svg:height="0.0213in"><text:p/></draw:rect></text:p>
      <text:p text:style-name="P435"><text:bookmark text:name="_omb2lx74i2jh"/><text:span text:style-name="T6">Phase 7: The Unstoppable Network (2033+)</text:span></text:p>
      <text:p text:style-name="P1"><text:span text:style-name="T1">Vision Realized:</text:span></text:p>
      <text:list xml:id="list2965949138" text:style-name="WWNum7">
        <text:list-item>
          <text:p text:style-name="P104"><text:span text:style-name="T1">100,000,000+ users worldwide</text:span></text:p>
        </text:list-item>
        <text:list-item>
          <text:p text:style-name="P246"><text:span text:style-name="T1">1,000,000+ relay nodes</text:span></text:p>
        </text:list-item>
        <text:list-item>
          <text:p text:style-name="P246"><text:span text:style-name="T1">150 satellites in orbit</text:span></text:p>
        </text:list-item>
        <text:list-item>
          <text:p text:style-name="P246"><text:span text:style-name="T1">True global coverage</text:span></text:p>
        </text:list-item>
        <text:list-item>
          <text:p text:style-name="P246"><text:span text:style-name="T1">Disaster-resilient infrastructure</text:span></text:p>
        </text:list-item>
        <text:list-item>
          <text:p text:style-name="P246"><text:span text:style-name="T1">Community-owned and operated</text:span></text:p>
        </text:list-item>
        <text:list-item>
          <text:p text:style-name="P389"><text:span text:style-name="T1">Economically self-sustaining</text:span></text:p>
        </text:list-item>
      </text:list>
      <text:p text:style-name="P1"><text:soft-page-break/><text:span text:style-name="T1">Impact:</text:span></text:p>
      <text:list xml:id="list194713306" text:style-name="WWNum42">
        <text:list-item>
          <text:p text:style-name="P105"><text:span text:style-name="T1">Families stay connected during disasters</text:span></text:p>
        </text:list-item>
        <text:list-item>
          <text:p text:style-name="P247"><text:span text:style-name="T1">Communities coordinate emergency response</text:span></text:p>
        </text:list-item>
        <text:list-item>
          <text:p text:style-name="P247"><text:span text:style-name="T1">Journalists report from anywhere</text:span></text:p>
        </text:list-item>
        <text:list-item>
          <text:p text:style-name="P247"><text:span text:style-name="T1">Privacy-conscious users have alternatives</text:span></text:p>
        </text:list-item>
        <text:list-item>
          <text:p text:style-name="P247"><text:span text:style-name="T1">Billions have affordable communication</text:span></text:p>
        </text:list-item>
        <text:list-item>
          <text:p text:style-name="P390"><text:span text:style-name="T1">Humanity has an unstoppable communication backbone</text:span></text:p>
        </text:list-item>
      </text:list>
      <text:p text:style-name="P1"><text:span text:style-name="T1">The Network Effect:</text:span></text:p>
      <text:list xml:id="list1537416845" text:style-name="WWNum37">
        <text:list-item>
          <text:p text:style-name="P106"><text:span text:style-name="T1">More users = more relay revenue</text:span></text:p>
        </text:list-item>
        <text:list-item>
          <text:p text:style-name="P248"><text:span text:style-name="T1">More relay revenue = more relays deployed</text:span></text:p>
        </text:list-item>
        <text:list-item>
          <text:p text:style-name="P248"><text:span text:style-name="T1">More relays = better coverage</text:span></text:p>
        </text:list-item>
        <text:list-item>
          <text:p text:style-name="P248"><text:span text:style-name="T1">Better coverage = more users</text:span></text:p>
        </text:list-item>
        <text:list-item>
          <text:p text:style-name="P391"><text:span text:style-name="T1">Virtuous cycle continues indefinitely</text:span></text:p>
        </text:list-item>
      </text:list>
      <text:p text:style-name="P1"><draw:rect text:anchor-type="as-char" style:rel-width="100%" draw:z-index="28" draw:style-name="gr1" draw:text-style-name="P437" svg:width="0.0012in" svg:height="0.0213in"><text:p/></draw:rect></text:p>
      <text:p text:style-name="P434"><text:bookmark text:name="_q0y9qcnexutn"/><text:span text:style-name="T3">11. OPEN SOURCE &amp; DEVELOPER ECOSYSTEM</text:span></text:p>
      <text:p text:style-name="P436"><text:bookmark text:name="_ghdg7i1o03m"/><text:span text:style-name="T4">Built by the Community, For the Community</text:span></text:p>
      <text:p text:style-name="P435"><text:bookmark text:name="_3c2gatjbngia"/><text:span text:style-name="T6">Our Commitment to Open Source:</text:span></text:p>
      <text:p text:style-name="P1"><text:span text:style-name="T1">100% of our code is publicly available:</text:span></text:p>
      <text:list xml:id="list965126212" text:style-name="WWNum26">
        <text:list-item>
          <text:p text:style-name="P107"><text:span text:style-name="T1">Android app: github.com/nakamamesh/android</text:span></text:p>
        </text:list-item>
        <text:list-item>
          <text:p text:style-name="P249"><text:span text:style-name="T1">iOS app: github.com/nakamamesh/ios (Q1 2026)</text:span></text:p>
        </text:list-item>
        <text:list-item>
          <text:p text:style-name="P249"><text:span text:style-name="T1">Smart contracts: Verified on BSCScan</text:span></text:p>
        </text:list-item>
        <text:list-item>
          <text:p text:style-name="P249"><text:span text:style-name="T1">Relay software: github.com/nakamamesh/relay</text:span></text:p>
        </text:list-item>
        <text:list-item>
          <text:p text:style-name="P392"><text:span text:style-name="T1">Documentation: docs.nakamamesh.network</text:span></text:p>
        </text:list-item>
      </text:list>
      <text:p text:style-name="P1"><text:span text:style-name="T1">License: MIT (permissive, commercial use allowed)</text:span></text:p>
      <text:p text:style-name="P1"><text:soft-page-break/><text:span text:style-name="T1">Why Open Source:</text:span></text:p>
      <text:list xml:id="list846416247" text:style-name="WWNum80">
        <text:list-item>
          <text:p text:style-name="P108"><text:span text:style-name="T1">Transparency: Anyone can audit our code</text:span></text:p>
        </text:list-item>
        <text:list-item>
          <text:p text:style-name="P250"><text:span text:style-name="T1">Security: Many eyes find vulnerabilities</text:span></text:p>
        </text:list-item>
        <text:list-item>
          <text:p text:style-name="P250"><text:span text:style-name="T1">Innovation: Community improves faster than any company</text:span></text:p>
        </text:list-item>
        <text:list-item>
          <text:p text:style-name="P250"><text:span text:style-name="T1">Trust: No hidden backdoors or tracking</text:span></text:p>
        </text:list-item>
        <text:list-item>
          <text:p text:style-name="P393"><text:span text:style-name="T1">Longevity: Code survives even if foundation disappears</text:span></text:p>
        </text:list-item>
      </text:list>
      <text:p text:style-name="P1"><draw:rect text:anchor-type="as-char" style:rel-width="100%" draw:z-index="29" draw:style-name="gr1" draw:text-style-name="P437" svg:width="0.0012in" svg:height="0.0213in"><text:p/></draw:rect></text:p>
      <text:p text:style-name="P435"><text:bookmark text:name="_54viyw6tainl"/><text:span text:style-name="T6">Developer Bounty Program:</text:span></text:p>
      <text:p text:style-name="P1"><text:span text:style-name="T1">Earn NKMA by Contributing:</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text:span text:style-name="T1">Category</text:span></text:p>
          </table:table-cell>
          <table:table-cell table:style-name="Table5.A1" office:value-type="string">
            <text:p text:style-name="P2"><text:span text:style-name="T1">Reward Range</text:span></text:p>
          </table:table-cell>
          <table:table-cell table:style-name="Table5.A1" office:value-type="string">
            <text:p text:style-name="P2"><text:span text:style-name="T1">Examples</text:span></text:p>
          </table:table-cell>
        </table:table-row>
        <table:table-row table:style-name="Table5.1">
          <table:table-cell table:style-name="Table5.A1" office:value-type="string">
            <text:p text:style-name="P1"><text:span text:style-name="T1">Critical Bugs</text:span></text:p>
          </table:table-cell>
          <table:table-cell table:style-name="Table5.A1" office:value-type="string">
            <text:p text:style-name="P1"><text:span text:style-name="T1">50,000-200,000 NKMA</text:span></text:p>
          </table:table-cell>
          <table:table-cell table:style-name="Table5.A1" office:value-type="string">
            <text:p text:style-name="P1"><text:span text:style-name="T1">Security vulnerabilities, data loss bugs</text:span></text:p>
          </table:table-cell>
        </table:table-row>
        <table:table-row table:style-name="Table5.3">
          <table:table-cell table:style-name="Table5.A1" office:value-type="string">
            <text:p text:style-name="P1"><text:span text:style-name="T1">Major Features</text:span></text:p>
          </table:table-cell>
          <table:table-cell table:style-name="Table5.A1" office:value-type="string">
            <text:p text:style-name="P1"><text:span text:style-name="T1">100,000-500,000 NKMA</text:span></text:p>
          </table:table-cell>
          <table:table-cell table:style-name="Table5.A1" office:value-type="string">
            <text:p text:style-name="P1"><text:span text:style-name="T1">iOS app, Desktop apps, LoRa integration</text:span></text:p>
          </table:table-cell>
        </table:table-row>
        <table:table-row table:style-name="Table5.3">
          <table:table-cell table:style-name="Table5.A1" office:value-type="string">
            <text:p text:style-name="P1"><text:span text:style-name="T1">Medium Features</text:span></text:p>
          </table:table-cell>
          <table:table-cell table:style-name="Table5.A1" office:value-type="string">
            <text:p text:style-name="P1"><text:span text:style-name="T1">25,000-100,000 NKMA</text:span></text:p>
          </table:table-cell>
          <table:table-cell table:style-name="Table5.A1" office:value-type="string">
            <text:p text:style-name="P1"><text:span text:style-name="T1">UI improvements, new message types, optimizations</text:span></text:p>
          </table:table-cell>
        </table:table-row>
        <table:table-row table:style-name="Table5.1">
          <table:table-cell table:style-name="Table5.A1" office:value-type="string">
            <text:p text:style-name="P1"><text:span text:style-name="T1">Minor Features</text:span></text:p>
          </table:table-cell>
          <table:table-cell table:style-name="Table5.A1" office:value-type="string">
            <text:p text:style-name="P1"><text:span text:style-name="T1">5,000-25,000 NKMA</text:span></text:p>
          </table:table-cell>
          <table:table-cell table:style-name="Table5.A1" office:value-type="string">
            <text:p text:style-name="P1"><text:span text:style-name="T1">Bug fixes, documentation, translations</text:span></text:p>
          </table:table-cell>
        </table:table-row>
        <table:table-row table:style-name="Table5.1">
          <table:table-cell table:style-name="Table5.A1" office:value-type="string">
            <text:p text:style-name="P1"><text:span text:style-name="T1">Documentation</text:span></text:p>
          </table:table-cell>
          <table:table-cell table:style-name="Table5.A1" office:value-type="string">
            <text:p text:style-name="P1"><text:span text:style-name="T1">1,000-10,000 NKMA</text:span></text:p>
          </table:table-cell>
          <table:table-cell table:style-name="Table5.A1" office:value-type="string">
            <text:p text:style-name="P1"><text:span text:style-name="T1">Tutorials, guides, API docs</text:span></text:p>
          </table:table-cell>
        </table:table-row>
      </table:table>
      <text:p text:style-name="P1"><text:span text:style-name="T1">How to Claim Bounties:</text:span></text:p>
      <text:list xml:id="list3076354707" text:style-name="WWNum127">
        <text:list-item>
          <text:p text:style-name="P109"><text:span text:style-name="T1">Check open issues on GitHub</text:span></text:p>
        </text:list-item>
        <text:list-item>
          <text:p text:style-name="P251"><text:span text:style-name="T1">Comment claiming the bounty</text:span></text:p>
        </text:list-item>
        <text:list-item>
          <text:p text:style-name="P251"><text:span text:style-name="T1">Submit pull request with solution</text:span></text:p>
        </text:list-item>
        <text:list-item>
          <text:p text:style-name="P251"><text:span text:style-name="T1">Get reviewed and approved</text:span></text:p>
        </text:list-item>
        <text:list-item>
          <text:p text:style-name="P394"><text:span text:style-name="T1">Receive NKMA to your wallet</text:span></text:p>
        </text:list-item>
      </text:list>
      <text:p text:style-name="P1"><text:span text:style-name="T1">Bounty Fund: 1,000,000,000 NKMA (1% of total supply) allocated</text:span></text:p>
      <text:p text:style-name="P1"><draw:rect text:anchor-type="as-char" style:rel-width="100%" draw:z-index="30" draw:style-name="gr1" draw:text-style-name="P437" svg:width="0.0012in" svg:height="0.0213in"><text:p/></draw:rect></text:p>
      <text:p text:style-name="P435"><text:bookmark text:name="_iytv2rgyltub"/><text:span text:style-name="T6">Build Your Own App:</text:span></text:p>
      <text:p text:style-name="P1"><text:soft-page-break/><text:span text:style-name="T1">Fork Our Code, Keep the Revenue:</text:span></text:p>
      <text:p text:style-name="P1"><text:span text:style-name="T1">The 5-15% Developer Fee is built into the smart contract.</text:span></text:p>
      <text:p text:style-name="P1"><text:span text:style-name="T1">Steps:</text:span></text:p>
      <text:list xml:id="list1743614146" text:style-name="WWNum92">
        <text:list-item>
          <text:p text:style-name="P110"><text:span text:style-name="T1">Fork github.com/nakamamesh/android</text:span></text:p>
        </text:list-item>
        <text:list-item>
          <text:p text:style-name="P252"><text:span text:style-name="T1">Customize the UI/UX</text:span></text:p>
        </text:list-item>
        <text:list-item>
          <text:p text:style-name="P252"><text:span text:style-name="T1">Add your wallet address to config</text:span></text:p>
        </text:list-item>
        <text:list-item>
          <text:p text:style-name="P252"><text:span text:style-name="T1">Set your developer fee (5-15%)</text:span></text:p>
        </text:list-item>
        <text:list-item>
          <text:p text:style-name="P252"><text:span text:style-name="T1">Publish to Google Play / App Store</text:span></text:p>
        </text:list-item>
        <text:list-item>
          <text:p text:style-name="P395"><text:span text:style-name="T1">Earn automatically from every paid message</text:span></text:p>
        </text:list-item>
      </text:list>
      <text:p text:style-name="P1"><text:span text:style-name="T1">Example Apps:</text:span></text:p>
      <text:list xml:id="list494007056" text:style-name="WWNum63">
        <text:list-item>
          <text:p text:style-name="P111"><text:span text:style-name="T1">Minimalist design for privacy enthusiasts</text:span></text:p>
        </text:list-item>
        <text:list-item>
          <text:p text:style-name="P253"><text:span text:style-name="T1">Gamified UX for younger users</text:span></text:p>
        </text:list-item>
        <text:list-item>
          <text:p text:style-name="P253"><text:span text:style-name="T1">Enterprise version with admin controls</text:span></text:p>
        </text:list-item>
        <text:list-item>
          <text:p text:style-name="P253"><text:span text:style-name="T1">Localized apps for specific regions</text:span></text:p>
        </text:list-item>
        <text:list-item>
          <text:p text:style-name="P396"><text:span text:style-name="T1">Niche communities (hikers, boaters, etc.)</text:span></text:p>
        </text:list-item>
      </text:list>
      <text:p text:style-name="P1"><text:span text:style-name="T1">Best practices:</text:span></text:p>
      <text:list xml:id="list3693415355" text:style-name="WWNum73">
        <text:list-item>
          <text:p text:style-name="P112"><text:span text:style-name="T1">Maintain open source license</text:span></text:p>
        </text:list-item>
        <text:list-item>
          <text:p text:style-name="P254"><text:span text:style-name="T1">Contribute improvements back</text:span></text:p>
        </text:list-item>
        <text:list-item>
          <text:p text:style-name="P254"><text:span text:style-name="T1">Join developer Telegram group</text:span></text:p>
        </text:list-item>
        <text:list-item>
          <text:p text:style-name="P397"><text:span text:style-name="T1">Test thoroughly before release</text:span></text:p>
        </text:list-item>
      </text:list>
      <text:p text:style-name="P1"><draw:rect text:anchor-type="as-char" style:rel-width="100%" draw:z-index="31" draw:style-name="gr1" draw:text-style-name="P437" svg:width="0.0012in" svg:height="0.0213in"><text:p/></draw:rect></text:p>
      <text:p text:style-name="P435"><text:bookmark text:name="_e1qu94utjjfx"/><text:span text:style-name="T6">API &amp; Integration:</text:span></text:p>
      <text:p text:style-name="P1"><text:span text:style-name="T1">Build on NakamaMesh:</text:span></text:p>
      <text:p text:style-name="P1"><text:span text:style-name="T1">We provide APIs for:</text:span></text:p>
      <text:list xml:id="list1222712299" text:style-name="WWNum139">
        <text:list-item>
          <text:p text:style-name="P113"><text:soft-page-break/><text:span text:style-name="T1">Sending/receiving messages programmatically</text:span></text:p>
        </text:list-item>
        <text:list-item>
          <text:p text:style-name="P255"><text:span text:style-name="T1">Querying relay status</text:span></text:p>
        </text:list-item>
        <text:list-item>
          <text:p text:style-name="P255"><text:span text:style-name="T1">Checking NKMA balances</text:span></text:p>
        </text:list-item>
        <text:list-item>
          <text:p text:style-name="P255"><text:span text:style-name="T1">Custom routing logic</text:span></text:p>
        </text:list-item>
        <text:list-item>
          <text:p text:style-name="P398"><text:span text:style-name="T1">Analytics (privacy-respecting)</text:span></text:p>
        </text:list-item>
      </text:list>
      <text:p text:style-name="P1"><text:span text:style-name="T1">Use Cases:</text:span></text:p>
      <text:list xml:id="list1750662497" text:style-name="WWNum142">
        <text:list-item>
          <text:p text:style-name="P114"><text:span text:style-name="T1">IoT device integration</text:span></text:p>
        </text:list-item>
        <text:list-item>
          <text:p text:style-name="P256"><text:span text:style-name="T1">Emergency alert systems</text:span></text:p>
        </text:list-item>
        <text:list-item>
          <text:p text:style-name="P256"><text:span text:style-name="T1">Automated notifications</text:span></text:p>
        </text:list-item>
        <text:list-item>
          <text:p text:style-name="P256"><text:span text:style-name="T1">Business communication tools</text:span></text:p>
        </text:list-item>
        <text:list-item>
          <text:p text:style-name="P399"><text:span text:style-name="T1">Research and analytics</text:span></text:p>
        </text:list-item>
      </text:list>
      <text:p text:style-name="P1"><text:span text:style-name="T1">Documentation: api.nakamamesh.network</text:span></text:p>
      <text:p text:style-name="P1"><draw:rect text:anchor-type="as-char" style:rel-width="100%" draw:z-index="32" draw:style-name="gr1" draw:text-style-name="P437" svg:width="0.0012in" svg:height="0.0213in"><text:p/></draw:rect></text:p>
      <text:p text:style-name="P435"><text:bookmark text:name="_s8fp2rfbq1ze"/><text:span text:style-name="T6">Community Governance (Future):</text:span></text:p>
      <text:p text:style-name="P1"><text:span text:style-name="T1">Decentralized Decision Making:</text:span></text:p>
      <text:p text:style-name="P1"><text:span text:style-name="T1">Planned for 2026:</text:span></text:p>
      <text:list xml:id="list786249674" text:style-name="WWNum85">
        <text:list-item>
          <text:p text:style-name="P115"><text:span text:style-name="T1">NKMA holders vote on major decisions</text:span></text:p>
        </text:list-item>
        <text:list-item>
          <text:p text:style-name="P257"><text:span text:style-name="T1">Protocol upgrades require community approval</text:span></text:p>
        </text:list-item>
        <text:list-item>
          <text:p text:style-name="P257"><text:span text:style-name="T1">Foundation budget transparent and voted on</text:span></text:p>
        </text:list-item>
        <text:list-item>
          <text:p text:style-name="P400"><text:span text:style-name="T1">Relay operators have special voting weight</text:span></text:p>
        </text:list-item>
      </text:list>
      <text:p text:style-name="P1"><text:span text:style-name="T1">Governance Topics:</text:span></text:p>
      <text:list xml:id="list2502244992" text:style-name="WWNum128">
        <text:list-item>
          <text:p text:style-name="P116"><text:span text:style-name="T1">Tier pricing adjustments</text:span></text:p>
        </text:list-item>
        <text:list-item>
          <text:p text:style-name="P258"><text:span text:style-name="T1">New feature prioritization</text:span></text:p>
        </text:list-item>
        <text:list-item>
          <text:p text:style-name="P258"><text:span text:style-name="T1">Treasury allocation</text:span></text:p>
        </text:list-item>
        <text:list-item>
          <text:p text:style-name="P401"><text:soft-page-break/><text:span text:style-name="T1">Partnership approvals</text:span></text:p>
        </text:list-item>
      </text:list>
      <text:p text:style-name="P1"><text:span text:style-name="T1">Our Philosophy: The network belongs to those who build and operate it.</text:span></text:p>
      <text:p text:style-name="P1"><draw:rect text:anchor-type="as-char" style:rel-width="100%" draw:z-index="33" draw:style-name="gr1" draw:text-style-name="P437" svg:width="0.0012in" svg:height="0.0213in"><text:p/></draw:rect></text:p>
      <text:p text:style-name="P434"><text:bookmark text:name="_kid5j2pxo4wo"/><text:span text:style-name="T3">12. TEAM &amp; VISION</text:span></text:p>
      <text:p text:style-name="P436"><text:bookmark text:name="_n996twzuwuk"/><text:span text:style-name="T4">One Person's Mission, Powered by a Global Community</text:span></text:p>
      <text:p text:style-name="P435"><text:bookmark text:name="_wfwaorfmq8ti"/><text:span text:style-name="T6">Founder:</text:span></text:p>
      <text:p text:style-name="P1"><text:span text:style-name="T1">Inpol Mahayosnand, Jr<text:line-break/> </text:span><text:span text:style-name="T5">Founder &amp; Visionary</text:span></text:p>
      <text:p text:style-name="P1"><text:span text:style-name="T1">Half Filipino, half Thai, born in the United States. Inspired by my mother &amp; driven by a simple principle learned from my late mother:</text:span></text:p>
      <text:p text:style-name="P1"><text:span text:style-name="T5">"We can either do something to make this a better world, or we can do nothing."</text:span></text:p>
      <text:p text:style-name="P1"><text:span text:style-name="T1">Background:</text:span></text:p>
      <text:list xml:id="list2943859156" text:style-name="WWNum31">
        <text:list-item>
          <text:p text:style-name="P117"><text:span text:style-name="T1">Witnessed the devastation of typhoons in the Philippines</text:span></text:p>
        </text:list-item>
        <text:list-item>
          <text:p text:style-name="P259"><text:span text:style-name="T1">Committed to helping people to communicate with one another</text:span></text:p>
        </text:list-item>
        <text:list-item>
          <text:p text:style-name="P402"><text:span text:style-name="T1">Dedicated to building unstoppable communication for humanity</text:span></text:p>
        </text:list-item>
      </text:list>
      <text:p text:style-name="P433"/>
      <text:p text:style-name="P1"><draw:rect text:anchor-type="as-char" style:rel-width="100%" draw:z-index="34" draw:style-name="gr1" draw:text-style-name="P437" svg:width="0.0012in" svg:height="0.0213in"><text:p/></draw:rect></text:p>
      <text:p text:style-name="P435"><text:bookmark text:name="_rdzyayuhdxf2"/><text:span text:style-name="T6">Current Team:</text:span></text:p>
      <text:p text:style-name="P1"><text:span text:style-name="T1">This is a solo project seeking collaborators.</text:span></text:p>
      <text:p text:style-name="P1"><text:span text:style-name="T1">I'm one person with a vision, but I can't do this alone. I need:</text:span></text:p>
      <text:list xml:id="list3280848094" text:style-name="WWNum117">
        <text:list-item>
          <text:p text:style-name="P118"><text:span text:style-name="T1">Developers (Android, iOS, backend)</text:span></text:p>
        </text:list-item>
        <text:list-item>
          <text:p text:style-name="P260"><text:span text:style-name="T1">Hardware engineers (relay design)</text:span></text:p>
        </text:list-item>
        <text:list-item>
          <text:p text:style-name="P260"><text:span text:style-name="T1">Community managers</text:span></text:p>
        </text:list-item>
        <text:list-item>
          <text:p text:style-name="P260"><text:span text:style-name="T1">Marketing specialists</text:span></text:p>
        </text:list-item>
        <text:list-item>
          <text:p text:style-name="P260"><text:span text:style-name="T1">Partnership coordinators</text:span></text:p>
        </text:list-item>
        <text:list-item>
          <text:p text:style-name="P260"><text:span text:style-name="T1">Satellite engineers (future)</text:span></text:p>
        </text:list-item>
        <text:list-item>
          <text:p text:style-name="P260"><text:soft-page-break/><text:span text:style-name="T1">Legal advisors</text:span></text:p>
        </text:list-item>
        <text:list-item>
          <text:p text:style-name="P403"><text:span text:style-name="T1">Financial operations</text:span></text:p>
        </text:list-item>
      </text:list>
      <text:p text:style-name="P1"><text:span text:style-name="T1">If you believe in this mission, join us.</text:span></text:p>
      <text:p text:style-name="P1"><draw:rect text:anchor-type="as-char" style:rel-width="100%" draw:z-index="35" draw:style-name="gr1" draw:text-style-name="P437" svg:width="0.0012in" svg:height="0.0213in"><text:p/></draw:rect></text:p>
      <text:p text:style-name="P435"><text:bookmark text:name="_b3f4fancflow"/><text:span text:style-name="T6">Advisors &amp; Contributors:</text:span></text:p>
      <text:p text:style-name="P1"><text:span text:style-name="T1">Open to Strategic Partnerships:</text:span></text:p>
      <text:p text:style-name="P1"><text:span text:style-name="T1">We're seeking advisors in:</text:span></text:p>
      <text:list xml:id="list3134618353" text:style-name="WWNum38">
        <text:list-item>
          <text:p text:style-name="P119"><text:span text:style-name="T1">DePIN networks</text:span></text:p>
        </text:list-item>
        <text:list-item>
          <text:p text:style-name="P261"><text:span text:style-name="T1">Satellite technology</text:span></text:p>
        </text:list-item>
        <text:list-item>
          <text:p text:style-name="P261"><text:span text:style-name="T1">Mesh networking protocols</text:span></text:p>
        </text:list-item>
        <text:list-item>
          <text:p text:style-name="P261"><text:span text:style-name="T1">Cryptocurrency economics</text:span></text:p>
        </text:list-item>
        <text:list-item>
          <text:p text:style-name="P261"><text:span text:style-name="T1">Disaster relief operations</text:span></text:p>
        </text:list-item>
        <text:list-item>
          <text:p text:style-name="P404"><text:span text:style-name="T1">International development</text:span></text:p>
        </text:list-item>
      </text:list>
      <text:p text:style-name="P1"><text:span text:style-name="T1">Join Our Advisory Board: Provide guidance, get compensated in NKMA, help shape the future.</text:span></text:p>
      <text:p text:style-name="P1"><draw:rect text:anchor-type="as-char" style:rel-width="100%" draw:z-index="36" draw:style-name="gr1" draw:text-style-name="P437" svg:width="0.0012in" svg:height="0.0213in"><text:p/></draw:rect></text:p>
      <text:p text:style-name="P435"><text:bookmark text:name="_pmiotktt4tzn"/><text:span text:style-name="T6">Core Values:</text:span></text:p>
      <text:p text:style-name="P1"><text:span text:style-name="T1">1. People First Technology serves humanity, not the other way around.</text:span></text:p>
      <text:p text:style-name="P1"><text:span text:style-name="T1">2. Transparency Always Open source code &amp; honest communication.</text:span></text:p>
      <text:p text:style-name="P1"><text:span text:style-name="T1">3. Community Owned The network belongs to those who build and operate it.</text:span></text:p>
      <text:p text:style-name="P1"><text:span text:style-name="T1">4. Unstoppable Access Communication is a human right that can never be taken away.</text:span></text:p>
      <text:p text:style-name="P1"><text:span text:style-name="T1">5. Help Others by Helping Yourself Economic incentives aligned with social good.</text:span></text:p>
      <text:p text:style-name="P1"><draw:rect text:anchor-type="as-char" style:rel-width="100%" draw:z-index="37" draw:style-name="gr1" draw:text-style-name="P437" svg:width="0.0012in" svg:height="0.0213in"><text:p/></draw:rect></text:p>
      <text:p text:style-name="P435"><text:bookmark text:name="_75morj58vgv0"/><text:span text:style-name="T6">Long-Term Vision:</text:span></text:p>
      <text:p text:style-name="P1"><text:span text:style-name="T1">By 2034:</text:span></text:p>
      <text:p text:style-name="P1"><text:soft-page-break/><text:span text:style-name="T1">Imagine a world where:</text:span></text:p>
      <text:list xml:id="list639743349" text:style-name="WWNum77">
        <text:list-item>
          <text:p text:style-name="P120"><text:span text:style-name="T1">Natural disasters can't silence communities</text:span></text:p>
        </text:list-item>
        <text:list-item>
          <text:p text:style-name="P262"><text:span text:style-name="T1">Governments can't shut down communication</text:span></text:p>
        </text:list-item>
        <text:list-item>
          <text:p text:style-name="P262"><text:span text:style-name="T1">Corporations can't censor speech</text:span></text:p>
        </text:list-item>
        <text:list-item>
          <text:p text:style-name="P262"><text:span text:style-name="T1">Geography doesn't limit connectivity</text:span></text:p>
        </text:list-item>
        <text:list-item>
          <text:p text:style-name="P405"><text:span text:style-name="T1">Economic barriers don't prevent access</text:span></text:p>
        </text:list-item>
      </text:list>
      <text:p text:style-name="P1"><text:span text:style-name="T1">NakamaMesh makes this real.</text:span></text:p>
      <text:p text:style-name="P1"><text:span text:style-name="T1">We're building infrastructure that will outlive us all. Infrastructure owned by the people, operated by the people, beneficial to all humanity.</text:span></text:p>
      <text:p text:style-name="P1"><text:span text:style-name="T1">This is bigger than one person, one company, or one country.</text:span></text:p>
      <text:p text:style-name="P1"><text:span text:style-name="T1">This is a global movement.</text:span></text:p>
      <text:p text:style-name="P1"><text:span text:style-name="T1">And it starts with you.</text:span></text:p>
      <text:p text:style-name="P1"><draw:rect text:anchor-type="as-char" style:rel-width="100%" draw:z-index="38" draw:style-name="gr1" draw:text-style-name="P437" svg:width="0.0012in" svg:height="0.0213in"><text:p/></draw:rect></text:p>
      <text:p text:style-name="P434"><text:bookmark text:name="_nqwmongs5a65"/><text:span text:style-name="T3">13. CALL TO ACTION: JOIN US</text:span></text:p>
      <text:p text:style-name="P436"><text:bookmark text:name="_5degjlwxebe8"/><text:span text:style-name="T4">We Need You. The World Needs This.</text:span></text:p>
      <text:p text:style-name="P435"><text:bookmark text:name="_rrvgd0n4rhf4"/><text:span text:style-name="T6">For Users:</text:span></text:p>
      <text:p text:style-name="P1"><text:span text:style-name="T1">Download NakamaMesh Today:</text:span></text:p>
      <text:list xml:id="list3768057727" text:style-name="WWNum68">
        <text:list-item>
          <text:p text:style-name="P121"><text:span text:style-name="T1">Android: [Play Store Link / APK Download]</text:span></text:p>
        </text:list-item>
        <text:list-item>
          <text:p text:style-name="P263"><text:span text:style-name="T1">iOS: Coming Q2 2026</text:span></text:p>
        </text:list-item>
        <text:list-item>
          <text:p text:style-name="P406"><text:span text:style-name="T1">Desktop: <text:s/>Q2 2026</text:span></text:p>
        </text:list-item>
      </text:list>
      <text:p text:style-name="P1"><text:span text:style-name="T1">Get Started:</text:span></text:p>
      <text:list xml:id="list3680819911" text:style-name="WWNum34">
        <text:list-item>
          <text:p text:style-name="P122"><text:span text:style-name="T1">Install the app</text:span></text:p>
        </text:list-item>
        <text:list-item>
          <text:p text:style-name="P264"><text:span text:style-name="T1">Create your profile (no personal info required)</text:span></text:p>
        </text:list-item>
        <text:list-item>
          <text:p text:style-name="P264"><text:span text:style-name="T1">Start messaging</text:span></text:p>
        </text:list-item>
        <text:list-item>
          <text:p text:style-name="P407"><text:span text:style-name="T1">Enable relay mode to earn NKMA</text:span></text:p>
        </text:list-item>
      </text:list>
      <text:p text:style-name="P1"><text:soft-page-break/><text:span text:style-name="T1">Join the Community:</text:span></text:p>
      <text:list xml:id="list1651071344" text:style-name="WWNum131">
        <text:list-item>
          <text:p text:style-name="P123"><text:span text:style-name="T1">Telegram: t.me/nakamamesh</text:span></text:p>
        </text:list-item>
        <text:list-item>
          <text:p text:style-name="P265"><text:span text:style-name="T1">Twitter: @nakamamesh</text:span></text:p>
        </text:list-item>
        <text:list-item>
          <text:p text:style-name="P265"><text:span text:style-name="T1">Reddit: r/nakamamesh</text:span></text:p>
        </text:list-item>
        <text:list-item>
          <text:p text:style-name="P408"><text:span text:style-name="T1">GitHub: github.com/nakamamesh</text:span></text:p>
        </text:list-item>
      </text:list>
      <text:p text:style-name="P1"><draw:rect text:anchor-type="as-char" style:rel-width="100%" draw:z-index="39" draw:style-name="gr1" draw:text-style-name="P437" svg:width="0.0012in" svg:height="0.0213in"><text:p/></draw:rect></text:p>
      <text:p text:style-name="P435"><text:bookmark text:name="_ig61b7x7vl6q"/><text:span text:style-name="T6">For Relay Operators:</text:span></text:p>
      <text:p text:style-name="P1"><text:span text:style-name="T1">Turn Your Device Into Income:</text:span></text:p>
      <text:p text:style-name="P1"><text:span text:style-name="T1">Start Small:</text:span></text:p>
      <text:list xml:id="list3517887233" text:style-name="WWNum69">
        <text:list-item>
          <text:p text:style-name="P124"><text:span text:style-name="T1">Use your current phone (free!)</text:span></text:p>
        </text:list-item>
        <text:list-item>
          <text:p text:style-name="P266"><text:span text:style-name="T1">Earn 5,000-50,000 NKMA/month</text:span></text:p>
        </text:list-item>
        <text:list-item>
          <text:p text:style-name="P266"><text:span text:style-name="T1">Help your community</text:span></text:p>
        </text:list-item>
        <text:list-item>
          <text:p text:style-name="P409"><text:span text:style-name="T1">Be an early adopter</text:span></text:p>
        </text:list-item>
      </text:list>
      <text:p text:style-name="P1"><text:span text:style-name="T1">Scale Up:</text:span></text:p>
      <text:list xml:id="list793679108" text:style-name="WWNum82">
        <text:list-item>
          <text:p text:style-name="P125"><text:span text:style-name="T1">Buy/build dedicated relays</text:span></text:p>
        </text:list-item>
        <text:list-item>
          <text:p text:style-name="P267"><text:span text:style-name="T1">Deploy in high-traffic areas</text:span></text:p>
        </text:list-item>
        <text:list-item>
          <text:p text:style-name="P267"><text:span text:style-name="T1">Earn $500-5,000/month</text:span></text:p>
        </text:list-item>
        <text:list-item>
          <text:p text:style-name="P410"><text:span text:style-name="T1">Build a relay business</text:span></text:p>
        </text:list-item>
      </text:list>
      <text:p text:style-name="P1"><text:span text:style-name="T1">Get Support:</text:span></text:p>
      <text:list xml:id="list1782377972" text:style-name="WWNum64">
        <text:list-item>
          <text:p text:style-name="P126"><text:span text:style-name="T1">Relay operator guide: docs.nakamamesh.network/relay</text:span></text:p>
        </text:list-item>
        <text:list-item>
          <text:p text:style-name="P268"><text:span text:style-name="T1">Community forum: forum.nakamamesh.network</text:span></text:p>
        </text:list-item>
        <text:list-item>
          <text:p text:style-name="P411"><text:span text:style-name="T1">Technical support: hello@nakamamesh.network</text:span></text:p>
        </text:list-item>
      </text:list>
      <text:p text:style-name="P1"><draw:rect text:anchor-type="as-char" style:rel-width="100%" draw:z-index="40" draw:style-name="gr1" draw:text-style-name="P437" svg:width="0.0012in" svg:height="0.0213in"><text:p/></draw:rect></text:p>
      <text:p text:style-name="P435"><text:bookmark text:name="_r96llsa7b7ll"/><text:span text:style-name="T6">For Developers:</text:span></text:p>
      <text:p text:style-name="P1"><text:soft-page-break/><text:span text:style-name="T1">Build the Future:</text:span></text:p>
      <text:p text:style-name="P1"><text:span text:style-name="T1">Contribute to Core:</text:span></text:p>
      <text:list xml:id="list3007078381" text:style-name="WWNum71">
        <text:list-item>
          <text:p text:style-name="P127"><text:span text:style-name="T1">Fork on GitHub</text:span></text:p>
        </text:list-item>
        <text:list-item>
          <text:p text:style-name="P269"><text:span text:style-name="T1">Pick a bounty</text:span></text:p>
        </text:list-item>
        <text:list-item>
          <text:p text:style-name="P269"><text:span text:style-name="T1">Submit pull requests</text:span></text:p>
        </text:list-item>
        <text:list-item>
          <text:p text:style-name="P412"><text:span text:style-name="T1">Earn NKMA rewards</text:span></text:p>
        </text:list-item>
      </text:list>
      <text:p text:style-name="P1"><text:span text:style-name="T1">Build Custom Apps:</text:span></text:p>
      <text:list xml:id="list368298188" text:style-name="WWNum49">
        <text:list-item>
          <text:p text:style-name="P128"><text:span text:style-name="T1">Create your own NakamaMesh client</text:span></text:p>
        </text:list-item>
        <text:list-item>
          <text:p text:style-name="P270"><text:span text:style-name="T1">Earn 5-15% of all paid messages</text:span></text:p>
        </text:list-item>
        <text:list-item>
          <text:p text:style-name="P270"><text:span text:style-name="T1">Serve niche communities</text:span></text:p>
        </text:list-item>
        <text:list-item>
          <text:p text:style-name="P413"><text:span text:style-name="T1">Build sustainable income</text:span></text:p>
        </text:list-item>
      </text:list>
      <text:p text:style-name="P1"><text:span text:style-name="T1">Resources:</text:span></text:p>
      <text:list xml:id="list1506647795" text:style-name="WWNum123">
        <text:list-item>
          <text:p text:style-name="P129"><text:span text:style-name="T1">Developer docs: docs.nakamamesh.network</text:span></text:p>
        </text:list-item>
        <text:list-item>
          <text:p text:style-name="P271"><text:span text:style-name="T1">API reference: api.nakamamesh.network</text:span></text:p>
        </text:list-item>
        <text:list-item>
          <text:p text:style-name="P414"><text:span text:style-name="T1">Dev Telegram: t.me/nakamamesh_dev</text:span></text:p>
        </text:list-item>
      </text:list>
      <text:p text:style-name="P1"><draw:rect text:anchor-type="as-char" style:rel-width="100%" draw:z-index="41" draw:style-name="gr1" draw:text-style-name="P437" svg:width="0.0012in" svg:height="0.0213in"><text:p/></draw:rect></text:p>
      <text:p text:style-name="P435"><text:bookmark text:name="_mq7k8x52xao1"/><text:span text:style-name="T6">For Businesses:</text:span></text:p>
      <text:p text:style-name="P1"><text:span text:style-name="T1">Deploy Relays, Earn Revenue:</text:span></text:p>
      <text:p text:style-name="P1"><text:span text:style-name="T1">Partnership Inquiries: hello@nakamamesh.network</text:span></text:p>
      <text:p text:style-name="P1"><text:span text:style-name="T1">We're Seeking:</text:span></text:p>
      <text:list xml:id="list1281900942" text:style-name="WWNum129">
        <text:list-item>
          <text:p text:style-name="P130"><text:span text:style-name="T1">Retail chains (McDonald's, Starbucks, etc.)</text:span></text:p>
        </text:list-item>
        <text:list-item>
          <text:p text:style-name="P272"><text:span text:style-name="T1">Gas station networks</text:span></text:p>
        </text:list-item>
        <text:list-item>
          <text:p text:style-name="P272"><text:span text:style-name="T1">Real estate companies</text:span></text:p>
        </text:list-item>
        <text:list-item>
          <text:p text:style-name="P272"><text:span text:style-name="T1">Telecommunications providers</text:span></text:p>
        </text:list-item>
        <text:list-item>
          <text:p text:style-name="P415"><text:soft-page-break/><text:span text:style-name="T1">Corporate campuses</text:span></text:p>
        </text:list-item>
      </text:list>
      <text:p text:style-name="P1"><text:span text:style-name="T1">We Provide:</text:span></text:p>
      <text:list xml:id="list1288902753" text:style-name="WWNum121">
        <text:list-item>
          <text:p text:style-name="P131"><text:span text:style-name="T1">Free relay hardware (for qualified partners)</text:span></text:p>
        </text:list-item>
        <text:list-item>
          <text:p text:style-name="P273"><text:span text:style-name="T1">Technical installation support</text:span></text:p>
        </text:list-item>
        <text:list-item>
          <text:p text:style-name="P273"><text:span text:style-name="T1">Marketing materials</text:span></text:p>
        </text:list-item>
        <text:list-item>
          <text:p text:style-name="P273"><text:span text:style-name="T1">Revenue sharing models</text:span></text:p>
        </text:list-item>
        <text:list-item>
          <text:p text:style-name="P416"><text:span text:style-name="T1">Co-branding opportunities</text:span></text:p>
        </text:list-item>
      </text:list>
      <text:p text:style-name="P1"><draw:rect text:anchor-type="as-char" style:rel-width="100%" draw:z-index="42" draw:style-name="gr1" draw:text-style-name="P437" svg:width="0.0012in" svg:height="0.0213in"><text:p/></draw:rect></text:p>
      <text:p text:style-name="P435"><text:bookmark text:name="_lovz5ox61pqh"/><text:span text:style-name="T6">For NGOs &amp; Humanitarian Organizations:</text:span></text:p>
      <text:p text:style-name="P1"><text:span text:style-name="T1">Get Free Relays for Your Mission:</text:span></text:p>
      <text:p text:style-name="P1"><text:span text:style-name="T1">Apply for Grants: hello@nakamamesh.network</text:span></text:p>
      <text:p text:style-name="P1"><text:span text:style-name="T1">Eligible Organizations:</text:span></text:p>
      <text:list xml:id="list1888156655" text:style-name="WWNum52">
        <text:list-item>
          <text:p text:style-name="P132"><text:span text:style-name="T1">Disaster relief</text:span></text:p>
        </text:list-item>
        <text:list-item>
          <text:p text:style-name="P274"><text:span text:style-name="T1">Refugee services</text:span></text:p>
        </text:list-item>
        <text:list-item>
          <text:p text:style-name="P274"><text:span text:style-name="T1">Remote healthcare</text:span></text:p>
        </text:list-item>
        <text:list-item>
          <text:p text:style-name="P274"><text:span text:style-name="T1">Emergency response</text:span></text:p>
        </text:list-item>
        <text:list-item>
          <text:p text:style-name="P417"><text:span text:style-name="T1">Conflict zone journalism</text:span></text:p>
        </text:list-item>
      </text:list>
      <text:p text:style-name="P1"><text:span text:style-name="T1">We Provide:</text:span></text:p>
      <text:list xml:id="list1149809043" text:style-name="WWNum104">
        <text:list-item>
          <text:p text:style-name="P133"><text:span text:style-name="T1">Free relay hardware</text:span></text:p>
        </text:list-item>
        <text:list-item>
          <text:p text:style-name="P275"><text:span text:style-name="T1">Technical training</text:span></text:p>
        </text:list-item>
        <text:list-item>
          <text:p text:style-name="P275"><text:span text:style-name="T1">Ongoing support</text:span></text:p>
        </text:list-item>
        <text:list-item>
          <text:p text:style-name="P418"><text:span text:style-name="T1">Priority feature development</text:span></text:p>
        </text:list-item>
      </text:list>
      <text:p text:style-name="P1"><draw:rect text:anchor-type="as-char" style:rel-width="100%" draw:z-index="43" draw:style-name="gr1" draw:text-style-name="P437" svg:width="0.0012in" svg:height="0.0213in"><text:p/></draw:rect></text:p>
      <text:p text:style-name="P435"><text:bookmark text:name="_gjjnh0vhv9g5"/><text:span text:style-name="T6">For Governments:</text:span></text:p>
      <text:p text:style-name="P1"><text:soft-page-break/><text:span text:style-name="T1">Partner for Disaster Resilience:</text:span></text:p>
      <text:p text:style-name="P1"><text:span text:style-name="T1">Official Inquiries: hello@nakamamesh.network</text:span></text:p>
      <text:p text:style-name="P1"><text:span text:style-name="T1">We Offer:</text:span></text:p>
      <text:list xml:id="list2276080448" text:style-name="WWNum125">
        <text:list-item>
          <text:p text:style-name="P134"><text:span text:style-name="T1">Pilot programs in high-risk areas</text:span></text:p>
        </text:list-item>
        <text:list-item>
          <text:p text:style-name="P276"><text:span text:style-name="T1">Zero cost to taxpayers</text:span></text:p>
        </text:list-item>
        <text:list-item>
          <text:p text:style-name="P276"><text:span text:style-name="T1">Disaster preparedness infrastructure</text:span></text:p>
        </text:list-item>
        <text:list-item>
          <text:p text:style-name="P276"><text:span text:style-name="T1">Economic opportunity for citizens</text:span></text:p>
        </text:list-item>
        <text:list-item>
          <text:p text:style-name="P419"><text:span text:style-name="T1">Backup communication for emergency services</text:span></text:p>
        </text:list-item>
      </text:list>
      <text:p text:style-name="P1"><text:span text:style-name="T1">Schedule a Briefing: Learn how NakamaMesh can strengthen your jurisdiction's resilience.</text:span></text:p>
      <text:p text:style-name="P1"><draw:rect text:anchor-type="as-char" style:rel-width="100%" draw:z-index="44" draw:style-name="gr1" draw:text-style-name="P437" svg:width="0.0012in" svg:height="0.0213in"><text:p/></draw:rect></text:p>
      <text:p text:style-name="P435"><text:bookmark text:name="_fte3it3scbzo"/><text:span text:style-name="T6">For Investors:</text:span></text:p>
      <text:p text:style-name="P1"><text:span text:style-name="T1">Support the Mission, Share the Growth:</text:span></text:p>
      <text:p text:style-name="P1"><text:span text:style-name="T1">We're Not Doing an ICO.<text:line-break/> We're Not Seeking VC Funding.</text:span></text:p>
      <text:p text:style-name="P1"><text:span text:style-name="T1">We are seeking aligned partnerships.</text:span></text:p>
      <text:p text:style-name="P3"/>
      <text:p text:style-name="P1"><text:span text:style-name="T1">Instead:</text:span></text:p>
      <text:list xml:id="list2628669829" text:style-name="WWNum35">
        <text:list-item>
          <text:p text:style-name="P135"><text:span text:style-name="T1">Buy NKMA on open market (supports price)</text:span></text:p>
        </text:list-item>
        <text:list-item>
          <text:p text:style-name="P277"><text:span text:style-name="T1">Deploy relays at scale (infrastructure investment)</text:span></text:p>
        </text:list-item>
        <text:list-item>
          <text:p text:style-name="P277"><text:span text:style-name="T1">Build on the platform (app ecosystem)</text:span></text:p>
        </text:list-item>
        <text:list-item>
          <text:p text:style-name="P420"><text:span text:style-name="T1">Partner strategically (business development)</text:span></text:p>
        </text:list-item>
      </text:list>
      <text:p text:style-name="P1"><text:span text:style-name="T1">Why This Approach:</text:span></text:p>
      <text:list xml:id="list2201209014" text:style-name="WWNum41">
        <text:list-item>
          <text:p text:style-name="P136"><text:span text:style-name="T1">Community ownership, not VC control</text:span></text:p>
        </text:list-item>
        <text:list-item>
          <text:p text:style-name="P278"><text:span text:style-name="T1">Aligned incentives (we all want network growth)</text:span></text:p>
        </text:list-item>
        <text:list-item>
          <text:p text:style-name="P278"><text:span text:style-name="T1">Fair distribution (anyone can participate)</text:span></text:p>
        </text:list-item>
        <text:list-item>
          <text:p text:style-name="P421"><text:soft-page-break/><text:span text:style-name="T1">Sustainable economics (self-funding model)</text:span></text:p>
        </text:list-item>
      </text:list>
      <text:p text:style-name="P1"><text:span text:style-name="T1">For Strategic Partnerships: hello@nakamamesh.network</text:span></text:p>
      <text:p text:style-name="P1"><draw:rect text:anchor-type="as-char" style:rel-width="100%" draw:z-index="45" draw:style-name="gr1" draw:text-style-name="P437" svg:width="0.0012in" svg:height="0.0213in"><text:p/></draw:rect></text:p>
      <text:p text:style-name="P435"><text:bookmark text:name="_knzkozkiid9b"/><text:span text:style-name="T6">For Satellite Companies:</text:span></text:p>
      <text:p text:style-name="P1"><text:span text:style-name="T1">Partnership Opportunities:</text:span></text:p>
      <text:p text:style-name="P1"><text:span text:style-name="T1">We're exploring partnerships with:</text:span></text:p>
      <text:list xml:id="list4214511417" text:style-name="WWNum9">
        <text:list-item>
          <text:p text:style-name="P137"><text:span text:style-name="T1">Existing LEO satellite providers</text:span></text:p>
        </text:list-item>
        <text:list-item>
          <text:p text:style-name="P279"><text:span text:style-name="T1">Launch service providers</text:span></text:p>
        </text:list-item>
        <text:list-item>
          <text:p text:style-name="P279"><text:span text:style-name="T1">Ground station operators</text:span></text:p>
        </text:list-item>
        <text:list-item>
          <text:p text:style-name="P422"><text:span text:style-name="T1">Antenna manufacturers</text:span></text:p>
        </text:list-item>
      </text:list>
      <text:p text:style-name="P1"><text:span text:style-name="T1">Revenue Sharing Models Available</text:span></text:p>
      <text:p text:style-name="P1"><text:span text:style-name="T1">Contact: hello@nakamamesh.network</text:span></text:p>
      <text:p text:style-name="P1"><draw:rect text:anchor-type="as-char" style:rel-width="100%" draw:z-index="46" draw:style-name="gr1" draw:text-style-name="P437" svg:width="0.0012in" svg:height="0.0213in"><text:p/></draw:rect></text:p>
      <text:p text:style-name="P436"><text:bookmark text:name="_z9n3a3gyjtde"/><text:span text:style-name="T4">The Choice Is Yours</text:span></text:p>
      <text:p text:style-name="P1"><text:span text:style-name="T1">My mother taught me we have two choices:</text:span></text:p>
      <text:p text:style-name="P1"><text:span text:style-name="T1">Do something, or do nothing.</text:span></text:p>
      <text:p text:style-name="P1"><text:span text:style-name="T1">I chose to do something.</text:span></text:p>
      <text:p text:style-name="P1"><text:span text:style-name="T1">Now it's your turn.</text:span></text:p>
      <text:p text:style-name="P1"><text:span text:style-name="T1">Download the app. Run a relay. Write code. Spread the word.</text:span></text:p>
      <text:p text:style-name="P1"><text:span text:style-name="T1">Every person who joins makes the network stronger. Every relay deployed brings us closer to unstoppable global communication. Every message sent proves that censorship and centralization can't win.</text:span></text:p>
      <text:p text:style-name="P1"><text:span text:style-name="T1">Together, we're building infrastructure that will serve humanity for generations.</text:span></text:p>
      <text:p text:style-name="P1"><text:span text:style-name="T1">Infrastructure that works during disasters.<text:line-break/> Infrastructure that can't be shut down.<text:line-break/> Infrastructure owned by the people.</text:span></text:p>
      <text:p text:style-name="P1"><text:span text:style-name="T1">This is NakamaMesh.</text:span></text:p>
      <text:p text:style-name="P1"><text:span text:style-name="T1">This is the future of communication.</text:span></text:p>
      <text:p text:style-name="P1"><text:soft-page-break/><text:span text:style-name="T1">This starts now.</text:span></text:p>
      <text:p text:style-name="P1"><text:span text:style-name="T1">This starts with you.</text:span></text:p>
      <text:p text:style-name="P1"><draw:rect text:anchor-type="as-char" style:rel-width="100%" draw:z-index="47" draw:style-name="gr1" draw:text-style-name="P437" svg:width="0.0012in" svg:height="0.0213in"><text:p/></draw:rect></text:p>
      <text:p text:style-name="P436"><text:bookmark text:name="_us6s14vzzi1g"/><text:span text:style-name="T4">Download NakamaMesh</text:span></text:p>
      <text:p text:style-name="P1"><text:span text:style-name="T1">Android: [Link]<text:line-break/> GitHub: github.com/nakamamesh<text:line-break/> Website: nakamamesh.network<text:line-break/> Email: hello@nakamamesh.network</text:span></text:p>
      <text:p text:style-name="P1"><text:span text:style-name="T1">Join the movement. Change the world.</text:span></text:p>
      <text:p text:style-name="P1"><draw:rect text:anchor-type="as-char" style:rel-width="100%" draw:z-index="48" draw:style-name="gr1" draw:text-style-name="P437" svg:width="0.0012in" svg:height="0.0213in"><text:p/></draw:rect></text:p>
      <text:p text:style-name="P1"><text:span text:style-name="T5">In memory of Zita my mother, who taught me that one person can make a difference.</text:span></text:p>
      <text:p text:style-name="P1"><text:span text:style-name="T5">For the billions who deserve to communicate freely.</text:span></text:p>
      <text:p text:style-name="P1"><text:span text:style-name="T5">For the future we're building together.</text:span></text:p>
      <text:p text:style-name="P1"><text:span text:style-name="T1">— Inpol Mahayosnand, Jr</text:span></text:p>
      <text:p text:style-name="P1"><text:span text:style-name="T1">NakamaMesh Founder, December 2025</text:span></text:p>
      <text:p text:style-name="P1"><draw:rect text:anchor-type="as-char" style:rel-width="100%" draw:z-index="49" draw:style-name="gr1" draw:text-style-name="P437" svg:width="0.0012in" svg:height="0.0213in"><text:p/></draw:rect></text:p>
      <text:p text:style-name="P1"><text:span text:style-name="T1">END OF WHITEPAPER</text:span></text:p>
      <text:p text:style-name="P1"><draw:rect text:anchor-type="as-char" style:rel-width="100%" draw:z-index="50" draw:style-name="gr1" draw:text-style-name="P437" svg:width="0.0012in" svg:height="0.0213in"><text:p/></draw:rect></text:p>
      <text:p text:style-name="P436"><text:bookmark text:name="_m2kk47vxh7g7"/><text:span text:style-name="T4">Technical Appendices</text:span></text:p>
      <text:p text:style-name="P435"><text:bookmark text:name="_cs09kobpad2"/><text:span text:style-name="T6">Appendix A: Smart Contract Address</text:span></text:p>
      <text:p text:style-name="P1"><text:span text:style-name="T2">NKMA Token: [BSC Mainnet Address]<text:line-break/> Verified on BSCScan: [Link]</text:span></text:p>
      <text:p text:style-name="P435"><text:bookmark text:name="_wyb9w9m7s67c"/><text:span text:style-name="T6">Appendix B: Relay Hardware Specifications</text:span></text:p>
      <text:p text:style-name="P1"><text:span text:style-name="T1">Coming Q2 2026</text:span></text:p>
      <text:p text:style-name="P435"><text:bookmark text:name="_dapamc36m9z7"/><text:span text:style-name="T6">Appendix C: Security Audit</text:span></text:p>
      <text:p text:style-name="P1"><text:span text:style-name="T1">Planned Q2 2026</text:span></text:p>
      <text:p text:style-name="P435"><text:bookmark text:name="_keupxunpomec"/><text:span text:style-name="T6">Appendix D: Legal Disclaimer</text:span></text:p>
      <text:p text:style-name="P1"><text:span text:style-name="T1">IMPORTANT NOTICE - PLEASE READ CAREFULLY</text:span></text:p>
      <text:p text:style-name="P1"><text:soft-page-break/><text:span text:style-name="T1">This whitepaper is for informational purposes only and does not constitute an offer or solicitation to sell shares, securities, or any financial instruments in any jurisdiction. The information contained herein may not be exhaustive and does not imply any elements of a contractual relationship.</text:span></text:p>
      <text:p text:style-name="P1"><text:span text:style-name="T1">NOT FINANCIAL ADVICE</text:span></text:p>
      <text:p text:style-name="P1"><text:span text:style-name="T1">The contents of this whitepaper are not financial, investment, trading, or any other sort of advice. NakamaMesh, its founder, contributors, and affiliates do not recommend that any cryptocurrency should be bought, sold, or held by you. Conduct your own due diligence and consult your financial advisor before making any investment decisions.</text:span></text:p>
      <text:p text:style-name="P1"><text:span text:style-name="T1">NOT A SECURITIES OFFERING</text:span></text:p>
      <text:p text:style-name="P1"><text:span text:style-name="T1">NKMA tokens are utility tokens designed to facilitate the operation of the NakamaMesh network. They are not:</text:span></text:p>
      <text:list xml:id="list2404244106" text:style-name="WWNum14">
        <text:list-item>
          <text:p text:style-name="P138"><text:span text:style-name="T1">Securities or investment contracts</text:span></text:p>
        </text:list-item>
        <text:list-item>
          <text:p text:style-name="P280"><text:span text:style-name="T1">Equity or ownership in any entity</text:span></text:p>
        </text:list-item>
        <text:list-item>
          <text:p text:style-name="P280"><text:span text:style-name="T1">Debt instruments or loans</text:span></text:p>
        </text:list-item>
        <text:list-item>
          <text:p text:style-name="P280"><text:span text:style-name="T1">Promises of profit or returns</text:span></text:p>
        </text:list-item>
        <text:list-item>
          <text:p text:style-name="P423"><text:span text:style-name="T1">Subject to securities regulations in any jurisdiction</text:span></text:p>
        </text:list-item>
      </text:list>
      <text:p text:style-name="P1"><text:span text:style-name="T1">NKMA tokens provide utility within the NakamaMesh ecosystem (messaging priority and relay rewards) and should not be purchased for speculative investment purposes.</text:span></text:p>
      <text:p text:style-name="P1"><text:span text:style-name="T1">NO GUARANTEES</text:span></text:p>
      <text:p text:style-name="P1"><text:span text:style-name="T1">This whitepaper contains forward-looking statements based on current expectations and projections about future events. These statements involve risks and uncertainties that could cause actual results to differ materially from those expressed or implied.</text:span></text:p>
      <text:p text:style-name="P1"><text:span text:style-name="T1">NakamaMesh makes NO guarantees regarding:</text:span></text:p>
      <text:list xml:id="list1746493325" text:style-name="WWNum32">
        <text:list-item>
          <text:p text:style-name="P139"><text:span text:style-name="T1">Future token value or price appreciation</text:span></text:p>
        </text:list-item>
        <text:list-item>
          <text:p text:style-name="P281"><text:span text:style-name="T1">Network adoption or user growth</text:span></text:p>
        </text:list-item>
        <text:list-item>
          <text:p text:style-name="P281"><text:span text:style-name="T1">Technical roadmap completion or timelines</text:span></text:p>
        </text:list-item>
        <text:list-item>
          <text:p text:style-name="P281"><text:span text:style-name="T1">Relay operator earnings or profitability</text:span></text:p>
        </text:list-item>
        <text:list-item>
          <text:p text:style-name="P281"><text:span text:style-name="T1">Satellite deployment or global coverage</text:span></text:p>
        </text:list-item>
        <text:list-item>
          <text:p text:style-name="P424"><text:span text:style-name="T1">Continued operation or availability of services</text:span></text:p>
        </text:list-item>
      </text:list>
      <text:p text:style-name="P1"><text:span text:style-name="T1">REGULATORY UNCERTAINTY</text:span></text:p>
      <text:p text:style-name="P1"><text:span text:style-name="T1">The regulatory status of cryptographic tokens, digital assets, and blockchain technology is unclear or unsettled in many jurisdictions. It is your responsibility to ensure that your purchase, use, and operation of NKMA tokens complies with all applicable laws and regulations in your jurisdiction.</text:span></text:p>
      <text:p text:style-name="P1"><text:span text:style-name="T1">NakamaMesh cannot and does not guarantee that:</text:span></text:p>
      <text:list xml:id="list310952667" text:style-name="WWNum17">
        <text:list-item>
          <text:p text:style-name="P140"><text:span text:style-name="T1">NKMA tokens are legal in your jurisdiction</text:span></text:p>
        </text:list-item>
        <text:list-item>
          <text:p text:style-name="P282"><text:soft-page-break/><text:span text:style-name="T1">Operating relay nodes complies with local regulations</text:span></text:p>
        </text:list-item>
        <text:list-item>
          <text:p text:style-name="P282"><text:span text:style-name="T1">The network will not be subject to regulatory action</text:span></text:p>
        </text:list-item>
        <text:list-item>
          <text:p text:style-name="P425"><text:span text:style-name="T1">Tax treatment of NKMA tokens in any jurisdiction</text:span></text:p>
        </text:list-item>
      </text:list>
      <text:p text:style-name="P1"><text:span text:style-name="T1">You are solely responsible for determining what, if any, taxes apply to your NKMA transactions and operations.</text:span></text:p>
      <text:p text:style-name="P1"><text:span text:style-name="T1">TECHNICAL RISKS</text:span></text:p>
      <text:p text:style-name="P1"><text:span text:style-name="T1">Blockchain technology and cryptographic systems involve inherent risks including but not limited to:</text:span></text:p>
      <text:list xml:id="list2116941633" text:style-name="WWNum136">
        <text:list-item>
          <text:p text:style-name="P141"><text:span text:style-name="T1">Smart contract vulnerabilities or bugs</text:span></text:p>
        </text:list-item>
        <text:list-item>
          <text:p text:style-name="P283"><text:span text:style-name="T1">Blockchain network failures or attacks</text:span></text:p>
        </text:list-item>
        <text:list-item>
          <text:p text:style-name="P283"><text:span text:style-name="T1">Loss of private keys resulting in permanent loss of tokens</text:span></text:p>
        </text:list-item>
        <text:list-item>
          <text:p text:style-name="P283"><text:span text:style-name="T1">Wallet software errors or hacks</text:span></text:p>
        </text:list-item>
        <text:list-item>
          <text:p text:style-name="P283"><text:span text:style-name="T1">Market volatility and liquidity risks</text:span></text:p>
        </text:list-item>
        <text:list-item>
          <text:p text:style-name="P283"><text:span text:style-name="T1">Technology becoming obsolete</text:span></text:p>
        </text:list-item>
        <text:list-item>
          <text:p text:style-name="P283"><text:span text:style-name="T1">Competition from other networks</text:span></text:p>
        </text:list-item>
        <text:list-item>
          <text:p text:style-name="P426"><text:span text:style-name="T1">Failure to achieve technical milestones</text:span></text:p>
        </text:list-item>
      </text:list>
      <text:p text:style-name="P1"><text:span text:style-name="T1">NO LIABILITY</text:span></text:p>
      <text:p text:style-name="P1"><text:span text:style-name="T1">To the maximum extent permitted by applicable law, NakamaMesh, its founder, developers, contributors, and affiliates shall not be liable for any:</text:span></text:p>
      <text:list xml:id="list2479571419" text:style-name="WWNum83">
        <text:list-item>
          <text:p text:style-name="P142"><text:span text:style-name="T1">Direct, indirect, special, incidental, or consequential damages</text:span></text:p>
        </text:list-item>
        <text:list-item>
          <text:p text:style-name="P284"><text:span text:style-name="T1">Loss of profits, revenue, data, or use</text:span></text:p>
        </text:list-item>
        <text:list-item>
          <text:p text:style-name="P284"><text:span text:style-name="T1">Damages arising from use or inability to use the network</text:span></text:p>
        </text:list-item>
        <text:list-item>
          <text:p text:style-name="P284"><text:span text:style-name="T1">Unauthorized access to or alteration of your transmissions or data</text:span></text:p>
        </text:list-item>
        <text:list-item>
          <text:p text:style-name="P427"><text:span text:style-name="T1">Statements or conduct of any third party on the network</text:span></text:p>
        </text:list-item>
      </text:list>
      <text:p text:style-name="P1"><text:span text:style-name="T1">USE AT YOUR OWN RISK</text:span></text:p>
      <text:p text:style-name="P1"><text:span text:style-name="T1">By using NakamaMesh and/or purchasing NKMA tokens, you acknowledge and agree that:</text:span></text:p>
      <text:list xml:id="list1327206136" text:style-name="WWNum99">
        <text:list-item>
          <text:p text:style-name="P143"><text:span text:style-name="T1">You are participating entirely at your own risk</text:span></text:p>
        </text:list-item>
        <text:list-item>
          <text:p text:style-name="P285"><text:soft-page-break/><text:span text:style-name="T1">You have conducted your own research and due diligence</text:span></text:p>
        </text:list-item>
        <text:list-item>
          <text:p text:style-name="P285"><text:span text:style-name="T1">You understand the risks involved with cryptocurrency</text:span></text:p>
        </text:list-item>
        <text:list-item>
          <text:p text:style-name="P285"><text:span text:style-name="T1">You will not hold NakamaMesh liable for any losses</text:span></text:p>
        </text:list-item>
        <text:list-item>
          <text:p text:style-name="P428"><text:span text:style-name="T1">You are solely responsible for your own actions</text:span></text:p>
        </text:list-item>
      </text:list>
      <text:p text:style-name="P1"><text:span text:style-name="T1">NO REPRESENTATIONS OR WARRANTIES</text:span></text:p>
      <text:p text:style-name="P1"><text:span text:style-name="T1">The information in this whitepaper is provided "as is" without any representations or warranties, express or implied. NakamaMesh makes no representations or warranties regarding:</text:span></text:p>
      <text:list xml:id="list1354693911" text:style-name="WWNum51">
        <text:list-item>
          <text:p text:style-name="P144"><text:span text:style-name="T1">Accuracy or completeness of information</text:span></text:p>
        </text:list-item>
        <text:list-item>
          <text:p text:style-name="P286"><text:span text:style-name="T1">Fitness for a particular purpose</text:span></text:p>
        </text:list-item>
        <text:list-item>
          <text:p text:style-name="P286"><text:span text:style-name="T1">Non-infringement of intellectual property rights</text:span></text:p>
        </text:list-item>
        <text:list-item>
          <text:p text:style-name="P286"><text:span text:style-name="T1">Absence of errors, bugs, or viruses</text:span></text:p>
        </text:list-item>
        <text:list-item>
          <text:p text:style-name="P429"><text:span text:style-name="T1">Uninterrupted or error-free operation</text:span></text:p>
        </text:list-item>
      </text:list>
      <text:p text:style-name="P1"><text:span text:style-name="T1">JURISDICTIONAL RESTRICTIONS</text:span></text:p>
      <text:p text:style-name="P1"><text:span text:style-name="T1">This whitepaper and NKMA tokens may not be available or appropriate for use in all jurisdictions. NakamaMesh does not make any representation that the information contained in this whitepaper is appropriate or available for use in any particular jurisdiction.</text:span></text:p>
      <text:p text:style-name="P1"><text:span text:style-name="T1">NKMA tokens are NOT offered to:</text:span></text:p>
      <text:list xml:id="list3022138717" text:style-name="WWNum98">
        <text:list-item>
          <text:p text:style-name="P145"><text:span text:style-name="T1">Residents of jurisdictions where cryptocurrency is prohibited</text:span></text:p>
        </text:list-item>
        <text:list-item>
          <text:p text:style-name="P287"><text:span text:style-name="T1">U.S. persons (as defined by applicable securities laws) for investment purposes</text:span></text:p>
        </text:list-item>
        <text:list-item>
          <text:p text:style-name="P287"><text:span text:style-name="T1">Persons subject to economic sanctions</text:span></text:p>
        </text:list-item>
        <text:list-item>
          <text:p text:style-name="P430"><text:span text:style-name="T1">Minors under 18 years of age</text:span></text:p>
        </text:list-item>
      </text:list>
      <text:p text:style-name="P1"><text:span text:style-name="T1">If you access this whitepaper or use NKMA tokens from jurisdictions where such access or use is prohibited, you do so at your own risk and are responsible for compliance with local laws.</text:span></text:p>
      <text:p text:style-name="P1"><text:span text:style-name="T1">FORWARD-LOOKING STATEMENTS</text:span></text:p>
      <text:p text:style-name="P1"><text:span text:style-name="T1">This whitepaper contains forward-looking statements including those regarding:</text:span></text:p>
      <text:list xml:id="list3131567920" text:style-name="WWNum27">
        <text:list-item>
          <text:p text:style-name="P146"><text:span text:style-name="T1">Future development plans and timelines</text:span></text:p>
        </text:list-item>
        <text:list-item>
          <text:p text:style-name="P288"><text:span text:style-name="T1">Expected network growth and adoption</text:span></text:p>
        </text:list-item>
        <text:list-item>
          <text:p text:style-name="P288"><text:span text:style-name="T1">Satellite deployment and global coverage</text:span></text:p>
        </text:list-item>
        <text:list-item>
          <text:p text:style-name="P288"><text:soft-page-break/><text:span text:style-name="T1">Token utility and use cases</text:span></text:p>
        </text:list-item>
        <text:list-item>
          <text:p text:style-name="P431"><text:span text:style-name="T1">Economic models and projections</text:span></text:p>
        </text:list-item>
      </text:list>
      <text:p text:style-name="P1"><text:span text:style-name="T1">These statements are subject to various risks and uncertainties. Actual results may differ materially from those expressed or implied. NakamaMesh undertakes no obligation to update forward-looking statements.</text:span></text:p>
      <text:p text:style-name="P1"><text:span text:style-name="T1">INTELLECTUAL PROPERTY</text:span></text:p>
      <text:p text:style-name="P1"><text:span text:style-name="T1">All content in this whitepaper, including but not limited to text, graphics, logos, and images, is the property of NakamaMesh or its licensors and is protected by intellectual property laws. The NakamaMesh software is open source under the MIT License.</text:span></text:p>
      <text:p text:style-name="P1"><text:span text:style-name="T1">CHANGES TO THIS WHITEPAPER</text:span></text:p>
      <text:p text:style-name="P1"><text:span text:style-name="T1">NakamaMesh reserves the right to update, amend, or modify this whitepaper at any time without prior notice. It is your responsibility to review this whitepaper periodically for changes. The latest version will always be available at nakamamesh.network.</text:span></text:p>
      <text:p text:style-name="P1"><text:span text:style-name="T1">TRANSLATIONS</text:span></text:p>
      <text:p text:style-name="P1"><text:span text:style-name="T1">This whitepaper may be translated into languages other than English. In the event of any conflict or ambiguity between the English version and any translation, the English version shall prevail.</text:span></text:p>
      <text:p text:style-name="P1"><text:span text:style-name="T1">INDEPENDENT VERIFICATION</text:span></text:p>
      <text:p text:style-name="P1"><text:span text:style-name="T1">You are strongly encouraged to:</text:span></text:p>
      <text:list xml:id="list2228841558" text:style-name="WWNum6">
        <text:list-item>
          <text:p text:style-name="P147"><text:span text:style-name="T1">Conduct your own research and due diligence</text:span></text:p>
        </text:list-item>
        <text:list-item>
          <text:p text:style-name="P289"><text:span text:style-name="T1">Consult with legal, tax, and financial professionals</text:span></text:p>
        </text:list-item>
        <text:list-item>
          <text:p text:style-name="P289"><text:span text:style-name="T1">Verify all information independently</text:span></text:p>
        </text:list-item>
        <text:list-item>
          <text:p text:style-name="P289"><text:span text:style-name="T1">Review the smart contract code on BSCScan</text:span></text:p>
        </text:list-item>
        <text:list-item>
          <text:p text:style-name="P289"><text:span text:style-name="T1">Examine the open source codebase on GitHub</text:span></text:p>
        </text:list-item>
        <text:list-item>
          <text:p text:style-name="P432"><text:span text:style-name="T1">Understand the technology and risks before participating</text:span></text:p>
        </text:list-item>
      </text:list>
      <text:p text:style-name="P1"><text:span text:style-name="T1">ACKNOWLEDGMENT</text:span></text:p>
      <text:p text:style-name="P1"><text:span text:style-name="T1">By accessing this whitepaper, using the NakamaMesh network, or purchasing NKMA tokens, you acknowledge that you have read, understood, and agreed to this disclaimer in its entirety.</text:span></text:p>
      <text:p text:style-name="P1"><text:span text:style-name="T1">CONTACT FOR LEGAL INQUIRIES</text:span></text:p>
      <text:p text:style-name="P1"><text:span text:style-name="T1">For questions regarding this disclaimer or legal matters:<text:line-break/> hello@nakamamesh.network</text:span></text:p>
      <text:p text:style-name="P1"><draw:rect text:anchor-type="as-char" style:rel-width="100%" draw:z-index="51" draw:style-name="gr1" draw:text-style-name="P437" svg:width="0.0012in" svg:height="0.0213in"><text:p/></draw:rect></text:p>
      <text:p text:style-name="P1"><text:span text:style-name="T1">Last Updated: December 27, 2025<text:line-break/> Version: 1.0</text:span></text:p>
      <text:p text:style-name="P1"><draw:rect text:anchor-type="as-char" style:rel-width="100%" draw:z-index="52" draw:style-name="gr1" draw:text-style-name="P437" svg:width="0.0012in" svg:height="0.0213in"><text:p/></draw:rect></text:p>
      <text:p text:style-name="P1"><text:soft-page-break/><text:span text:style-name="T1">NOTE: This disclaimer does not constitute legal advice. This document has been prepared for informational purposes only. Consult with qualified legal professionals regarding your specific situation and applicable laws in your jurisdiction.</text:span></text:p>
      <text:p text:style-name="P3"/>
      <text:p text:style-name="P435"><text:bookmark text:name="_2shfh1e8onfh"/><text:span text:style-name="T6">Appendix E: Contact Information</text:span></text:p>
      <text:p text:style-name="P1"><text:span text:style-name="T1">General: hello@nakamamesh.network<text:line-break/> Technical: hello@nakamamesh.network<text:line-break/> Partnerships: hello@nakamamesh.network<text:line-break/> Press: hello@nakamamesh.network</text:span></text:p>
      <text:p text:style-name="P1"><draw:rect text:anchor-type="as-char" style:rel-width="100%" draw:z-index="53" draw:style-name="gr1" draw:text-style-name="P437" svg:width="0.0012in" svg:height="0.0213in"><text:p/></draw:rect></text:p>
      <text:p text:style-name="P1"><text:span text:style-name="T1">NakamaMesh Network © 2025<text:line-break/> Open Source. Community Owned. Built for Humanity.</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fo:font-weight="bold"/>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fo:font-weight="bold"/>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fo:font-weight="bold"/>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fo:font-weight="bold"/>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fo:font-weight="bold"/>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fo:font-weight="bold"/>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fo:font-weight="bold"/>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fo:font-weight="bold"/>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fo:font-weight="bold"/>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fo:font-weight="bold"/>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fo:font-weight="bold"/>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fo:font-weight="bold"/>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fo:font-weight="bold"/>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fo:font-weight="bold"/>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fo:font-weight="bold"/>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fo:font-weight="bold"/>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fo:font-weight="bold"/>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fo:font-weight="bold"/>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fo:font-weight="bold"/>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fo:font-weight="bold"/>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fo:font-weight="bold"/>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fo:font-weight="bold"/>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fo:font-weight="bold"/>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fo:font-weight="bold"/>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fo:font-weight="bold"/>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fo:font-weight="bold"/>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fo:font-weight="bold"/>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fo:font-weight="bold"/>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fo:font-weight="bold"/>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fo:font-weight="bold"/>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fo:font-weight="bold"/>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fo:font-weight="bold"/>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fo:font-weight="bold"/>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fo:font-weight="bold"/>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fo:font-weight="bold"/>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fo:font-weight="bold"/>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fo:font-weight="bold"/>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fo:font-weight="bold"/>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fo:font-weight="bold"/>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fo:font-weight="bold"/>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fo:font-weight="bold"/>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fo:font-weight="bold"/>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fo:font-weight="bold"/>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fo:font-weight="bold"/>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fo:font-weight="bold"/>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fo:font-weight="bold"/>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fo:font-weight="bold"/>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fo:font-weight="bold"/>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fo:font-weight="bold"/>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fo:font-weight="bold"/>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fo:font-weight="bold"/>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fo:font-weight="bold"/>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fo:font-weight="bold"/>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fo:font-weight="bold"/>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fo:font-weight="bold"/>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fo:font-weight="bold"/>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fo:font-weight="bold"/>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fo:font-weight="bold"/>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fo:font-weight="bold"/>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fo:font-weight="bold"/>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fo:font-weight="bold"/>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fo:font-weight="bold"/>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fo:font-weight="bold"/>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fo:font-weight="bold"/>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fo:font-weight="bold"/>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fo:font-weight="bold"/>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fo:font-weight="bold"/>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fo:font-weight="bold"/>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fo:font-weight="bold"/>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fo:font-weight="bold"/>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fo:font-weight="bold"/>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fo:font-weight="bold"/>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fo:font-weight="bold"/>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fo:font-weight="bold"/>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fo:font-weight="bold"/>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fo:font-weight="bold"/>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fo:font-weight="bold"/>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fo:font-weight="bold"/>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fo:font-weight="bold"/>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fo:font-weight="bold"/>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fo:font-weight="bold"/>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fo:font-weight="bold"/>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fo:font-weight="bold"/>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fo:font-weight="bold"/>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fo:font-weight="bold"/>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fo:font-weight="bold"/>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fo:font-weight="bold"/>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fo:font-weight="bold"/>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fo:font-weight="bold"/>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fo:font-weight="bold"/>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fo:font-weight="bold"/>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fo:font-weight="bold"/>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fo:font-weight="bold"/>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fo:font-weight="bold"/>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fo:font-weight="bold"/>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fo:font-weight="bold"/>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fo:font-weight="bold"/>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fo:font-weight="bold"/>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fo:font-weight="bold"/>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fo:font-weight="bold"/>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fo:font-weight="bold"/>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fo:font-weight="bold"/>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fo:font-weight="bold"/>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fo:font-weight="bold"/>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fo:font-weight="bold"/>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fo:font-weight="bold"/>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fo:font-weight="bold"/>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fo:font-weight="bold"/>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fo:font-weight="bold"/>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fo:font-weight="bold"/>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fo:font-weight="bold"/>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fo:font-weight="bold"/>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fo:font-weight="bold"/>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fo:font-weight="bold"/>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2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7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8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8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8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8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71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1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1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1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1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1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1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text:style-name="ListLabel_20_77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7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7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7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8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8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8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text:style-name="ListLabel_20_82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2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2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2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2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2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2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2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number text:level="1" text:style-name="ListLabel_20_90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0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0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0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0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0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0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0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number text:level="1" text:style-name="ListLabel_20_10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number text:level="1" text:style-name="ListLabel_20_11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3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4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49" meta:paragraph-count="1230" meta:word-count="6505" meta:character-count="42020" meta:non-whitespace-character-count="37324"/>
    <meta:generator>LibreOfficeDev/6.0.5.2$Linux_X86_64 LibreOffice_project/</meta:generator>
  </office:meta>
</office:document-meta>
</file>